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/>
    <style:font-face style:name="Helv1" svg:font-family="Helv"/>
    <style:font-face style:name="PMingLiu" svg:font-family="PMingLiu"/>
    <style:font-face style:name="新細明體" svg:font-family="新細明體"/>
    <style:font-face style:name="標楷體1" svg:font-family="標楷體"/>
    <style:font-face style:name="Book Antiqua1" svg:font-family="'Book Antiqua'" style:font-family-generic="roman"/>
    <style:font-face style:name="標楷體" svg:font-family="標楷體" style:font-family-generic="script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126.21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41.01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30.69mm"/>
    </style:style>
    <style:style style:name="co8" style:family="table-column">
      <style:table-column-properties fo:break-before="auto" style:column-width="48.42mm"/>
    </style:style>
    <style:style style:name="co9" style:family="table-column">
      <style:table-column-properties fo:break-before="auto" style:column-width="18.7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16.67mm" fo:break-before="auto" style:use-optimal-row-height="true"/>
    </style:style>
    <style:style style:name="ro9" style:family="table-row">
      <style:table-row-properties style:row-height="11.25mm" fo:break-before="auto" style:use-optimal-row-height="false"/>
    </style:style>
    <style:style style:name="ro10" style:family="table-row">
      <style:table-row-properties style:row-height="5.96mm" fo:break-before="auto" style:use-optimal-row-height="false"/>
    </style:style>
    <style:style style:name="ro11" style:family="table-row">
      <style:table-row-properties style:row-height="5.77mm" fo:break-before="auto" style:use-optimal-row-height="false"/>
    </style:style>
    <style:style style:name="ro12" style:family="table-row">
      <style:table-row-properties style:row-height="5.7mm" fo:break-before="auto" style:use-optimal-row-height="false"/>
    </style:style>
    <style:style style:name="ro13" style:family="table-row">
      <style:table-row-properties style:row-height="11.85mm" fo:break-before="auto" style:use-optimal-row-height="false"/>
    </style:style>
    <style:style style:name="ro14" style:family="table-row">
      <style:table-row-properties style:row-height="22.23mm" fo:break-before="auto" style:use-optimal-row-height="true"/>
    </style:style>
    <style:style style:name="ro15" style:family="table-row">
      <style:table-row-properties style:row-height="9.2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101年度考核報表-空白表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8pt" fo:font-weight="bold" style:font-name-asian="標楷體1" style:font-size-asian="18pt" style:font-weight-asian="bold" style:font-name-complex="標楷體1" style:font-size-complex="18pt" style:font-weight-complex="bold"/>
    </style:style>
    <style:style style:name="ce2" style:family="table-cell" style:parent-style-name="一般_5f_101年度考核報表-空白表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標楷體" fo:font-size="14pt" style:font-name-asian="標楷體1" style:font-size-asian="14pt" style:font-name-complex="標楷體1" style:font-size-complex="14pt"/>
    </style:style>
    <style:style style:name="ce3" style:family="table-cell" style:parent-style-name="一般_5f_102年度考核報表-空白表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4" style:family="table-cell" style:parent-style-name="一般_5f_101年度考核報表-空白表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標楷體" fo:font-size="11pt" style:font-name-asian="標楷體1" style:font-size-asian="11pt" style:font-name-complex="標楷體1" style:font-size-complex="11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標楷體" fo:font-size="11pt" style:font-name-asian="標楷體1" style:font-size-asian="11pt" style:font-name-complex="標楷體1" style:font-size-complex="11pt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標楷體" fo:font-size="11pt" style:font-name-asian="標楷體1" style:font-size-asian="11pt" style:font-name-complex="標楷體1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標楷體" fo:font-size="11pt" style:font-name-asian="標楷體1" style:font-size-asian="11pt" style:font-name-complex="標楷體1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標楷體" fo:font-size="11pt" style:font-name-asian="標楷體1" style:font-size-asian="11pt" style:font-name-complex="標楷體1" style:font-size-complex="11p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標楷體" fo:font-size="11pt" style:font-name-asian="標楷體1" style:font-size-asian="11pt" style:font-name-complex="標楷體1" style:font-size-complex="11pt"/>
    </style:style>
    <style:style style:name="ce11" style:family="table-cell" style:parent-style-name="一般_5f_1040306農路工程第1批補助明細表-1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標楷體" fo:font-size="11pt" style:font-name-asian="標楷體1" style:font-size-asian="11pt" style:font-name-complex="標楷體1" style:font-size-complex="11pt"/>
    </style:style>
    <style:style style:name="ce12" style:family="table-cell" style:parent-style-name="一般_5f_1040306農路工程第1批補助明細表-1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標楷體" fo:font-size="11pt" style:font-name-asian="標楷體1" style:font-size-asian="11pt" style:font-name-complex="標楷體1" style:font-size-complex="11pt"/>
    </style:style>
    <style:style style:name="ce13" style:family="table-cell" style:parent-style-name="一般_5f_101年度考核報表-空白表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標楷體" fo:font-size="11pt" style:font-name-asian="標楷體1" style:font-size-asian="11pt" style:font-name-complex="標楷體1" style:font-size-complex="11pt"/>
    </style:style>
    <style:style style:name="ce14" style:family="table-cell" style:parent-style-name="一般_5f_101年度考核報表-空白表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mm"/>
      <style:text-properties style:font-name="標楷體" style:font-name-asian="標楷體1" style:font-name-complex="標楷體1"/>
    </style:style>
    <style:style style:name="ce15" style:family="table-cell" style:parent-style-name="一般_5f_101年度考核報表-空白表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標楷體" fo:font-size="16pt" style:font-name-asian="標楷體1" style:font-size-asian="16pt" style:font-name-complex="標楷體1" style:font-size-complex="16pt"/>
    </style:style>
    <style:style style:name="ce16" style:family="table-cell" style:parent-style-name="一般_5f_102年度考核報表-空白表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17" style:family="table-cell" style:parent-style-name="千分位_20_5" style:data-style-name="N145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標楷體" fo:font-size="11pt" style:font-name-asian="標楷體1" style:font-size-asian="11pt" style:font-name-complex="標楷體1" style:font-size-complex="11pt"/>
    </style:style>
    <style:style style:name="ce18" style:family="table-cell" style:parent-style-name="一般_5f_101年度考核報表-空白表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標楷體" fo:font-size="11pt" style:font-name-asian="標楷體1" style:font-size-asian="11pt" style:font-name-complex="標楷體1" style:font-size-complex="11pt"/>
    </style:style>
    <style:style style:name="ce19" style:family="table-cell" style:parent-style-name="一般_5f_101年度考核報表-空白表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標楷體" style:font-name-asian="標楷體1" style:font-name-complex="標楷體1"/>
    </style:style>
    <style:style style:name="ce20" style:family="table-cell" style:parent-style-name="一般_5f_102年度考核報表-空白表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21" style:family="table-cell" style:parent-style-name="千分位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標楷體" fo:font-size="11pt" style:font-name-asian="標楷體1" style:font-size-asian="11pt" style:font-name-complex="標楷體1" style:font-size-complex="11pt"/>
    </style:style>
    <style:style style:name="ce22" style:family="table-cell" style:parent-style-name="一般_5f_101年度考核報表-空白表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fo:font-size="11pt" style:font-name-asian="標楷體1" style:font-size-asian="11pt" style:font-name-complex="標楷體1" style:font-size-complex="11pt"/>
    </style:style>
    <style:style style:name="ce23" style:family="table-cell" style:parent-style-name="千分位_20_5" style:data-style-name="N145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標楷體" fo:font-size="11pt" style:font-name-asian="標楷體1" style:font-size-asian="11pt" style:font-name-complex="標楷體1" style:font-size-complex="11pt"/>
    </style:style>
    <style:style style:name="ce24" style:family="table-cell" style:parent-style-name="一般_5f_101年度考核報表-空白表" style:data-style-name="N0">
      <style:table-cell-properties style:cell-protect="protected" style:print-content="true" fo:background-color="transparent" fo:wrap-option="wrap" style:vertical-align="middle"/>
      <style:text-properties style:font-name="標楷體" style:font-name-asian="標楷體1" style:font-name-complex="標楷體1"/>
    </style:style>
    <style:style style:name="ce25" style:family="table-cell" style:parent-style-name="一般_5f_101年度考核報表-空白表" style:data-style-name="N0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style:font-name="標楷體" style:font-name-asian="標楷體1" style:font-name-complex="標楷體1"/>
    </style:style>
    <style:style style:name="ce26" style:family="table-cell" style:parent-style-name="千分位" style:data-style-name="N14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Book Antiqua" fo:font-size="11pt" style:font-name-asian="Book Antiqua" style:font-size-asian="11pt" style:font-name-complex="Book Antiqua" style:font-size-complex="11pt"/>
    </style:style>
    <style:style style:name="ce27" style:family="table-cell" style:parent-style-name="千分位_20_5" style:data-style-name="N147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Book Antiqua" fo:font-size="11pt" style:font-name-asian="Book Antiqua" style:font-size-asian="11pt" style:font-name-complex="Book Antiqua" style:font-size-complex="11pt"/>
    </style:style>
    <style:style style:name="ce28" style:family="table-cell" style:parent-style-name="Default" style:data-style-name="N148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style:font-name="Book Antiqua" fo:font-size="11pt" style:font-name-asian="Book Antiqua" style:font-size-asian="11pt" style:font-name-complex="Book Antiqua" style:font-size-complex="11pt"/>
    </style:style>
    <style:style style:name="ce29" style:family="table-cell" style:parent-style-name="Default" style:data-style-name="N146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Book Antiqua" fo:font-size="11pt" style:font-name-asian="Book Antiqua" style:font-size-asian="11pt" style:font-name-complex="Book Antiqua" style:font-size-complex="11pt"/>
    </style:style>
    <style:style style:name="ce30" style:family="table-cell" style:parent-style-name="Default" style:data-style-name="N147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Book Antiqua" fo:font-size="11pt" style:font-name-asian="Book Antiqua" style:font-size-asian="11pt" style:font-name-complex="Book Antiqua" style:font-size-complex="11pt"/>
    </style:style>
    <style:style style:name="ce31" style:family="table-cell" style:parent-style-name="千分位" style:data-style-name="N145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fo:color="#000000" style:font-name="Book Antiqua" fo:font-size="11pt" style:font-name-asian="Book Antiqua" style:font-size-asian="11pt" style:font-name-complex="Book Antiqua" style:font-size-complex="11pt"/>
    </style:style>
    <style:style style:name="ce32" style:family="table-cell" style:parent-style-name="Default" style:data-style-name="N148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color="#000000" style:font-name="Book Antiqua" fo:font-size="11pt" style:font-name-asian="Book Antiqua" style:font-size-asian="11pt" style:font-name-complex="Book Antiqua" style:font-size-complex="11pt"/>
    </style:style>
    <style:style style:name="ce33" style:family="table-cell" style:parent-style-name="一般_5f_1040306農路工程第1批補助明細表-1" style:data-style-name="N146">
      <style:table-cell-properties style:cell-protect="protected" style:print-content="true"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style:font-name="Book Antiqua" fo:font-size="11pt" style:font-name-asian="Book Antiqua" style:font-size-asian="11pt" style:font-name-complex="Book Antiqua" style:font-size-complex="11pt"/>
    </style:style>
    <style:style style:name="ce34" style:family="table-cell" style:parent-style-name="一般_5f__24__24__24__24_97_7e_98" style:data-style-name="N148">
      <style:table-cell-properties style:cell-protect="protected" style:print-content="true"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style:font-name="Book Antiqua1" fo:font-size="11pt" style:font-name-asian="Book Antiqua" style:font-size-asian="11pt" style:font-name-complex="Book Antiqua" style:font-size-complex="11pt"/>
    </style:style>
    <style:style style:name="ce35" style:family="table-cell" style:parent-style-name="一般_5f_101年度考核報表-空白表" style:data-style-name="N148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Book Antiqua" fo:font-size="11pt" style:font-name-asian="Book Antiqua" style:font-size-asian="11pt" style:font-name-complex="Book Antiqua" style:font-size-complex="11pt"/>
    </style:style>
    <style:style style:name="ce36" style:family="table-cell" style:parent-style-name="一般_5f_102年度考核報表-空白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標楷體" style:font-name-asian="標楷體1" style:font-name-complex="標楷體1"/>
    </style:style>
    <style:style style:name="ce37" style:family="table-cell" style:parent-style-name="千分位_20_5" style:data-style-name="N145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Book Antiqua" fo:font-size="11pt" style:font-name-asian="Book Antiqua" style:font-size-asian="11pt" style:font-name-complex="Book Antiqua" style:font-size-complex="11pt"/>
    </style:style>
    <style:style style:name="ce38" style:family="table-cell" style:parent-style-name="千分位" style:data-style-name="N147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fo:color="#000000" style:font-name="Book Antiqua" fo:font-size="11pt" style:font-name-asian="Book Antiqua" style:font-size-asian="11pt" style:font-name-complex="Book Antiqua" style:font-size-complex="11pt"/>
    </style:style>
    <style:style style:name="ce39" style:family="table-cell" style:parent-style-name="一般_5f_102年度考核報表-空白表" style:data-style-name="N10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標楷體" style:font-name-asian="標楷體1" style:font-name-complex="標楷體1"/>
    </style:style>
    <style:style style:name="ce40" style:family="table-cell" style:parent-style-name="一般_5f_101年度考核報表-空白表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標楷體" style:font-name-asian="標楷體1" style:font-name-complex="標楷體1"/>
    </style:style>
    <style:style style:name="ce41" style:family="table-cell" style:parent-style-name="一般_5f_101年度考核報表-空白表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fo:font-size="11pt" style:font-name-asian="標楷體1" style:font-size-asian="11pt" style:font-name-complex="標楷體1" style:font-size-complex="11pt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fo:font-size="11pt" style:font-name-asian="標楷體1" style:font-size-asian="11pt" style:font-name-complex="標楷體1" style:font-size-complex="11pt"/>
    </style:style>
    <style:style style:name="ce43" style:family="table-cell" style:parent-style-name="一般_5f_101年度考核報表-空白表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標楷體" fo:font-size="14pt" style:font-name-asian="標楷體1" style:font-size-asian="14pt" style:font-name-complex="標楷體1" style:font-size-complex="14pt"/>
    </style:style>
    <style:style style:name="ce44" style:family="table-cell" style:parent-style-name="一般_5f_101年度考核報表-空白表" style:data-style-name="N0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start" fo:margin-left="0mm"/>
      <style:text-properties style:font-name="標楷體" style:font-name-asian="標楷體1" style:font-name-complex="標楷體1"/>
    </style:style>
  </office:automatic-styles>
  <office:body>
    <office:spreadsheet table:structure-protected="true" table:protection-key="2v/maIBPgg5ddjCbJeK0z8lY0ow=" table:protection-key-digest-algorithm="http://www.w3.org/2000/09/xmldsig#sha1">
      <table:calculation-settings table:case-sensitive="false" table:automatic-find-labels="false" table:use-regular-expressions="false" table:use-wildcards="true"/>
      <table:table table:name="議員4" table:style-name="ta1" table:protected="true" table:protection-key="2v/maIBPgg5ddjCbJeK0z8lY0ow=" table:protection-key-digest-algorithm="http://www.w3.org/2000/09/xmldsig#sha1">
        <loext:table-protection/>
        <table:table-column table:style-name="co1" table:default-cell-style-name="ce4"/>
        <table:table-column table:style-name="co2" table:default-cell-style-name="ce14"/>
        <table:table-column table:style-name="co3" table:default-cell-style-name="ce19"/>
        <table:table-column table:style-name="co4" table:number-columns-repeated="2" table:default-cell-style-name="ce25"/>
        <table:table-column table:style-name="co5" table:default-cell-style-name="ce4"/>
        <table:table-column table:style-name="co6" table:default-cell-style-name="ce40"/>
        <table:table-column table:style-name="co7" table:default-cell-style-name="ce19"/>
        <table:table-column table:style-name="co8" table:default-cell-style-name="ce14"/>
        <table:table-column table:style-name="co9" table:number-columns-repeated="1015" table:default-cell-style-name="ce24"/>
        <table:table-row table:style-name="ro1">
          <table:table-cell table:style-name="ce1" office:value-type="string" calcext:value-type="string" table:number-columns-spanned="9" table:number-rows-spanned="1">
            <text:p>臺南市政府105年度對所提地方建設建議事項處理明細表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至105年12月止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>
            <text:p>表4</text:p>
          </table:table-cell>
          <table:table-cell table:style-name="ce15" office:value-type="string" calcext:value-type="string" table:number-columns-spanned="7" table:number-rows-spanned="1">
            <text:p><text:s text:c="8"/>(本表為半年報)</text:p>
          </table:table-cell>
          <table:covered-table-cell table:number-columns-repeated="6"/>
          <table:table-cell table:style-name="ce43" office:value-type="string" calcext:value-type="string">
            <text:p>單位：千元</text:p>
          </table:table-cell>
          <table:table-cell table:style-name="ce44"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議員</text:p>
            <text:p>姓名</text:p>
          </table:table-cell>
          <table:table-cell table:style-name="ce16" office:value-type="string" calcext:value-type="string" table:number-columns-spanned="1" table:number-rows-spanned="2">
            <text:p>建議項目及內容</text:p>
          </table:table-cell>
          <table:table-cell table:style-name="ce20" office:value-type="string" calcext:value-type="string" table:number-columns-spanned="1" table:number-rows-spanned="2">
            <text:p>建議</text:p>
            <text:p>地點</text:p>
          </table:table-cell>
          <table:table-cell table:style-name="ce16" office:value-type="string" calcext:value-type="string" table:number-columns-spanned="1" table:number-rows-spanned="2">
            <text:p>建議</text:p>
            <text:p>金額</text:p>
          </table:table-cell>
          <table:table-cell table:style-name="ce16" office:value-type="string" calcext:value-type="string" table:number-columns-spanned="5" table:number-rows-spanned="1">
            <text:p>核 <text:s text:c="5"/>定 <text:s text:c="5"/>情 <text:s text:c="5"/>形</text:p>
          </table:table-cell>
          <table:covered-table-cell table:number-columns-repeated="4"/>
          <table:table-cell table:style-name="ce40" table:number-columns-repeated="1015"/>
        </table:table-row>
        <table:table-row table:style-name="ro4">
          <table:covered-table-cell table:number-columns-repeated="4"/>
          <table:table-cell table:style-name="ce36" office:value-type="string" calcext:value-type="string">
            <text:p>核定</text:p>
            <text:p>金額</text:p>
          </table:table-cell>
          <table:table-cell table:style-name="ce39" office:value-type="string" calcext:value-type="string">
            <text:p>經費支用科目</text:p>
          </table:table-cell>
          <table:table-cell table:style-name="ce36" office:value-type="string" calcext:value-type="string">
            <text:p>主辦</text:p>
            <text:p>機關</text:p>
          </table:table-cell>
          <table:table-cell table:style-name="ce39" office:value-type="string" calcext:value-type="string">
            <text:p>招標方式</text:p>
          </table:table-cell>
          <table:table-cell table:style-name="ce36" office:value-type="string" calcext:value-type="string">
            <text:p>得標廠商</text:p>
          </table:table-cell>
          <table:table-cell table:style-name="ce40" table:number-columns-repeated="1015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7" office:value-type="string" office:string-value="北門區鯤江里社區道路改善工程" calcext:value-type="string">
            <text:p><text:s/>北門區鯤江里社區道路改善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26" office:value-type="float" office:value="600" calcext:value-type="float">
            <text:p><text:s/>6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將軍區南20線口寮至玉山道路改善工程" calcext:value-type="string">
            <text:p><text:s/>將軍區南20線口寮至玉山道路改善工程 </text:p>
          </table:table-cell>
          <table:table-cell table:style-name="ce21" office:value-type="string" calcext:value-type="string">
            <text:p>將軍區</text:p>
          </table:table-cell>
          <table:table-cell table:number-columns-repeated="2" table:style-name="ce26" office:value-type="float" office:value="780" calcext:value-type="float">
            <text:p><text:s/>78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金定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新市區大社里985及986號宅旁巷道路面改善工程" calcext:value-type="string">
            <text:p><text:s/>新市區大社里985及986號宅旁巷道路面改善工程 </text:p>
          </table:table-cell>
          <table:table-cell table:style-name="ce21" office:value-type="string" calcext:value-type="string">
            <text:p>新市區</text:p>
          </table:table-cell>
          <table:table-cell table:number-columns-repeated="2" table:style-name="ce26" office:value-type="float" office:value="175" calcext:value-type="float">
            <text:p><text:s/>17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新營區鹽水排水明達橋上游應急工程" calcext:value-type="string">
            <text:p><text:s/>新營區鹽水排水明達橋上游應急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5000" calcext:value-type="float">
            <text:p><text:s/>50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翰樺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7" office:value-type="string" office:string-value="學甲區頂山寮北側部落排水改善工程" calcext:value-type="string">
            <text:p><text:s/>學甲區頂山寮北側部落排水改善工程 </text:p>
          </table:table-cell>
          <table:table-cell table:style-name="ce21" office:value-type="string" calcext:value-type="string">
            <text:p>學甲區</text:p>
          </table:table-cell>
          <table:table-cell table:number-columns-repeated="2" table:style-name="ce26" office:value-type="float" office:value="1500" calcext:value-type="float">
            <text:p><text:s/>15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佳霖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7" office:value-type="string" office:string-value="溪北里活動中心3樓圖書室整修" calcext:value-type="string">
            <text:p><text:s/>溪北里活動中心3樓圖書室整修 </text:p>
          </table:table-cell>
          <table:table-cell table:style-name="ce21" office:value-type="string" calcext:value-type="string">
            <text:p>安南區</text:p>
          </table:table-cell>
          <table:table-cell table:number-columns-repeated="2" table:style-name="ce26" office:value-type="float" office:value="175" calcext:value-type="float">
            <text:p><text:s/>175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共同供應契約</text:p>
            <text:p>逕洽廠商</text:p>
          </table:table-cell>
          <table:table-cell table:style-name="ce6" office:value-type="string" calcext:value-type="string">
            <text:p>巨遠股份有限公司</text:p>
            <text:p>廣澤實業社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西港區堀仔頭社區道路改善工程(近堀仔頭69-16號)" calcext:value-type="string">
            <text:p><text:s/>西港區堀仔頭社區道路改善工程(近堀仔頭69-16號) </text:p>
          </table:table-cell>
          <table:table-cell table:style-name="ce21" office:value-type="string" calcext:value-type="string">
            <text:p>西港區</text:p>
          </table:table-cell>
          <table:table-cell table:style-name="ce26" office:value-type="float" office:value="420" calcext:value-type="float">
            <text:p><text:s/>420 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賴惠員</text:p>
          </table:table-cell>
          <table:table-cell table:style-name="ce17" office:value-type="string" office:string-value="新營區公正街70巷（三德段527、540地號）道路路面及側溝改善工程" calcext:value-type="string">
            <text:p><text:s/>新營區公正街70巷（三德段527、540地號）道路路面及側溝改善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620" calcext:value-type="float">
            <text:p><text:s/>62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冠位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7" office:value-type="string" office:string-value="建南里活動中心更換日光燈設備工程" calcext:value-type="string">
            <text:p><text:s/>建南里活動中心更換日光燈設備工程 </text:p>
          </table:table-cell>
          <table:table-cell table:style-name="ce21" office:value-type="string" calcext:value-type="string">
            <text:p>南區</text:p>
          </table:table-cell>
          <table:table-cell table:number-columns-repeated="2" table:style-name="ce26" office:value-type="float" office:value="47" calcext:value-type="float">
            <text:p><text:s/>47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新穎達水電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7" office:value-type="string" office:string-value="二溪里二溪社區活動中心修繕" calcext:value-type="string">
            <text:p><text:s/>二溪里二溪社區活動中心修繕 </text:p>
          </table:table-cell>
          <table:table-cell table:style-name="ce21" office:value-type="string" calcext:value-type="string">
            <text:p>大內區</text:p>
          </table:table-cell>
          <table:table-cell table:style-name="ce26" office:value-type="float" office:value="1639" calcext:value-type="float">
            <text:p><text:s/>1639 </text:p>
          </table:table-cell>
          <table:table-cell table:style-name="ce26" office:value-type="float" office:value="1600" calcext:value-type="float">
            <text:p><text:s/>16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  <text:p>辦理中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永康區中山東路道路改善工程" calcext:value-type="string">
            <text:p><text:s/>永康區中山東路道路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462" calcext:value-type="float">
            <text:p><text:s/>462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7" office:value-type="string" office:string-value="實踐里綠美化工程" calcext:value-type="string">
            <text:p><text:s/>實踐里綠美化工程 </text:p>
          </table:table-cell>
          <table:table-cell table:style-name="ce21" office:value-type="string" calcext:value-type="string">
            <text:p>北區</text:p>
          </table:table-cell>
          <table:table-cell table:style-name="ce26" office:value-type="float" office:value="95" calcext:value-type="float">
            <text:p><text:s/>95 </text:p>
          </table:table-cell>
          <table:table-cell table:style-name="ce26" office:value-type="float" office:value="70" calcext:value-type="float">
            <text:p><text:s/>7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耕青園藝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永樂里活動中心前廣場綠美化工程" calcext:value-type="string">
            <text:p><text:s/>永樂里活動中心前廣場綠美化工程 </text:p>
          </table:table-cell>
          <table:table-cell table:style-name="ce21" office:value-type="string" calcext:value-type="string">
            <text:p>西港區</text:p>
          </table:table-cell>
          <table:table-cell table:style-name="ce26" office:value-type="float" office:value="630" calcext:value-type="float">
            <text:p><text:s/>630 </text:p>
          </table:table-cell>
          <table:table-cell table:style-name="ce26" office:value-type="float" office:value="610" calcext:value-type="float">
            <text:p><text:s/>61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頂佳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劉正昌</text:p>
          </table:table-cell>
          <table:table-cell table:style-name="ce17" office:value-type="string" office:string-value="七股區十份里13號水路西側漁產道路改善工程" calcext:value-type="string">
            <text:p><text:s/>七股區十份里13號水路西側漁產道路改善工程 </text:p>
          </table:table-cell>
          <table:table-cell table:style-name="ce21" office:value-type="string" calcext:value-type="string">
            <text:p>七股區</text:p>
          </table:table-cell>
          <table:table-cell table:style-name="ce27" office:value-type="float" office:value="494" calcext:value-type="float">
            <text:p>494 </text:p>
          </table:table-cell>
          <table:table-cell table:style-name="ce27" office:value-type="float" office:value="400" calcext:value-type="float">
            <text:p>400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陸發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東山區嶺南里五叢檨(3)農路改善工程" calcext:value-type="string">
            <text:p><text:s/>東山區嶺南里五叢檨(3)農路改善工程 </text:p>
          </table:table-cell>
          <table:table-cell table:style-name="ce21" office:value-type="string" calcext:value-type="string">
            <text:p>東山區</text:p>
          </table:table-cell>
          <table:table-cell table:style-name="ce28" office:value-type="float" office:value="1011.6" calcext:value-type="float">
            <text:p>1,012</text:p>
          </table:table-cell>
          <table:table-cell table:style-name="ce37" office:value-type="float" office:value="945" calcext:value-type="float">
            <text:p><text:s/>94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7" office:value-type="string" calcext:value-type="string">
            <text:p>賴惠員</text:p>
          </table:table-cell>
          <table:table-cell table:style-name="ce17" office:value-type="string" office:string-value="東山區青山里水湖道路改善工程" calcext:value-type="string">
            <text:p><text:s/>東山區青山里水湖道路改善工程 </text:p>
          </table:table-cell>
          <table:table-cell table:style-name="ce21" office:value-type="string" calcext:value-type="string">
            <text:p>東山區</text:p>
          </table:table-cell>
          <table:table-cell table:style-name="ce29" office:value-type="float" office:value="827.5" calcext:value-type="float">
            <text:p>828 </text:p>
          </table:table-cell>
          <table:table-cell table:style-name="ce37" office:value-type="float" office:value="650" calcext:value-type="float">
            <text:p><text:s/>65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7" office:value-type="string" office:string-value="大內區二溪里三角仔排水改善工程" calcext:value-type="string">
            <text:p><text:s/>大內區二溪里三角仔排水改善工程 </text:p>
          </table:table-cell>
          <table:table-cell table:style-name="ce21" office:value-type="string" calcext:value-type="string">
            <text:p>大內區</text:p>
          </table:table-cell>
          <table:table-cell table:number-columns-repeated="2" table:style-name="ce26" office:value-type="float" office:value="1100" calcext:value-type="float">
            <text:p><text:s/>11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office:string-value="北門區內養殖生產區漁產道路掏空改善" calcext:value-type="string">
            <text:p><text:s/>北門區內養殖生產區漁產道路掏空改善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30" office:value-type="float" office:value="95" calcext:value-type="float">
            <text:p>95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世全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7" office:value-type="string" office:string-value="嘉昌里嘉北社區公園設置太陽能LED燈串" calcext:value-type="string">
            <text:p><text:s/>嘉昌里嘉北社區公園設置太陽能LED燈串 </text:p>
          </table:table-cell>
          <table:table-cell table:style-name="ce21" office:value-type="string" calcext:value-type="string">
            <text:p>將軍區</text:p>
          </table:table-cell>
          <table:table-cell table:style-name="ce26" office:value-type="float" office:value="99" calcext:value-type="float">
            <text:p><text:s/>99 </text:p>
          </table:table-cell>
          <table:table-cell table:style-name="ce26" office:value-type="float" office:value="95" calcext:value-type="float">
            <text:p><text:s/>95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品恩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秋萍</text:p>
          </table:table-cell>
          <table:table-cell table:style-name="ce17" office:value-type="string" office:string-value="永康區王行路1060巷55弄等道路改善工程" calcext:value-type="string">
            <text:p><text:s/>永康區王行路1060巷55弄等道路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800" calcext:value-type="float">
            <text:p><text:s/>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堡土木包工業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新營區民權里民治路箱涵工程" calcext:value-type="string">
            <text:p><text:s/>新營區民權里民治路箱涵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2500" calcext:value-type="float">
            <text:p><text:s/>25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柏承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17" office:value-type="string" office:string-value="布袋里活動中心申請購置電視機" calcext:value-type="string">
            <text:p><text:s/>布袋里活動中心申請購置電視機 </text:p>
          </table:table-cell>
          <table:table-cell table:style-name="ce21" office:value-type="string" calcext:value-type="string">
            <text:p>安南區</text:p>
          </table:table-cell>
          <table:table-cell table:style-name="ce26" office:value-type="float" office:value="82" calcext:value-type="float">
            <text:p><text:s/>82 </text:p>
          </table:table-cell>
          <table:table-cell table:style-name="ce26" office:value-type="float" office:value="47" calcext:value-type="float">
            <text:p><text:s/>47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全國電子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秋萍</text:p>
          </table:table-cell>
          <table:table-cell table:style-name="ce17" office:value-type="string" office:string-value="永康區大灣里大灣路356巷道路排水改善工程" calcext:value-type="string">
            <text:p><text:s/>永康區大灣里大灣路356巷道路排水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550" calcext:value-type="float">
            <text:p><text:s/>55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宇成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7" office:value-type="string" office:string-value="東山區青山里活動中心旁道路側溝改善工程" calcext:value-type="string">
            <text:p><text:s/>東山區青山里活動中心旁道路側溝改善工程 </text:p>
          </table:table-cell>
          <table:table-cell table:style-name="ce21" office:value-type="string" calcext:value-type="string">
            <text:p>東山區</text:p>
          </table:table-cell>
          <table:table-cell table:number-columns-repeated="2" table:style-name="ce26" office:value-type="float" office:value="1000" calcext:value-type="float">
            <text:p><text:s/>10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益成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7" office:value-type="string" office:string-value="鹽水區坔頭港防汛道路改善工程" calcext:value-type="string">
            <text:p><text:s/>鹽水區坔頭港防汛道路改善工程 </text:p>
          </table:table-cell>
          <table:table-cell table:style-name="ce21" office:value-type="string" calcext:value-type="string">
            <text:p>鹽水區</text:p>
          </table:table-cell>
          <table:table-cell table:number-columns-repeated="2" table:style-name="ce26" office:value-type="float" office:value="2900" calcext:value-type="float">
            <text:p><text:s/>29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松霖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呂維胤</text:p>
          </table:table-cell>
          <table:table-cell table:style-name="ce17" office:value-type="string" office:string-value="開南里活動中心內部設備增購需求計畫" calcext:value-type="string">
            <text:p><text:s/>開南里活動中心內部設備增購需求計畫 </text:p>
          </table:table-cell>
          <table:table-cell table:style-name="ce21" office:value-type="string" calcext:value-type="string">
            <text:p>南區</text:p>
          </table:table-cell>
          <table:table-cell table:style-name="ce26" office:value-type="float" office:value="332" calcext:value-type="float">
            <text:p><text:s/>332 </text:p>
          </table:table-cell>
          <table:table-cell table:style-name="ce26" office:value-type="float" office:value="195" calcext:value-type="float">
            <text:p><text:s/>195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  <text:p>共同供應契約</text:p>
          </table:table-cell>
          <table:table-cell table:style-name="ce6" office:value-type="string" calcext:value-type="string">
            <text:p>尚真事業有限公司</text:p>
            <text:p>山菱科技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慶鎭</text:p>
          </table:table-cell>
          <table:table-cell table:style-name="ce17" office:value-type="string" office:string-value="永就里番子寮段1564地號綠美化工程" calcext:value-type="string">
            <text:p><text:s/>永就里番子寮段1564地號綠美化工程 </text:p>
          </table:table-cell>
          <table:table-cell table:style-name="ce21" office:value-type="string" calcext:value-type="string">
            <text:p>新市區</text:p>
          </table:table-cell>
          <table:table-cell table:style-name="ce26" office:value-type="float" office:value="600" calcext:value-type="float">
            <text:p><text:s/>600 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豐達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退之</text:p>
          </table:table-cell>
          <table:table-cell table:style-name="ce17" office:value-type="string" office:string-value="雙春地區漁產道路(510-13)後續改善工程" calcext:value-type="string">
            <text:p><text:s/>雙春地區漁產道路(510-13)後續改善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27" office:value-type="float" office:value="162" calcext:value-type="float">
            <text:p>162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七股區義合里(頂義合)里內道路改善工程" calcext:value-type="string">
            <text:p><text:s/>七股區義合里(頂義合)里內道路改善工程 </text:p>
          </table:table-cell>
          <table:table-cell table:style-name="ce21" office:value-type="string" calcext:value-type="string">
            <text:p>七股區</text:p>
          </table:table-cell>
          <table:table-cell table:number-columns-repeated="2" table:style-name="ce26" office:value-type="float" office:value="783" calcext:value-type="float">
            <text:p><text:s/>783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北門里豬母巷觀光地區環境排水改善工程" calcext:value-type="string">
            <text:p><text:s/>北門里豬母巷觀光地區環境排水改善工程 </text:p>
          </table:table-cell>
          <table:table-cell table:style-name="ce21" office:value-type="string" calcext:value-type="string">
            <text:p>北門區</text:p>
          </table:table-cell>
          <table:table-cell table:style-name="ce26" office:value-type="float" office:value="987" calcext:value-type="float">
            <text:p><text:s/>987 </text:p>
          </table:table-cell>
          <table:table-cell table:style-name="ce26" office:value-type="float" office:value="980" calcext:value-type="float">
            <text:p><text:s/>98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新市區大社里257號至大社313-7旁道路改善工程" calcext:value-type="string">
            <text:p><text:s/>新市區大社里257號至大社313-7旁道路改善工程 </text:p>
          </table:table-cell>
          <table:table-cell table:style-name="ce21" office:value-type="string" calcext:value-type="string">
            <text:p>新市區</text:p>
          </table:table-cell>
          <table:table-cell table:number-columns-repeated="2" table:style-name="ce26" office:value-type="float" office:value="340" calcext:value-type="float">
            <text:p><text:s/>34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7" office:value-type="string" office:string-value="後壁區墨林地區分流改善工程" calcext:value-type="string">
            <text:p><text:s/>後壁區墨林地區分流改善工程 </text:p>
          </table:table-cell>
          <table:table-cell table:style-name="ce21" office:value-type="string" calcext:value-type="string">
            <text:p>後壁區</text:p>
          </table:table-cell>
          <table:table-cell table:number-columns-repeated="2" table:style-name="ce26" office:value-type="float" office:value="10000" calcext:value-type="float">
            <text:p><text:s/>100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九琦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新化區那拔里清水大埤護欄改善工程" calcext:value-type="string">
            <text:p><text:s/>新化區那拔里清水大埤護欄改善工程 </text:p>
          </table:table-cell>
          <table:table-cell table:style-name="ce21" office:value-type="string" calcext:value-type="string">
            <text:p>新化區</text:p>
          </table:table-cell>
          <table:table-cell table:style-name="ce26" office:value-type="float" office:value="550" calcext:value-type="float">
            <text:p><text:s/>550 </text:p>
          </table:table-cell>
          <table:table-cell table:style-name="ce26" office:value-type="float" office:value="500" calcext:value-type="float">
            <text:p><text:s/>5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晉旺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17" office:value-type="string" office:string-value="仁德區中正路三段419號前道路暨側溝改善工程" calcext:value-type="string">
            <text:p><text:s/>仁德區中正路三段419號前道路暨側溝改善工程 </text:p>
          </table:table-cell>
          <table:table-cell table:style-name="ce21" office:value-type="string" calcext:value-type="string">
            <text:p>仁德區</text:p>
          </table:table-cell>
          <table:table-cell table:number-columns-repeated="2" table:style-name="ce26" office:value-type="float" office:value="1270" calcext:value-type="float">
            <text:p><text:s/>127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維成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7" office:value-type="string" office:string-value="臺南市永康區東橋里活動中心申請購置會議桌" calcext:value-type="string">
            <text:p><text:s/>臺南市永康區東橋里活動中心申請購置會議桌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52" calcext:value-type="float">
            <text:p><text:s/>52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億峰家具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劉正昌</text:p>
            <text:p>杜素吟</text:p>
          </table:table-cell>
          <table:table-cell table:style-name="ce17" office:value-type="string" office:string-value="龍崎區牛埔里烏山頭（龍船幹193左分13）里道改善工程" calcext:value-type="string">
            <text:p><text:s/>龍崎區牛埔里烏山頭（龍船幹193左分13）里道改善工程 </text:p>
          </table:table-cell>
          <table:table-cell table:style-name="ce21" office:value-type="string" calcext:value-type="string">
            <text:p>龍崎區</text:p>
          </table:table-cell>
          <table:table-cell table:number-columns-repeated="2" table:style-name="ce26" office:value-type="float" office:value="310" calcext:value-type="float">
            <text:p><text:s/>31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佳泰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鹽水區下林里保生宮廟及坑安堂前道路改善工程" calcext:value-type="string">
            <text:p><text:s/>鹽水區下林里保生宮廟及坑安堂前道路改善工程 </text:p>
          </table:table-cell>
          <table:table-cell table:style-name="ce21" office:value-type="string" calcext:value-type="string">
            <text:p>鹽水區</text:p>
          </table:table-cell>
          <table:table-cell table:number-columns-repeated="2" table:style-name="ce26" office:value-type="float" office:value="848" calcext:value-type="float">
            <text:p><text:s/>84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通興里東勢寮社區道路改善工程" calcext:value-type="string">
            <text:p><text:s/>通興里東勢寮社區道路改善工程 </text:p>
          </table:table-cell>
          <table:table-cell table:style-name="ce21" office:value-type="string" calcext:value-type="string">
            <text:p>佳里區</text:p>
          </table:table-cell>
          <table:table-cell table:style-name="ce26" office:value-type="float" office:value="314" calcext:value-type="float">
            <text:p><text:s/>314 </text:p>
          </table:table-cell>
          <table:table-cell table:style-name="ce26" office:value-type="float" office:value="300" calcext:value-type="float">
            <text:p><text:s/>3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7" office:value-type="string" office:string-value="善化區東昌里36號前巷道暨53號前巷道側溝改善工程" calcext:value-type="string">
            <text:p><text:s/>善化區東昌里36號前巷道暨53號前巷道側溝改善工程 </text:p>
          </table:table-cell>
          <table:table-cell table:style-name="ce21" office:value-type="string" calcext:value-type="string">
            <text:p>善化區</text:p>
          </table:table-cell>
          <table:table-cell table:number-columns-repeated="2" table:style-name="ce26" office:value-type="float" office:value="532" calcext:value-type="float">
            <text:p><text:s/>532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陸發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新化區南144道旁人行道整修工程" calcext:value-type="string">
            <text:p><text:s/>新化區南144道旁人行道整修工程 </text:p>
          </table:table-cell>
          <table:table-cell table:style-name="ce21" office:value-type="string" calcext:value-type="string">
            <text:p>新化區</text:p>
          </table:table-cell>
          <table:table-cell table:number-columns-repeated="2" table:style-name="ce26" office:value-type="float" office:value="1900" calcext:value-type="float">
            <text:p><text:s/>19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恆昌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後壁區仕安里2-26號宅前道路改善工程" calcext:value-type="string">
            <text:p><text:s/>後壁區仕安里2-26號宅前道路改善工程 </text:p>
          </table:table-cell>
          <table:table-cell table:style-name="ce21" office:value-type="string" calcext:value-type="string">
            <text:p>後壁區</text:p>
          </table:table-cell>
          <table:table-cell table:number-columns-repeated="2" table:style-name="ce26" office:value-type="float" office:value="1437" calcext:value-type="float">
            <text:p><text:s/>1437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17" office:value-type="string" office:string-value="鹽洲里活動中心二樓設置力波墊" calcext:value-type="string">
            <text:p><text:s/>鹽洲里活動中心二樓設置力波墊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57" calcext:value-type="float">
            <text:p><text:s/>57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生達企業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將軍區南25-1線道路護岸改善工程" calcext:value-type="string">
            <text:p><text:s/>將軍區南25-1線道路護岸改善工程 </text:p>
          </table:table-cell>
          <table:table-cell table:style-name="ce21" office:value-type="string" calcext:value-type="string">
            <text:p>將軍區</text:p>
          </table:table-cell>
          <table:table-cell table:number-columns-repeated="2" table:style-name="ce26" office:value-type="float" office:value="1143" calcext:value-type="float">
            <text:p><text:s/>1143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侑隼營造有限公司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劉正昌</text:p>
          </table:table-cell>
          <table:table-cell table:style-name="ce17" office:value-type="string" office:string-value="關廟區深坑里馬稠農路旁支線改善工程" calcext:value-type="string">
            <text:p><text:s/>關廟區深坑里馬稠農路旁支線改善工程 </text:p>
          </table:table-cell>
          <table:table-cell table:style-name="ce21" office:value-type="string" calcext:value-type="string">
            <text:p>關廟區</text:p>
          </table:table-cell>
          <table:table-cell table:style-name="ce29" office:value-type="float" office:value="502.5" calcext:value-type="float">
            <text:p>503 </text:p>
          </table:table-cell>
          <table:table-cell table:style-name="ce37" office:value-type="float" office:value="503" calcext:value-type="float">
            <text:p><text:s/>503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陳怡珍</text:p>
          </table:table-cell>
          <table:table-cell table:style-name="ce17" office:value-type="string" office:string-value="成功里活動中心節能燈具汰換改善" calcext:value-type="string">
            <text:p><text:s/>成功里活動中心節能燈具汰換改善 </text:p>
          </table:table-cell>
          <table:table-cell table:style-name="ce21" office:value-type="string" calcext:value-type="string">
            <text:p>北區</text:p>
          </table:table-cell>
          <table:table-cell table:style-name="ce26" office:value-type="float" office:value="99" calcext:value-type="float">
            <text:p><text:s/>99 </text:p>
          </table:table-cell>
          <table:table-cell table:style-name="ce26" office:value-type="float" office:value="94" calcext:value-type="float">
            <text:p><text:s/>94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長河企業社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慶鎭</text:p>
          </table:table-cell>
          <table:table-cell table:style-name="ce17" office:value-type="string" office:string-value="大洲段549地號農路柏油工程" calcext:value-type="string">
            <text:p><text:s/>大洲段549地號農路柏油工程 </text:p>
          </table:table-cell>
          <table:table-cell table:style-name="ce21" office:value-type="string" calcext:value-type="string">
            <text:p>新市區</text:p>
          </table:table-cell>
          <table:table-cell table:style-name="ce29" office:value-type="float" office:value="980" calcext:value-type="float">
            <text:p>980 </text:p>
          </table:table-cell>
          <table:table-cell table:style-name="ce37" office:value-type="float" office:value="980" calcext:value-type="float">
            <text:p><text:s/>98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新營區長春街至第二市場側溝改善工程" calcext:value-type="string">
            <text:p><text:s/>新營區長春街至第二市場側溝改善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2000" calcext:value-type="float">
            <text:p><text:s/>20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柏承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新營區土庫里東側側溝改善工程" calcext:value-type="string">
            <text:p><text:s/>新營區土庫里東側側溝改善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720" calcext:value-type="float">
            <text:p><text:s/>72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8" office:value-type="string" calcext:value-type="string">
            <text:p>林志聰</text:p>
          </table:table-cell>
          <table:table-cell table:style-name="ce17" office:value-type="string" office:string-value="新化區礁坑里(電力礁坑高分32)農路改善工程" calcext:value-type="string">
            <text:p><text:s/>新化區礁坑里(電力礁坑高分32)農路改善工程 </text:p>
          </table:table-cell>
          <table:table-cell table:style-name="ce21" office:value-type="string" calcext:value-type="string">
            <text:p>新化區</text:p>
          </table:table-cell>
          <table:table-cell table:style-name="ce29" office:value-type="float" office:value="294" calcext:value-type="float">
            <text:p>294 </text:p>
          </table:table-cell>
          <table:table-cell table:style-name="ce37" office:value-type="float" office:value="275" calcext:value-type="float">
            <text:p><text:s/>27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學甲區新榮里華宗路133-1號旁路面改善工程" calcext:value-type="string">
            <text:p><text:s/>學甲區新榮里華宗路133-1號旁路面改善工程 </text:p>
          </table:table-cell>
          <table:table-cell table:style-name="ce21" office:value-type="string" calcext:value-type="string">
            <text:p>學甲區</text:p>
          </table:table-cell>
          <table:table-cell table:number-columns-repeated="2" table:style-name="ce26" office:value-type="float" office:value="268" calcext:value-type="float">
            <text:p><text:s/>26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慶鎭</text:p>
          </table:table-cell>
          <table:table-cell table:style-name="ce17" office:value-type="string" office:string-value="社內段596等地號旁農路改善工程" calcext:value-type="string">
            <text:p><text:s/>社內段596等地號旁農路改善工程 </text:p>
          </table:table-cell>
          <table:table-cell table:style-name="ce21" office:value-type="string" calcext:value-type="string">
            <text:p>新市區</text:p>
          </table:table-cell>
          <table:table-cell table:style-name="ce29" office:value-type="float" office:value="490" calcext:value-type="float">
            <text:p>490 </text:p>
          </table:table-cell>
          <table:table-cell table:style-name="ce37" office:value-type="float" office:value="490" calcext:value-type="float">
            <text:p><text:s/>49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7" office:value-type="string" office:string-value="新營區舊廍里南75線道路改善工程" calcext:value-type="string">
            <text:p><text:s/>新營區舊廍里南75線道路改善工程 </text:p>
          </table:table-cell>
          <table:table-cell table:style-name="ce21" office:value-type="string" calcext:value-type="string">
            <text:p>新營區</text:p>
          </table:table-cell>
          <table:table-cell table:style-name="ce26" office:value-type="float" office:value="1815" calcext:value-type="float">
            <text:p><text:s/>1815 </text:p>
          </table:table-cell>
          <table:table-cell table:style-name="ce26" office:value-type="float" office:value="1400" calcext:value-type="float">
            <text:p><text:s/>1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新市區三舍段394-16號旁道路改善工程" calcext:value-type="string">
            <text:p><text:s/>新市區三舍段394-16號旁道路改善工程 </text:p>
          </table:table-cell>
          <table:table-cell table:style-name="ce21" office:value-type="string" calcext:value-type="string">
            <text:p>新市區</text:p>
          </table:table-cell>
          <table:table-cell table:number-columns-repeated="2" table:style-name="ce26" office:value-type="float" office:value="790" calcext:value-type="float">
            <text:p><text:s/>79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7" office:value-type="string" office:string-value="東山區嶺南里坪園崩塌地改善工程" calcext:value-type="string">
            <text:p><text:s/>東山區嶺南里坪園崩塌地改善工程 </text:p>
          </table:table-cell>
          <table:table-cell table:style-name="ce21" office:value-type="string" calcext:value-type="string">
            <text:p>東山區</text:p>
          </table:table-cell>
          <table:table-cell table:style-name="ce26" office:value-type="float" office:value="1450" calcext:value-type="float">
            <text:p><text:s/>1450 </text:p>
          </table:table-cell>
          <table:table-cell table:style-name="ce26" office:value-type="float" office:value="640" calcext:value-type="float">
            <text:p><text:s/>64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承委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17" office:value-type="string" office:string-value="東山區南溪里南106線(旭山高幹64-1)道路改善工程" calcext:value-type="string">
            <text:p><text:s/>東山區南溪里南106線(旭山高幹64-1)道路改善工程 </text:p>
          </table:table-cell>
          <table:table-cell table:style-name="ce21" office:value-type="string" calcext:value-type="string">
            <text:p>東山區</text:p>
          </table:table-cell>
          <table:table-cell table:number-columns-repeated="2" table:style-name="ce26" office:value-type="float" office:value="1400" calcext:value-type="float">
            <text:p><text:s/>1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志聰</text:p>
          </table:table-cell>
          <table:table-cell table:style-name="ce17" office:value-type="string" office:string-value="大內區環湖里下坎野溪中游段護坡改善工程" calcext:value-type="string">
            <text:p><text:s/>大內區環湖里下坎野溪中游段護坡改善工程 </text:p>
          </table:table-cell>
          <table:table-cell table:style-name="ce21" office:value-type="string" calcext:value-type="string">
            <text:p>大內區</text:p>
          </table:table-cell>
          <table:table-cell table:style-name="ce26" office:value-type="float" office:value="900.9" calcext:value-type="float">
            <text:p><text:s/>901 </text:p>
          </table:table-cell>
          <table:table-cell table:style-name="ce26" office:value-type="float" office:value="934.4" calcext:value-type="float">
            <text:p><text:s/>934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得意土木包工業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慶鎭</text:p>
          </table:table-cell>
          <table:table-cell table:style-name="ce17" office:value-type="string" office:string-value="永就里活動中心前廣播柱增設" calcext:value-type="string">
            <text:p><text:s/>永就里活動中心前廣播柱增設 </text:p>
          </table:table-cell>
          <table:table-cell table:style-name="ce21" office:value-type="string" calcext:value-type="string">
            <text:p>新市區</text:p>
          </table:table-cell>
          <table:table-cell table:style-name="ce26" office:value-type="float" office:value="599" calcext:value-type="float">
            <text:p><text:s/>599 </text:p>
          </table:table-cell>
          <table:table-cell table:style-name="ce26" office:value-type="float" office:value="500" calcext:value-type="float">
            <text:p><text:s/>5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金鐘</text:p>
          </table:table-cell>
          <table:table-cell table:style-name="ce17" office:value-type="string" office:string-value="裕文國小學校禮堂興建工程" calcext:value-type="string">
            <text:p><text:s/>裕文國小學校禮堂興建工程 </text:p>
          </table:table-cell>
          <table:table-cell table:style-name="ce21" office:value-type="string" calcext:value-type="string">
            <text:p>東區</text:p>
          </table:table-cell>
          <table:table-cell table:number-columns-repeated="2" table:style-name="ce26" office:value-type="float" office:value="55000" calcext:value-type="float">
            <text:p><text:s/>5500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林慶鎭</text:p>
          </table:table-cell>
          <table:table-cell table:style-name="ce17" office:value-type="string" office:string-value="新市國小重建工程" calcext:value-type="string">
            <text:p><text:s/>新市國小重建工程 </text:p>
          </table:table-cell>
          <table:table-cell table:style-name="ce21" office:value-type="string" calcext:value-type="string">
            <text:p>新市區</text:p>
          </table:table-cell>
          <table:table-cell table:style-name="ce31" office:value-type="float" office:value="2575" calcext:value-type="float">
            <text:p><text:s/>2575 </text:p>
          </table:table-cell>
          <table:table-cell table:style-name="ce38" office:value-type="float" office:value="2575" calcext:value-type="float">
            <text:p>2575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限制性招標</text:p>
          </table:table-cell>
          <table:table-cell table:style-name="ce6" office:value-type="string" calcext:value-type="string">
            <text:p>升富營造有限公司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office:string-value="豐和里營後排水東側漁塭道路改善工程" calcext:value-type="string">
            <text:p><text:s/>豐和里營後排水東側漁塭道路改善工程 </text:p>
          </table:table-cell>
          <table:table-cell table:style-name="ce21" office:value-type="string" calcext:value-type="string">
            <text:p>學甲區</text:p>
          </table:table-cell>
          <table:table-cell table:style-name="ce30" office:value-type="float" office:value="610" calcext:value-type="float">
            <text:p>610 </text:p>
          </table:table-cell>
          <table:table-cell table:style-name="ce30" office:value-type="float" office:value="315" calcext:value-type="float">
            <text:p>315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日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西港區南45-1線道路改善工程" calcext:value-type="string">
            <text:p><text:s/>西港區南45-1線道路改善工程 </text:p>
          </table:table-cell>
          <table:table-cell table:style-name="ce21" office:value-type="string" calcext:value-type="string">
            <text:p>西港區</text:p>
          </table:table-cell>
          <table:table-cell table:number-columns-repeated="2" table:style-name="ce26" office:value-type="float" office:value="1410" calcext:value-type="float">
            <text:p><text:s/>141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7" office:value-type="string" office:string-value="關廟區下湖里下湖段590-1地號旁野溪護岸改善工程" calcext:value-type="string">
            <text:p><text:s/>關廟區下湖里下湖段590-1地號旁野溪護岸改善工程 </text:p>
          </table:table-cell>
          <table:table-cell table:style-name="ce21" office:value-type="string" calcext:value-type="string">
            <text:p>關廟區</text:p>
          </table:table-cell>
          <table:table-cell table:style-name="ce26" office:value-type="float" office:value="700" calcext:value-type="float">
            <text:p><text:s/>700 </text:p>
          </table:table-cell>
          <table:table-cell table:style-name="ce26" office:value-type="float" office:value="640" calcext:value-type="float">
            <text:p><text:s/>64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明貴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第十二號公墓聯外道路改善工程" calcext:value-type="string">
            <text:p><text:s/>第十二號公墓聯外道路改善工程 </text:p>
          </table:table-cell>
          <table:table-cell table:style-name="ce21" office:value-type="string" calcext:value-type="string">
            <text:p>後壁區</text:p>
          </table:table-cell>
          <table:table-cell table:style-name="ce26" office:value-type="float" office:value="767" calcext:value-type="float">
            <text:p><text:s/>767 </text:p>
          </table:table-cell>
          <table:table-cell table:style-name="ce26" office:value-type="float" office:value="766" calcext:value-type="float">
            <text:p><text:s/>766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日新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東山區南勢里崁頭山(2)農路改善工程" calcext:value-type="string">
            <text:p><text:s/>東山區南勢里崁頭山(2)農路改善工程 </text:p>
          </table:table-cell>
          <table:table-cell table:style-name="ce21" office:value-type="string" calcext:value-type="string">
            <text:p>東山區</text:p>
          </table:table-cell>
          <table:table-cell table:style-name="ce28" office:value-type="float" office:value="606" calcext:value-type="float">
            <text:p>606</text:p>
          </table:table-cell>
          <table:table-cell table:style-name="ce37" office:value-type="float" office:value="690" calcext:value-type="float">
            <text:p><text:s/>69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office:string-value="光華里東盟西側漁塭道路改善工程" calcext:value-type="string">
            <text:p><text:s/>光華里東盟西側漁塭道路改善工程 </text:p>
          </table:table-cell>
          <table:table-cell table:style-name="ce21" office:value-type="string" calcext:value-type="string">
            <text:p>學甲區</text:p>
          </table:table-cell>
          <table:table-cell table:style-name="ce30" office:value-type="float" office:value="1880" calcext:value-type="float">
            <text:p>1880 </text:p>
          </table:table-cell>
          <table:table-cell table:style-name="ce30" office:value-type="float" office:value="368" calcext:value-type="float">
            <text:p>368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日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新市區大社里284-7號旁道路側溝改善工程" calcext:value-type="string">
            <text:p><text:s/>新市區大社里284-7號旁道路側溝改善工程 </text:p>
          </table:table-cell>
          <table:table-cell table:style-name="ce21" office:value-type="string" calcext:value-type="string">
            <text:p>新市區</text:p>
          </table:table-cell>
          <table:table-cell table:number-columns-repeated="2" table:style-name="ce26" office:value-type="float" office:value="402" calcext:value-type="float">
            <text:p><text:s/>402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建璉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順良</text:p>
          </table:table-cell>
          <table:table-cell table:style-name="ce17" office:value-type="string" office:string-value="新東里活動中心投影機設備購置" calcext:value-type="string">
            <text:p><text:s/>新東里活動中心投影機設備購置 </text:p>
          </table:table-cell>
          <table:table-cell table:style-name="ce21" office:value-type="string" calcext:value-type="string">
            <text:p>東區</text:p>
          </table:table-cell>
          <table:table-cell table:style-name="ce26" office:value-type="float" office:value="38" calcext:value-type="float">
            <text:p><text:s/>38 </text:p>
          </table:table-cell>
          <table:table-cell table:style-name="ce26" office:value-type="float" office:value="36" calcext:value-type="float">
            <text:p><text:s/>36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宏權科技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office:string-value="豐和里東林養護之家旁漁塭改善工程" calcext:value-type="string">
            <text:p><text:s/>豐和里東林養護之家旁漁塭改善工程 </text:p>
          </table:table-cell>
          <table:table-cell table:style-name="ce21" office:value-type="string" calcext:value-type="string">
            <text:p>學甲區</text:p>
          </table:table-cell>
          <table:table-cell table:style-name="ce30" office:value-type="float" office:value="1250" calcext:value-type="float">
            <text:p>1250 </text:p>
          </table:table-cell>
          <table:table-cell table:style-name="ce30" office:value-type="float" office:value="392" calcext:value-type="float">
            <text:p>392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日新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楠西區龜丹里南186區道0k+500~1k+530道路改善工程" calcext:value-type="string">
            <text:p><text:s/>楠西區龜丹里南186區道0k+500~1k+530道路改善工程 </text:p>
          </table:table-cell>
          <table:table-cell table:style-name="ce21" office:value-type="string" calcext:value-type="string">
            <text:p>楠西區</text:p>
          </table:table-cell>
          <table:table-cell table:style-name="ce26" office:value-type="float" office:value="2279.39" calcext:value-type="float">
            <text:p><text:s/>2279 </text:p>
          </table:table-cell>
          <table:table-cell table:style-name="ce26" office:value-type="float" office:value="800" calcext:value-type="float">
            <text:p><text:s/>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北門區東壁里蚵寮道路路面改善工程" calcext:value-type="string">
            <text:p><text:s/>北門區東壁里蚵寮道路路面改善工程 </text:p>
          </table:table-cell>
          <table:table-cell table:style-name="ce21" office:value-type="string" calcext:value-type="string">
            <text:p>北門區</text:p>
          </table:table-cell>
          <table:table-cell table:style-name="ce26" office:value-type="float" office:value="450.45" calcext:value-type="float">
            <text:p><text:s/>450 </text:p>
          </table:table-cell>
          <table:table-cell table:style-name="ce26" office:value-type="float" office:value="378" calcext:value-type="float">
            <text:p><text:s/>37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東山區高原里水井(高原高幹222)部落道路改善工程" calcext:value-type="string">
            <text:p><text:s/>東山區高原里水井(高原高幹222)部落道路改善工程 </text:p>
          </table:table-cell>
          <table:table-cell table:style-name="ce21" office:value-type="string" calcext:value-type="string">
            <text:p>東山區</text:p>
          </table:table-cell>
          <table:table-cell table:number-columns-repeated="2" table:style-name="ce26" office:value-type="float" office:value="148" calcext:value-type="float">
            <text:p><text:s/>14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七股區七股里里內道路改善工程" calcext:value-type="string">
            <text:p><text:s/>七股區七股里里內道路改善工程 </text:p>
          </table:table-cell>
          <table:table-cell table:style-name="ce21" office:value-type="string" calcext:value-type="string">
            <text:p>七股區</text:p>
          </table:table-cell>
          <table:table-cell table:style-name="ce26" office:value-type="float" office:value="164" calcext:value-type="float">
            <text:p><text:s/>164 </text:p>
          </table:table-cell>
          <table:table-cell table:style-name="ce26" office:value-type="float" office:value="160" calcext:value-type="float">
            <text:p><text:s/>16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林全忠</text:p>
          </table:table-cell>
          <table:table-cell table:style-name="ce17" office:value-type="string" office:string-value="山上區南175區道往森霸電廠農路改善工程" calcext:value-type="string">
            <text:p><text:s/>山上區南175區道往森霸電廠農路改善工程 </text:p>
          </table:table-cell>
          <table:table-cell table:style-name="ce21" office:value-type="string" calcext:value-type="string">
            <text:p>山上區</text:p>
          </table:table-cell>
          <table:table-cell table:style-name="ce32" office:value-type="float" office:value="498.4" calcext:value-type="float">
            <text:p>498</text:p>
          </table:table-cell>
          <table:table-cell table:style-name="ce37" office:value-type="float" office:value="500" calcext:value-type="float">
            <text:p><text:s/>50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office:string-value="蘆竹溝地區檳榔攤後方漁產道路改善工程" calcext:value-type="string">
            <text:p><text:s/>蘆竹溝地區檳榔攤後方漁產道路改善工程 </text:p>
          </table:table-cell>
          <table:table-cell table:style-name="ce21" office:value-type="string" calcext:value-type="string">
            <text:p>北門區</text:p>
          </table:table-cell>
          <table:table-cell table:style-name="ce30" office:value-type="float" office:value="325" calcext:value-type="float">
            <text:p>325 </text:p>
          </table:table-cell>
          <table:table-cell table:style-name="ce30" office:value-type="float" office:value="306" calcext:value-type="float">
            <text:p>306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7" office:value-type="string" office:string-value="善化區台1線旁道路板橋拓寬工程" calcext:value-type="string">
            <text:p><text:s/>善化區台1線旁道路板橋拓寬工程 </text:p>
          </table:table-cell>
          <table:table-cell table:style-name="ce21" office:value-type="string" calcext:value-type="string">
            <text:p>善化區</text:p>
          </table:table-cell>
          <table:table-cell table:number-columns-repeated="2" table:style-name="ce26" office:value-type="float" office:value="580" calcext:value-type="float">
            <text:p><text:s/>58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聯豐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竹林里社區道路側溝改善工程" calcext:value-type="string">
            <text:p><text:s/>竹林里社區道路側溝改善工程 </text:p>
          </table:table-cell>
          <table:table-cell table:style-name="ce21" office:value-type="string" calcext:value-type="string">
            <text:p>西港區</text:p>
          </table:table-cell>
          <table:table-cell table:style-name="ce26" office:value-type="float" office:value="585" calcext:value-type="float">
            <text:p><text:s/>585 </text:p>
          </table:table-cell>
          <table:table-cell table:style-name="ce26" office:value-type="float" office:value="80" calcext:value-type="float">
            <text:p><text:s/>8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百村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17" office:value-type="string" office:string-value="大同里活動中心室內修繕工程" calcext:value-type="string">
            <text:p><text:s/>大同里活動中心室內修繕工程 </text:p>
          </table:table-cell>
          <table:table-cell table:style-name="ce21" office:value-type="string" calcext:value-type="string">
            <text:p>東區</text:p>
          </table:table-cell>
          <table:table-cell table:number-columns-repeated="2" table:style-name="ce26" office:value-type="float" office:value="63" calcext:value-type="float">
            <text:p><text:s/>63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富詮營造有限公司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賴美惠</text:p>
            <text:p>賴惠員</text:p>
            <text:p>郭秀珠</text:p>
          </table:table-cell>
          <table:table-cell table:style-name="ce17" office:value-type="string" office:string-value="玉豐國小PU跑道整建工程" calcext:value-type="string">
            <text:p><text:s/>玉豐國小PU跑道整建工程 </text:p>
          </table:table-cell>
          <table:table-cell table:style-name="ce21" office:value-type="string" calcext:value-type="string">
            <text:p>白河區</text:p>
          </table:table-cell>
          <table:table-cell table:style-name="ce31" office:value-type="float" office:value="3000" calcext:value-type="float">
            <text:p><text:s/>3000 </text:p>
          </table:table-cell>
          <table:table-cell table:style-name="ce38" office:value-type="float" office:value="3000" calcext:value-type="float">
            <text:p>300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公開招標 <text:s/></text:p>
          </table:table-cell>
          <table:table-cell table:style-name="ce6" office:value-type="string" calcext:value-type="string">
            <text:p>合慶防水企業有限公司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慶鎮</text:p>
          </table:table-cell>
          <table:table-cell table:style-name="ce17" office:value-type="string" office:string-value="新市國中教室走廊地坪及排水溝改善暨鋪面改善工程" calcext:value-type="string">
            <text:p><text:s/>新市國中教室走廊地坪及排水溝改善暨鋪面改善工程 </text:p>
          </table:table-cell>
          <table:table-cell table:style-name="ce21" office:value-type="string" calcext:value-type="string">
            <text:p>新市區</text:p>
          </table:table-cell>
          <table:table-cell table:style-name="ce31" office:value-type="float" office:value="6780" calcext:value-type="float">
            <text:p><text:s/>6780 </text:p>
          </table:table-cell>
          <table:table-cell table:style-name="ce38" office:value-type="float" office:value="2940" calcext:value-type="float">
            <text:p>294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長茂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正新國小書法教室冷氣機採購" calcext:value-type="string">
            <text:p><text:s/>正新國小書法教室冷氣機採購 </text:p>
          </table:table-cell>
          <table:table-cell table:style-name="ce21" office:value-type="string" calcext:value-type="string">
            <text:p>新化區</text:p>
          </table:table-cell>
          <table:table-cell table:style-name="ce31" office:value-type="float" office:value="90" calcext:value-type="float">
            <text:p><text:s/>90 </text:p>
          </table:table-cell>
          <table:table-cell table:style-name="ce38" office:value-type="float" office:value="90" calcext:value-type="float">
            <text:p>90 </text:p>
          </table:table-cell>
          <table:table-cell table:style-name="ce6" office:value-type="string" calcext:value-type="string">
            <text:p>教育局其他設備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東震電器行 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郭清華</text:p>
          </table:table-cell>
          <table:table-cell table:style-name="ce17" office:value-type="string" office:string-value="十份里建功國小旁產業道路改善工程" calcext:value-type="string">
            <text:p><text:s/>十份里建功國小旁產業道路改善工程 </text:p>
          </table:table-cell>
          <table:table-cell table:style-name="ce21" office:value-type="string" calcext:value-type="string">
            <text:p>七股區</text:p>
          </table:table-cell>
          <table:table-cell table:style-name="ce29" office:value-type="float" office:value="531.96" calcext:value-type="float">
            <text:p>532 </text:p>
          </table:table-cell>
          <table:table-cell table:style-name="ce37" office:value-type="float" office:value="462" calcext:value-type="float">
            <text:p><text:s/>462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17" office:value-type="string" office:string-value="潭頂段1022地號旁農路擋土牆改善工程" calcext:value-type="string">
            <text:p><text:s/>潭頂段1022地號旁農路擋土牆改善工程 </text:p>
          </table:table-cell>
          <table:table-cell table:style-name="ce21" office:value-type="string" calcext:value-type="string">
            <text:p>新市區</text:p>
          </table:table-cell>
          <table:table-cell table:style-name="ce29" office:value-type="float" office:value="700" calcext:value-type="float">
            <text:p>700 </text:p>
          </table:table-cell>
          <table:table-cell table:style-name="ce37" office:value-type="float" office:value="833" calcext:value-type="float">
            <text:p><text:s/>833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後壁區竹新里下茄苳大排(近活動中心)排水改善工程" calcext:value-type="string">
            <text:p><text:s/>後壁區竹新里下茄苳大排(近活動中心)排水改善工程 </text:p>
          </table:table-cell>
          <table:table-cell table:style-name="ce21" office:value-type="string" calcext:value-type="string">
            <text:p>後壁區</text:p>
          </table:table-cell>
          <table:table-cell table:style-name="ce26" office:value-type="float" office:value="420" calcext:value-type="float">
            <text:p><text:s/>420 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村成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十份里活動中心旁籃球場改善工程" calcext:value-type="string">
            <text:p><text:s/>十份里活動中心旁籃球場改善工程 </text:p>
          </table:table-cell>
          <table:table-cell table:style-name="ce21" office:value-type="string" calcext:value-type="string">
            <text:p>七股區</text:p>
          </table:table-cell>
          <table:table-cell table:style-name="ce26" office:value-type="float" office:value="948" calcext:value-type="float">
            <text:p><text:s/>948 </text:p>
          </table:table-cell>
          <table:table-cell table:style-name="ce26" office:value-type="float" office:value="900" calcext:value-type="float">
            <text:p><text:s/>9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新欣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柳營區旭山里新山國小旁道路側溝改善工程" calcext:value-type="string">
            <text:p><text:s/>柳營區旭山里新山國小旁道路側溝改善工程 </text:p>
          </table:table-cell>
          <table:table-cell table:style-name="ce21" office:value-type="string" calcext:value-type="string">
            <text:p>柳營區</text:p>
          </table:table-cell>
          <table:table-cell table:style-name="ce26" office:value-type="float" office:value="360" calcext:value-type="float">
            <text:p><text:s/>360 </text:p>
          </table:table-cell>
          <table:table-cell table:style-name="ce26" office:value-type="float" office:value="280" calcext:value-type="float">
            <text:p><text:s/>28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玖郁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仁和里社區內道路改善工程" calcext:value-type="string">
            <text:p><text:s/>仁和里社區內道路改善工程 </text:p>
          </table:table-cell>
          <table:table-cell table:style-name="ce21" office:value-type="string" calcext:value-type="string">
            <text:p>將軍區</text:p>
          </table:table-cell>
          <table:table-cell table:style-name="ce26" office:value-type="float" office:value="270" calcext:value-type="float">
            <text:p><text:s/>270 </text:p>
          </table:table-cell>
          <table:table-cell table:style-name="ce26" office:value-type="float" office:value="210" calcext:value-type="float">
            <text:p><text:s/>21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東奕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7" office:value-type="string" office:string-value="善化區小新里成功路3巷5號至39號間對向側溝改善工程" calcext:value-type="string">
            <text:p><text:s/>善化區小新里成功路3巷5號至39號間對向側溝改善工程 </text:p>
          </table:table-cell>
          <table:table-cell table:style-name="ce21" office:value-type="string" calcext:value-type="string">
            <text:p>善化區</text:p>
          </table:table-cell>
          <table:table-cell table:number-columns-repeated="2" table:style-name="ce26" office:value-type="float" office:value="825" calcext:value-type="float">
            <text:p><text:s/>82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陸發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7" office:value-type="string" office:string-value="麻豆區埤頭里(埤頭高幹12右4等)三處道路改善工程" calcext:value-type="string">
            <text:p><text:s/>麻豆區埤頭里(埤頭高幹12右4等)三處道路改善工程 </text:p>
          </table:table-cell>
          <table:table-cell table:style-name="ce21" office:value-type="string" calcext:value-type="string">
            <text:p>麻豆區</text:p>
          </table:table-cell>
          <table:table-cell table:number-columns-repeated="2" table:style-name="ce26" office:value-type="float" office:value="1556" calcext:value-type="float">
            <text:p><text:s/>1556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陸美祈</text:p>
          </table:table-cell>
          <table:table-cell table:style-name="ce17" office:value-type="string" office:string-value="仁德區德南路22巷排水溝新建工程" calcext:value-type="string">
            <text:p><text:s/>仁德區德南路22巷排水溝新建工程 </text:p>
          </table:table-cell>
          <table:table-cell table:style-name="ce21" office:value-type="string" calcext:value-type="string">
            <text:p>仁德區</text:p>
          </table:table-cell>
          <table:table-cell table:number-columns-repeated="2" table:style-name="ce26" office:value-type="float" office:value="800" calcext:value-type="float">
            <text:p><text:s/>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堡土木包工業有限公司 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吳通龍</text:p>
            <text:p>王錦德</text:p>
          </table:table-cell>
          <table:table-cell table:style-name="ce17" office:value-type="string" office:string-value="六甲區牛坔排水下游(六甲段693-1)改善工程" calcext:value-type="string">
            <text:p><text:s/>六甲區牛坔排水下游(六甲段693-1)改善工程 </text:p>
          </table:table-cell>
          <table:table-cell table:style-name="ce21" office:value-type="string" calcext:value-type="string">
            <text:p>六甲區</text:p>
          </table:table-cell>
          <table:table-cell table:number-columns-repeated="2" table:style-name="ce26" office:value-type="float" office:value="3000" calcext:value-type="float">
            <text:p><text:s/>30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7" office:value-type="string" office:string-value="大新國小視聽教室修繕、跑道西邊低漥地整修工程" calcext:value-type="string">
            <text:p><text:s/>大新國小視聽教室修繕、跑道西邊低漥地整修工程 </text:p>
          </table:table-cell>
          <table:table-cell table:style-name="ce21" office:value-type="string" calcext:value-type="string">
            <text:p>新化區</text:p>
          </table:table-cell>
          <table:table-cell table:style-name="ce31" office:value-type="float" office:value="608" calcext:value-type="float">
            <text:p><text:s/>608 </text:p>
          </table:table-cell>
          <table:table-cell table:style-name="ce38" office:value-type="float" office:value="550" calcext:value-type="float">
            <text:p>55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公開招標 </text:p>
          </table:table-cell>
          <table:table-cell table:style-name="ce6" office:value-type="string" calcext:value-type="string">
            <text:p>湧霖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邱莉莉</text:p>
          </table:table-cell>
          <table:table-cell table:style-name="ce17" office:value-type="string" office:string-value="龍崎區牛埔里烏山頭里道AC路面改善工程" calcext:value-type="string">
            <text:p><text:s/>龍崎區牛埔里烏山頭里道AC路面改善工程 </text:p>
          </table:table-cell>
          <table:table-cell table:style-name="ce21" office:value-type="string" calcext:value-type="string">
            <text:p>龍崎區</text:p>
          </table:table-cell>
          <table:table-cell table:number-columns-repeated="2" table:style-name="ce26" office:value-type="float" office:value="1000" calcext:value-type="float">
            <text:p><text:s/>10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秋萍</text:p>
          </table:table-cell>
          <table:table-cell table:style-name="ce17" office:value-type="string" office:string-value="新市區永就里社區道路排水改善工程" calcext:value-type="string">
            <text:p><text:s/>新市區永就里社區道路排水改善工程 </text:p>
          </table:table-cell>
          <table:table-cell table:style-name="ce21" office:value-type="string" calcext:value-type="string">
            <text:p>新市區</text:p>
          </table:table-cell>
          <table:table-cell table:number-columns-repeated="2" table:style-name="ce26" office:value-type="float" office:value="835" calcext:value-type="float">
            <text:p><text:s/>83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堡土木包工業有限公司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西港區南44線（姑媽宮牌樓至姑媽宮）路側改善工程" calcext:value-type="string">
            <text:p><text:s/>西港區南44線（姑媽宮牌樓至姑媽宮）路側改善工程 </text:p>
          </table:table-cell>
          <table:table-cell table:style-name="ce21" office:value-type="string" calcext:value-type="string">
            <text:p>西港區</text:p>
          </table:table-cell>
          <table:table-cell table:number-columns-repeated="2" table:style-name="ce26" office:value-type="float" office:value="265" calcext:value-type="float">
            <text:p><text:s/>26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百村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7" office:value-type="string" office:string-value="善化區東隆里東勢寮268-2號前排水側溝改善工程" calcext:value-type="string">
            <text:p><text:s/>善化區東隆里東勢寮268-2號前排水側溝改善工程 </text:p>
          </table:table-cell>
          <table:table-cell table:style-name="ce21" office:value-type="string" calcext:value-type="string">
            <text:p>善化區</text:p>
          </table:table-cell>
          <table:table-cell table:number-columns-repeated="2" table:style-name="ce26" office:value-type="float" office:value="1083" calcext:value-type="float">
            <text:p><text:s/>1083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陸發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17" office:value-type="string" office:string-value="睦光里1鄰2-4號宅前路面改善工程" calcext:value-type="string">
            <text:p><text:s/>睦光里1鄰2-4號宅前路面改善工程 </text:p>
          </table:table-cell>
          <table:table-cell table:style-name="ce21" office:value-type="string" calcext:value-type="string">
            <text:p>左鎮區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26" office:value-type="float" office:value="330" calcext:value-type="float">
            <text:p><text:s/>33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 </text:p>
          </table:table-cell>
          <table:table-cell table:style-name="ce17" office:value-type="string" office:string-value="西港國小文華館設置冷氣設備" calcext:value-type="string">
            <text:p><text:s/>西港國小文華館設置冷氣設備 </text:p>
          </table:table-cell>
          <table:table-cell table:style-name="ce21" office:value-type="string" calcext:value-type="string">
            <text:p>西港區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8" office:value-type="float" office:value="100" calcext:value-type="float">
            <text:p>100 </text:p>
          </table:table-cell>
          <table:table-cell table:style-name="ce6" office:value-type="string" calcext:value-type="string">
            <text:p>教育局其他設備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富麗電器行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慶鎭</text:p>
          </table:table-cell>
          <table:table-cell table:style-name="ce17" office:value-type="string" office:string-value="橋頭段287-5等地號農路柏油工程" calcext:value-type="string">
            <text:p><text:s/>橋頭段287-5等地號農路柏油工程 </text:p>
          </table:table-cell>
          <table:table-cell table:style-name="ce21" office:value-type="string" calcext:value-type="string">
            <text:p>新市區</text:p>
          </table:table-cell>
          <table:table-cell table:style-name="ce29" office:value-type="float" office:value="378" calcext:value-type="float">
            <text:p>378 </text:p>
          </table:table-cell>
          <table:table-cell table:style-name="ce37" office:value-type="float" office:value="378" calcext:value-type="float">
            <text:p><text:s/>378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10" office:value-type="string" calcext:value-type="string">
            <text:p>劉正昌</text:p>
          </table:table-cell>
          <table:table-cell table:style-name="ce17" office:value-type="string" office:string-value="關廟區深坑里內潭農路支線改善工程" calcext:value-type="string">
            <text:p><text:s/>關廟區深坑里內潭農路支線改善工程 </text:p>
          </table:table-cell>
          <table:table-cell table:style-name="ce21" office:value-type="string" calcext:value-type="string">
            <text:p>關廟區</text:p>
          </table:table-cell>
          <table:table-cell table:style-name="ce29" office:value-type="float" office:value="189" calcext:value-type="float">
            <text:p>189 </text:p>
          </table:table-cell>
          <table:table-cell table:style-name="ce37" office:value-type="float" office:value="190" calcext:value-type="float">
            <text:p><text:s/>19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office:string-value="北門區南鯤鯓後方漁產道路過路板橋修繕工程" calcext:value-type="string">
            <text:p><text:s/>北門區南鯤鯓後方漁產道路過路板橋修繕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27" office:value-type="float" office:value="400" calcext:value-type="float">
            <text:p>400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office:string-value="新達里瓦寮8-1號旁漁塭道路改善工程" calcext:value-type="string">
            <text:p><text:s/>新達里瓦寮8-1號旁漁塭道路改善工程 </text:p>
          </table:table-cell>
          <table:table-cell table:style-name="ce21" office:value-type="string" calcext:value-type="string">
            <text:p>學甲區</text:p>
          </table:table-cell>
          <table:table-cell table:style-name="ce30" office:value-type="float" office:value="928" calcext:value-type="float">
            <text:p>928 </text:p>
          </table:table-cell>
          <table:table-cell table:style-name="ce30" office:value-type="float" office:value="420" calcext:value-type="float">
            <text:p>420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強維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白河區關嶺里儷景往景大道路改善工程" calcext:value-type="string">
            <text:p><text:s/>白河區關嶺里儷景往景大道路改善工程 </text:p>
          </table:table-cell>
          <table:table-cell table:style-name="ce21" office:value-type="string" calcext:value-type="string">
            <text:p>白河區</text:p>
          </table:table-cell>
          <table:table-cell table:number-columns-repeated="2" table:style-name="ce26" office:value-type="float" office:value="608" calcext:value-type="float">
            <text:p><text:s/>60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7" office:value-type="string" office:string-value="柳營區人和里柳營路與雙和路聯絡道路AC改善工程" calcext:value-type="string">
            <text:p><text:s/>柳營區人和里柳營路與雙和路聯絡道路AC改善工程 </text:p>
          </table:table-cell>
          <table:table-cell table:style-name="ce21" office:value-type="string" calcext:value-type="string">
            <text:p>柳營區</text:p>
          </table:table-cell>
          <table:table-cell table:number-columns-repeated="2" table:style-name="ce26" office:value-type="float" office:value="315" calcext:value-type="float">
            <text:p><text:s/>31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林慶鎭</text:p>
          </table:table-cell>
          <table:table-cell table:style-name="ce17" office:value-type="string" office:string-value="潭頂段871等農路柏油工程" calcext:value-type="string">
            <text:p><text:s/>潭頂段871等農路柏油工程 </text:p>
          </table:table-cell>
          <table:table-cell table:style-name="ce21" office:value-type="string" calcext:value-type="string">
            <text:p>新市區</text:p>
          </table:table-cell>
          <table:table-cell table:style-name="ce29" office:value-type="float" office:value="323" calcext:value-type="float">
            <text:p>323 </text:p>
          </table:table-cell>
          <table:table-cell table:style-name="ce37" office:value-type="float" office:value="323" calcext:value-type="float">
            <text:p><text:s/>323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office:string-value="豐和里美和63之2號旁漁產道路改善工程" calcext:value-type="string">
            <text:p><text:s/>豐和里美和63之2號旁漁產道路改善工程 </text:p>
          </table:table-cell>
          <table:table-cell table:style-name="ce21" office:value-type="string" calcext:value-type="string">
            <text:p>學甲區</text:p>
          </table:table-cell>
          <table:table-cell table:style-name="ce30" office:value-type="float" office:value="830" calcext:value-type="float">
            <text:p>830 </text:p>
          </table:table-cell>
          <table:table-cell table:style-name="ce30" office:value-type="float" office:value="347" calcext:value-type="float">
            <text:p>347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金定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新化區礁坑里南173線往奧桂山莊道路改善工程" calcext:value-type="string">
            <text:p><text:s/>新化區礁坑里南173線往奧桂山莊道路改善工程 </text:p>
          </table:table-cell>
          <table:table-cell table:style-name="ce21" office:value-type="string" calcext:value-type="string">
            <text:p>新化區</text:p>
          </table:table-cell>
          <table:table-cell table:style-name="ce26" office:value-type="float" office:value="577.5" calcext:value-type="float">
            <text:p><text:s/>578 </text:p>
          </table:table-cell>
          <table:table-cell table:style-name="ce26" office:value-type="float" office:value="577" calcext:value-type="float">
            <text:p><text:s/>577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7" office:value-type="string" office:string-value="柳營區重溪里五軍營(法主宮前)護岸改善工程" calcext:value-type="string">
            <text:p><text:s/>柳營區重溪里五軍營(法主宮前)護岸改善工程 </text:p>
          </table:table-cell>
          <table:table-cell table:style-name="ce21" office:value-type="string" calcext:value-type="string">
            <text:p>柳營區</text:p>
          </table:table-cell>
          <table:table-cell table:number-columns-repeated="2" table:style-name="ce26" office:value-type="float" office:value="600" calcext:value-type="float">
            <text:p><text:s/>6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松霖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7" office:value-type="string" office:string-value="新營區太子宮中排護岸應急工程" calcext:value-type="string">
            <text:p><text:s/>新營區太子宮中排護岸應急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4335" calcext:value-type="float">
            <text:p><text:s/>4335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欣義營造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將軍區西華里道路改善工程" calcext:value-type="string">
            <text:p><text:s/>將軍區西華里道路改善工程 </text:p>
          </table:table-cell>
          <table:table-cell table:style-name="ce21" office:value-type="string" calcext:value-type="string">
            <text:p>將軍區</text:p>
          </table:table-cell>
          <table:table-cell table:style-name="ce26" office:value-type="float" office:value="961" calcext:value-type="float">
            <text:p><text:s/>961 </text:p>
          </table:table-cell>
          <table:table-cell table:style-name="ce26" office:value-type="float" office:value="700" calcext:value-type="float">
            <text:p><text:s/>7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17" office:value-type="string" office:string-value="下營區中營里中營郵局南側道路改善工程" calcext:value-type="string">
            <text:p><text:s/>下營區中營里中營郵局南側道路改善工程 </text:p>
          </table:table-cell>
          <table:table-cell table:style-name="ce21" office:value-type="string" calcext:value-type="string">
            <text:p>下營區</text:p>
          </table:table-cell>
          <table:table-cell table:style-name="ce26" office:value-type="float" office:value="125" calcext:value-type="float">
            <text:p><text:s/>125 </text:p>
          </table:table-cell>
          <table:table-cell table:style-name="ce26" office:value-type="float" office:value="110" calcext:value-type="float">
            <text:p><text:s/>11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17" office:value-type="string" office:string-value="柳營區神農里活動中心北側等三處庄內道路AC改善工程" calcext:value-type="string">
            <text:p><text:s/>柳營區神農里活動中心北側等三處庄內道路AC改善工程 </text:p>
          </table:table-cell>
          <table:table-cell table:style-name="ce21" office:value-type="string" calcext:value-type="string">
            <text:p>柳營區</text:p>
          </table:table-cell>
          <table:table-cell table:style-name="ce26" office:value-type="float" office:value="600" calcext:value-type="float">
            <text:p><text:s/>600 </text:p>
          </table:table-cell>
          <table:table-cell table:style-name="ce26" office:value-type="float" office:value="95" calcext:value-type="float">
            <text:p><text:s/>9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陳金鐘</text:p>
          </table:table-cell>
          <table:table-cell table:style-name="ce17" office:value-type="string" office:string-value="和平里活動中心購置折合式會議桌" calcext:value-type="string">
            <text:p><text:s/>和平里活動中心購置折合式會議桌 </text:p>
          </table:table-cell>
          <table:table-cell table:style-name="ce21" office:value-type="string" calcext:value-type="string">
            <text:p>東區</text:p>
          </table:table-cell>
          <table:table-cell table:style-name="ce26" office:value-type="float" office:value="15" calcext:value-type="float">
            <text:p><text:s/>15 </text:p>
          </table:table-cell>
          <table:table-cell table:style-name="ce26" office:value-type="float" office:value="14" calcext:value-type="float">
            <text:p><text:s/>14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瑞漢科技有限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林全忠</text:p>
          </table:table-cell>
          <table:table-cell table:style-name="ce17" office:value-type="string" office:string-value="新化大坑里頭坑農路改善工程" calcext:value-type="string">
            <text:p><text:s/>新化大坑里頭坑農路改善工程 </text:p>
          </table:table-cell>
          <table:table-cell table:style-name="ce21" office:value-type="string" calcext:value-type="string">
            <text:p>新化區</text:p>
          </table:table-cell>
          <table:table-cell table:style-name="ce29" office:value-type="float" office:value="672" calcext:value-type="float">
            <text:p>672 </text:p>
          </table:table-cell>
          <table:table-cell table:style-name="ce37" office:value-type="float" office:value="399" calcext:value-type="float">
            <text:p><text:s/>399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7">
          <table:table-cell table:style-name="ce7" office:value-type="string" calcext:value-type="string">
            <text:p>趙昆原</text:p>
          </table:table-cell>
          <table:table-cell table:style-name="ce17" office:value-type="string" office:string-value="東山區南106線往慈惠山莊農路改善工程" calcext:value-type="string">
            <text:p><text:s/>東山區南106線往慈惠山莊農路改善工程 </text:p>
          </table:table-cell>
          <table:table-cell table:style-name="ce21" office:value-type="string" calcext:value-type="string">
            <text:p>東山區</text:p>
          </table:table-cell>
          <table:table-cell table:style-name="ce29" office:value-type="float" office:value="720" calcext:value-type="float">
            <text:p>720 </text:p>
          </table:table-cell>
          <table:table-cell table:style-name="ce37" office:value-type="float" office:value="630" calcext:value-type="float">
            <text:p><text:s/>63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北門區永華里西山側溝改善工程" calcext:value-type="string">
            <text:p><text:s/>北門區永華里西山側溝改善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26" office:value-type="float" office:value="155" calcext:value-type="float">
            <text:p><text:s/>15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全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7" office:value-type="string" office:string-value="麻豆區新生北路748號前道路養護工程" calcext:value-type="string">
            <text:p><text:s/>麻豆區新生北路748號前道路養護工程 </text:p>
          </table:table-cell>
          <table:table-cell table:style-name="ce21" office:value-type="string" calcext:value-type="string">
            <text:p>麻豆區</text:p>
          </table:table-cell>
          <table:table-cell table:number-columns-repeated="2" table:style-name="ce26" office:value-type="float" office:value="415" calcext:value-type="float">
            <text:p><text:s/>41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新市區大社里35鄰589之17號通往36鄰590之12號道路改善工程" calcext:value-type="string">
            <text:p><text:s/>新市區大社里35鄰589之17號通往36鄰590之12號道路改善工程 </text:p>
          </table:table-cell>
          <table:table-cell table:style-name="ce21" office:value-type="string" calcext:value-type="string">
            <text:p>新市區</text:p>
          </table:table-cell>
          <table:table-cell table:number-columns-repeated="2" table:style-name="ce26" office:value-type="float" office:value="473" calcext:value-type="float">
            <text:p><text:s/>473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唪口里陽光大地社區市有土地體健設施" calcext:value-type="string">
            <text:p><text:s/>唪口里陽光大地社區市有土地體健設施 </text:p>
          </table:table-cell>
          <table:table-cell table:style-name="ce21" office:value-type="string" calcext:value-type="string">
            <text:p>新化區</text:p>
          </table:table-cell>
          <table:table-cell table:number-columns-repeated="2" table:style-name="ce26" office:value-type="float" office:value="97" calcext:value-type="float">
            <text:p><text:s/>97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晉強企業社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7" office:value-type="string" office:string-value="永康區永康里永信路等道路排水改善工程" calcext:value-type="string">
            <text:p><text:s/>永康區永康里永信路等道路排水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1800" calcext:value-type="float">
            <text:p><text:s/>1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泰鈞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7" office:value-type="string" office:string-value="麻豆區埤頭里北路客路面改善工程" calcext:value-type="string">
            <text:p><text:s/>麻豆區埤頭里北路客路面改善工程 </text:p>
          </table:table-cell>
          <table:table-cell table:style-name="ce21" office:value-type="string" calcext:value-type="string">
            <text:p>麻豆區</text:p>
          </table:table-cell>
          <table:table-cell table:number-columns-repeated="2" table:style-name="ce26" office:value-type="float" office:value="525" calcext:value-type="float">
            <text:p><text:s/>52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office:string-value="學甲區平和里倒芳橋旁漁塭道路改善工程" calcext:value-type="string">
            <text:p><text:s/>學甲區平和里倒芳橋旁漁塭道路改善工程 </text:p>
          </table:table-cell>
          <table:table-cell table:style-name="ce21" office:value-type="string" calcext:value-type="string">
            <text:p>學甲區</text:p>
          </table:table-cell>
          <table:table-cell table:style-name="ce30" office:value-type="float" office:value="940" calcext:value-type="float">
            <text:p>940 </text:p>
          </table:table-cell>
          <table:table-cell table:style-name="ce30" office:value-type="float" office:value="376" calcext:value-type="float">
            <text:p>376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佳霖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17" office:value-type="string" office:string-value="光復里籃球場增設不銹鋼門" calcext:value-type="string">
            <text:p><text:s/>光復里籃球場增設不銹鋼門 </text:p>
          </table:table-cell>
          <table:table-cell table:style-name="ce21" office:value-type="string" calcext:value-type="string">
            <text:p>永康區</text:p>
          </table:table-cell>
          <table:table-cell table:style-name="ce26" office:value-type="float" office:value="43" calcext:value-type="float">
            <text:p><text:s/>43 </text:p>
          </table:table-cell>
          <table:table-cell table:style-name="ce26" office:value-type="float" office:value="46" calcext:value-type="float">
            <text:p><text:s/>46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永奇金屬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李退之</text:p>
          </table:table-cell>
          <table:table-cell table:style-name="ce17" office:value-type="string" office:string-value="新營區長榮路北側農路改善工程" calcext:value-type="string">
            <text:p><text:s/>新營區長榮路北側農路改善工程 </text:p>
          </table:table-cell>
          <table:table-cell table:style-name="ce21" office:value-type="string" calcext:value-type="string">
            <text:p>新營區</text:p>
          </table:table-cell>
          <table:table-cell table:style-name="ce29" office:value-type="float" office:value="400" calcext:value-type="float">
            <text:p>400 </text:p>
          </table:table-cell>
          <table:table-cell table:style-name="ce37" office:value-type="float" office:value="318" calcext:value-type="float">
            <text:p><text:s/>318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取得</text:p>
            <text:p>辦理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10" office:value-type="string" calcext:value-type="string">
            <text:p>劉正昌</text:p>
          </table:table-cell>
          <table:table-cell table:style-name="ce17" office:value-type="string" office:string-value="歸仁區崙頂里成功九街農路排水改善工程(二期)" calcext:value-type="string">
            <text:p><text:s/>歸仁區崙頂里成功九街農路排水改善工程(二期) </text:p>
          </table:table-cell>
          <table:table-cell table:style-name="ce21" office:value-type="string" calcext:value-type="string">
            <text:p>歸仁區</text:p>
          </table:table-cell>
          <table:table-cell table:style-name="ce29" office:value-type="float" office:value="2025.5" calcext:value-type="float">
            <text:p>2026 </text:p>
          </table:table-cell>
          <table:table-cell table:style-name="ce37" office:value-type="float" office:value="1446" calcext:value-type="float">
            <text:p><text:s/>1446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白河區詔安里第1鄰（玉豐高幹150左6）巷道排水溝改善工程" calcext:value-type="string">
            <text:p><text:s/>白河區詔安里第1鄰（玉豐高幹150左6）巷道排水溝改善工程 </text:p>
          </table:table-cell>
          <table:table-cell table:style-name="ce21" office:value-type="string" calcext:value-type="string">
            <text:p>白河區</text:p>
          </table:table-cell>
          <table:table-cell table:number-columns-repeated="2" table:style-name="ce26" office:value-type="float" office:value="551" calcext:value-type="float">
            <text:p><text:s/>551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三泰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新化區豐榮里民治路道路改善工程" calcext:value-type="string">
            <text:p><text:s/>新化區豐榮里民治路道路改善工程 </text:p>
          </table:table-cell>
          <table:table-cell table:style-name="ce21" office:value-type="string" calcext:value-type="string">
            <text:p>新化區</text:p>
          </table:table-cell>
          <table:table-cell table:number-columns-repeated="2" table:style-name="ce26" office:value-type="float" office:value="1000" calcext:value-type="float">
            <text:p><text:s/>10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17" office:value-type="string" office:string-value="104年海寮社區活動中心左側廣場修繕" calcext:value-type="string">
            <text:p><text:s/>104年海寮社區活動中心左側廣場修繕 </text:p>
          </table:table-cell>
          <table:table-cell table:style-name="ce21" office:value-type="string" calcext:value-type="string">
            <text:p>安定區</text:p>
          </table:table-cell>
          <table:table-cell table:style-name="ce26" office:value-type="float" office:value="525" calcext:value-type="float">
            <text:p><text:s/>525 </text:p>
          </table:table-cell>
          <table:table-cell table:style-name="ce26" office:value-type="float" office:value="430" calcext:value-type="float">
            <text:p><text:s/>43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奕晨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清華</text:p>
          </table:table-cell>
          <table:table-cell table:style-name="ce17" office:value-type="string" office:string-value="十份里欖人民宿東側產業道路改善工程" calcext:value-type="string">
            <text:p><text:s/>十份里欖人民宿東側產業道路改善工程 </text:p>
          </table:table-cell>
          <table:table-cell table:style-name="ce21" office:value-type="string" calcext:value-type="string">
            <text:p>七股區</text:p>
          </table:table-cell>
          <table:table-cell table:style-name="ce27" office:value-type="float" office:value="136" calcext:value-type="float">
            <text:p>136 </text:p>
          </table:table-cell>
          <table:table-cell table:style-name="ce27" office:value-type="float" office:value="98" calcext:value-type="float">
            <text:p>98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志聰</text:p>
          </table:table-cell>
          <table:table-cell table:style-name="ce17" office:value-type="string" office:string-value="大內區石湖里隆大高幹206右3旁邊坡改善工程" calcext:value-type="string">
            <text:p><text:s/>大內區石湖里隆大高幹206右3旁邊坡改善工程 </text:p>
          </table:table-cell>
          <table:table-cell table:style-name="ce21" office:value-type="string" calcext:value-type="string">
            <text:p>大內區</text:p>
          </table:table-cell>
          <table:table-cell table:style-name="ce29" office:value-type="float" office:value="185" calcext:value-type="float">
            <text:p>185 </text:p>
          </table:table-cell>
          <table:table-cell table:style-name="ce37" office:value-type="float" office:value="212" calcext:value-type="float">
            <text:p><text:s/>212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7" office:value-type="string" office:string-value="新營區鹽水排水(國道以西)護岸應急工程" calcext:value-type="string">
            <text:p><text:s/>新營區鹽水排水(國道以西)護岸應急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4265" calcext:value-type="float">
            <text:p><text:s/>4265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集揚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7" office:value-type="string" office:string-value="左鎮區草山里南171線(草山5號橋至草山分校)道路修復工程" calcext:value-type="string">
            <text:p><text:s/>左鎮區草山里南171線(草山5號橋至草山分校)道路修復工程 </text:p>
          </table:table-cell>
          <table:table-cell table:style-name="ce21" office:value-type="string" calcext:value-type="string">
            <text:p>左鎮區</text:p>
          </table:table-cell>
          <table:table-cell table:style-name="ce26" office:value-type="float" office:value="4473" calcext:value-type="float">
            <text:p><text:s/>4473 </text:p>
          </table:table-cell>
          <table:table-cell table:style-name="ce26" office:value-type="float" office:value="800" calcext:value-type="float">
            <text:p><text:s/>8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7" office:value-type="string" office:string-value="六甲區信義街238巷1弄西側水溝改善工程" calcext:value-type="string">
            <text:p><text:s/>六甲區信義街238巷1弄西側水溝改善工程 </text:p>
          </table:table-cell>
          <table:table-cell table:style-name="ce21" office:value-type="string" calcext:value-type="string">
            <text:p>六甲區</text:p>
          </table:table-cell>
          <table:table-cell table:number-columns-repeated="2" table:style-name="ce26" office:value-type="float" office:value="776" calcext:value-type="float">
            <text:p><text:s/>776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 </text:p>
          </table:table-cell>
          <table:table-cell table:style-name="ce6" office:value-type="string" calcext:value-type="string">
            <text:p>冠位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西港區堀仔頭社區道路改善(近堀仔頭31號)" calcext:value-type="string">
            <text:p><text:s/>西港區堀仔頭社區道路改善(近堀仔頭31號) </text:p>
          </table:table-cell>
          <table:table-cell table:style-name="ce21" office:value-type="string" calcext:value-type="string">
            <text:p>西港區</text:p>
          </table:table-cell>
          <table:table-cell table:style-name="ce26" office:value-type="float" office:value="210" calcext:value-type="float">
            <text:p><text:s/>210 </text:p>
          </table:table-cell>
          <table:table-cell table:style-name="ce26" office:value-type="float" office:value="190" calcext:value-type="float">
            <text:p><text:s/>19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鹽水區下中里46-11號至46-25號排水溝改善工程" calcext:value-type="string">
            <text:p><text:s/>鹽水區下中里46-11號至46-25號排水溝改善工程 </text:p>
          </table:table-cell>
          <table:table-cell table:style-name="ce21" office:value-type="string" calcext:value-type="string">
            <text:p>鹽水區</text:p>
          </table:table-cell>
          <table:table-cell table:number-columns-repeated="2" table:style-name="ce26" office:value-type="float" office:value="753" calcext:value-type="float">
            <text:p><text:s/>753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中洋土木包工業 <text:s/>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將軍區南20線道路改善工程(3k+750~3K+900)" calcext:value-type="string">
            <text:p><text:s/>將軍區南20線道路改善工程(3k+750~3K+900) </text:p>
          </table:table-cell>
          <table:table-cell table:style-name="ce21" office:value-type="string" calcext:value-type="string">
            <text:p>將軍區</text:p>
          </table:table-cell>
          <table:table-cell table:number-columns-repeated="2" table:style-name="ce26" office:value-type="float" office:value="315" calcext:value-type="float">
            <text:p><text:s/>31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17" office:value-type="string" office:string-value="仁德區大甲里中正西路625巷道路側溝改善工程" calcext:value-type="string">
            <text:p><text:s/>仁德區大甲里中正西路625巷道路側溝改善工程 </text:p>
          </table:table-cell>
          <table:table-cell table:style-name="ce21" office:value-type="string" calcext:value-type="string">
            <text:p>仁德區</text:p>
          </table:table-cell>
          <table:table-cell table:number-columns-repeated="2" table:style-name="ce26" office:value-type="float" office:value="1090" calcext:value-type="float">
            <text:p><text:s/>109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 </text:p>
          </table:table-cell>
          <table:table-cell table:style-name="ce6" office:value-type="string" calcext:value-type="string">
            <text:p>維成土木包工業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林美燕</text:p>
          </table:table-cell>
          <table:table-cell table:style-name="ce17" office:value-type="string" office:string-value="南區永成路二段980巷農路改善工程" calcext:value-type="string">
            <text:p><text:s/>南區永成路二段980巷農路改善工程 </text:p>
          </table:table-cell>
          <table:table-cell table:style-name="ce21" office:value-type="string" calcext:value-type="string">
            <text:p>南區</text:p>
          </table:table-cell>
          <table:table-cell table:style-name="ce29" office:value-type="float" office:value="595.392" calcext:value-type="float">
            <text:p>595 </text:p>
          </table:table-cell>
          <table:table-cell table:style-name="ce37" office:value-type="float" office:value="497" calcext:value-type="float">
            <text:p><text:s/>497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office:string-value="玉山養殖區道路改善工程" calcext:value-type="string">
            <text:p><text:s/>玉山養殖區道路改善工程 </text:p>
          </table:table-cell>
          <table:table-cell table:style-name="ce21" office:value-type="string" calcext:value-type="string">
            <text:p>將軍區</text:p>
          </table:table-cell>
          <table:table-cell table:style-name="ce30" office:value-type="float" office:value="1050" calcext:value-type="float">
            <text:p>1050 </text:p>
          </table:table-cell>
          <table:table-cell table:style-name="ce30" office:value-type="float" office:value="368" calcext:value-type="float">
            <text:p>368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7" office:value-type="string" office:string-value="東山區嶺南里南106線7K(嶺南高幹48左16)及東原里南99線旁(東原高幹114-1)柿仔寮部落道路改善工程" calcext:value-type="string">
            <text:p><text:s/>東山區嶺南里南106線7K(嶺南高幹48左16)及東原里南99線旁(東原高幹114-1)柿仔寮部落道路改善工程 </text:p>
          </table:table-cell>
          <table:table-cell table:style-name="ce21" office:value-type="string" calcext:value-type="string">
            <text:p>東山區</text:p>
          </table:table-cell>
          <table:table-cell table:number-columns-repeated="2" table:style-name="ce26" office:value-type="float" office:value="150" calcext:value-type="float">
            <text:p><text:s/>15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新營區中營里轄內中山路20至50之1及41至89號道路側溝改善工程" calcext:value-type="string">
            <text:p><text:s/>新營區中營里轄內中山路20至50之1及41至89號道路側溝改善工程 </text:p>
          </table:table-cell>
          <table:table-cell table:style-name="ce21" office:value-type="string" calcext:value-type="string">
            <text:p>新營區 </text:p>
          </table:table-cell>
          <table:table-cell table:number-columns-repeated="2" table:style-name="ce26" office:value-type="float" office:value="1773" calcext:value-type="float">
            <text:p><text:s/>1773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柏承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7" office:value-type="string" office:string-value="溪北里活動中心更換監視器設備" calcext:value-type="string">
            <text:p><text:s/>溪北里活動中心更換監視器設備 </text:p>
          </table:table-cell>
          <table:table-cell table:style-name="ce21" office:value-type="string" calcext:value-type="string">
            <text:p>安南區</text:p>
          </table:table-cell>
          <table:table-cell table:style-name="ce26" office:value-type="float" office:value="76" calcext:value-type="float">
            <text:p><text:s/>76 </text:p>
          </table:table-cell>
          <table:table-cell table:style-name="ce26" office:value-type="float" office:value="72" calcext:value-type="float">
            <text:p><text:s/>72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京群科技企業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王錦德</text:p>
          </table:table-cell>
          <table:table-cell table:style-name="ce17" office:value-type="string" office:string-value="海佃國小校門口地基掏空及步道磚下陷整建工程" calcext:value-type="string">
            <text:p><text:s/>海佃國小校門口地基掏空及步道磚下陷整建工程 </text:p>
          </table:table-cell>
          <table:table-cell table:style-name="ce21" office:value-type="string" calcext:value-type="string">
            <text:p>安南區</text:p>
          </table:table-cell>
          <table:table-cell table:style-name="ce31" office:value-type="float" office:value="370" calcext:value-type="float">
            <text:p><text:s/>370 </text:p>
          </table:table-cell>
          <table:table-cell table:style-name="ce38" office:value-type="float" office:value="350" calcext:value-type="float">
            <text:p>35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公開招標 </text:p>
          </table:table-cell>
          <table:table-cell table:style-name="ce6" office:value-type="string" calcext:value-type="string">
            <text:p>永大興土木包工業 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林志聰</text:p>
          </table:table-cell>
          <table:table-cell table:style-name="ce17" office:value-type="string" office:string-value="山上區玉峯里盧芝坑農路護坡溝蓋改善工程" calcext:value-type="string">
            <text:p><text:s/>山上區玉峯里盧芝坑農路護坡溝蓋改善工程 </text:p>
          </table:table-cell>
          <table:table-cell table:style-name="ce21" office:value-type="string" calcext:value-type="string">
            <text:p>山上區</text:p>
          </table:table-cell>
          <table:table-cell table:style-name="ce29" office:value-type="float" office:value="746.4" calcext:value-type="float">
            <text:p>746 </text:p>
          </table:table-cell>
          <table:table-cell table:style-name="ce37" office:value-type="float" office:value="219" calcext:value-type="float">
            <text:p><text:s/>219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7" office:value-type="string" office:string-value="玉井區中正里幼中高分3道路修繕工程" calcext:value-type="string">
            <text:p><text:s/>玉井區中正里幼中高分3道路修繕工程 </text:p>
          </table:table-cell>
          <table:table-cell table:style-name="ce21" office:value-type="string" calcext:value-type="string">
            <text:p>玉井區</text:p>
          </table:table-cell>
          <table:table-cell table:style-name="ce26" office:value-type="float" office:value="1303" calcext:value-type="float">
            <text:p><text:s/>1303 </text:p>
          </table:table-cell>
          <table:table-cell table:style-name="ce26" office:value-type="float" office:value="1120" calcext:value-type="float">
            <text:p><text:s/>112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新化區大坑南168-3線整修改善工程" calcext:value-type="string">
            <text:p><text:s/>新化區大坑南168-3線整修改善工程 </text:p>
          </table:table-cell>
          <table:table-cell table:style-name="ce21" office:value-type="string" calcext:value-type="string">
            <text:p>新化區</text:p>
          </table:table-cell>
          <table:table-cell table:number-columns-repeated="2" table:style-name="ce26" office:value-type="float" office:value="1500" calcext:value-type="float">
            <text:p><text:s/>15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招盛土木包工業</text:p>
          </table:table-cell>
          <table:table-cell table:number-columns-repeated="1015"/>
        </table:table-row>
        <table:table-row table:style-name="ro10">
          <table:table-cell table:style-name="ce5" office:value-type="string" calcext:value-type="string">
            <text:p>賴惠員</text:p>
          </table:table-cell>
          <table:table-cell table:style-name="ce17" office:value-type="string" office:string-value="鹽水區歡雅里南67線0k+922m~1k+442m道路改善工程" calcext:value-type="string">
            <text:p><text:s/>鹽水區歡雅里南67線0k+922m~1k+442m道路改善工程 </text:p>
          </table:table-cell>
          <table:table-cell table:style-name="ce21" office:value-type="string" calcext:value-type="string">
            <text:p>鹽水區</text:p>
          </table:table-cell>
          <table:table-cell table:style-name="ce26" office:value-type="float" office:value="1920" calcext:value-type="float">
            <text:p><text:s/>1920 </text:p>
          </table:table-cell>
          <table:table-cell table:style-name="ce26" office:value-type="float" office:value="1680" calcext:value-type="float">
            <text:p><text:s/>168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白河區庄內里1鄰客庄內41至55號宅後排水溝改善工程" calcext:value-type="string">
            <text:p><text:s/>白河區庄內里1鄰客庄內41至55號宅後排水溝改善工程 </text:p>
          </table:table-cell>
          <table:table-cell table:style-name="ce21" office:value-type="string" calcext:value-type="string">
            <text:p>白河區</text:p>
          </table:table-cell>
          <table:table-cell table:number-columns-repeated="2" table:style-name="ce26" office:value-type="float" office:value="500" calcext:value-type="float">
            <text:p><text:s/>5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8" office:value-type="string" calcext:value-type="string">
            <text:p>賴美惠</text:p>
          </table:table-cell>
          <table:table-cell table:style-name="ce17" office:value-type="string" office:string-value="105柳營區新厝段農路改善工程" calcext:value-type="string">
            <text:p><text:s/>105柳營區新厝段農路改善工程 </text:p>
          </table:table-cell>
          <table:table-cell table:style-name="ce21" office:value-type="string" calcext:value-type="string">
            <text:p>柳營區</text:p>
          </table:table-cell>
          <table:table-cell table:style-name="ce29" office:value-type="float" office:value="2211.2" calcext:value-type="float">
            <text:p>2211 </text:p>
          </table:table-cell>
          <table:table-cell table:style-name="ce37" office:value-type="float" office:value="1945" calcext:value-type="float">
            <text:p><text:s/>194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郭國文</text:p>
          </table:table-cell>
          <table:table-cell table:style-name="ce17" office:value-type="string" office:string-value="永康區復興路71巷88弄排水改善工程" calcext:value-type="string">
            <text:p><text:s/>永康區復興路71巷88弄排水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875" calcext:value-type="float">
            <text:p><text:s/>87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維成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七股區大潭里里內道路路面改善工程" calcext:value-type="string">
            <text:p><text:s/>七股區大潭里里內道路路面改善工程 </text:p>
          </table:table-cell>
          <table:table-cell table:style-name="ce21" office:value-type="string" calcext:value-type="string">
            <text:p>七股區</text:p>
          </table:table-cell>
          <table:table-cell table:number-columns-repeated="2" table:style-name="ce26" office:value-type="float" office:value="1069" calcext:value-type="float">
            <text:p><text:s/>1069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慶鎭</text:p>
          </table:table-cell>
          <table:table-cell table:style-name="ce17" office:value-type="string" office:string-value="新市區永就里活動中心男女廁所修繕工程" calcext:value-type="string">
            <text:p><text:s/>新市區永就里活動中心男女廁所修繕工程 </text:p>
          </table:table-cell>
          <table:table-cell table:style-name="ce21" office:value-type="string" calcext:value-type="string">
            <text:p>新市區</text:p>
          </table:table-cell>
          <table:table-cell table:style-name="ce26" office:value-type="float" office:value="801" calcext:value-type="float">
            <text:p><text:s/>801 </text:p>
          </table:table-cell>
          <table:table-cell table:style-name="ce26" office:value-type="float" office:value="600" calcext:value-type="float">
            <text:p><text:s/>6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和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7" office:value-type="string" office:string-value="關廟區布袋尾316-4地號農路改善工程" calcext:value-type="string">
            <text:p><text:s/>關廟區布袋尾316-4地號農路改善工程 </text:p>
          </table:table-cell>
          <table:table-cell table:style-name="ce21" office:value-type="string" calcext:value-type="string">
            <text:p>關廟區</text:p>
          </table:table-cell>
          <table:table-cell table:style-name="ce28" office:value-type="float" office:value="124" calcext:value-type="float">
            <text:p>124</text:p>
          </table:table-cell>
          <table:table-cell table:style-name="ce37" office:value-type="float" office:value="130" calcext:value-type="float">
            <text:p><text:s/>13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林美燕</text:p>
          </table:table-cell>
          <table:table-cell table:style-name="ce17" office:value-type="string" office:string-value="臺南市南區明興路1181巷198號之1旁漁塭排水渠道改善工程" calcext:value-type="string">
            <text:p><text:s/>臺南市南區明興路1181巷198號之1旁漁塭排水渠道改善工程 </text:p>
          </table:table-cell>
          <table:table-cell table:style-name="ce21" office:value-type="string" calcext:value-type="string">
            <text:p>南區</text:p>
          </table:table-cell>
          <table:table-cell table:number-columns-repeated="2" table:style-name="ce30" office:value-type="float" office:value="84" calcext:value-type="float">
            <text:p>84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明禕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office:string-value="馬沙溝鹽田養殖區道路改善工程" calcext:value-type="string">
            <text:p><text:s/>馬沙溝鹽田養殖區道路改善工程 </text:p>
          </table:table-cell>
          <table:table-cell table:style-name="ce21" office:value-type="string" calcext:value-type="string">
            <text:p>將軍區</text:p>
          </table:table-cell>
          <table:table-cell table:style-name="ce30" office:value-type="float" office:value="3810" calcext:value-type="float">
            <text:p>3810 </text:p>
          </table:table-cell>
          <table:table-cell table:style-name="ce30" office:value-type="float" office:value="630" calcext:value-type="float">
            <text:p>630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金昌土木包工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中成</text:p>
          </table:table-cell>
          <table:table-cell table:style-name="ce17" office:value-type="string" office:string-value="永康區中山北路634巷道路排水改善工程" calcext:value-type="string">
            <text:p><text:s/>永康區中山北路634巷道路排水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700" calcext:value-type="float">
            <text:p><text:s/>7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南銘土木包工業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賴美惠</text:p>
          </table:table-cell>
          <table:table-cell table:style-name="ce17" office:value-type="string" office:string-value="崎內里7鄰半天寮農路改善工程" calcext:value-type="string">
            <text:p><text:s/>崎內里7鄰半天寮農路改善工程 </text:p>
          </table:table-cell>
          <table:table-cell table:style-name="ce21" office:value-type="string" calcext:value-type="string">
            <text:p>白河區</text:p>
          </table:table-cell>
          <table:table-cell table:style-name="ce29" office:value-type="float" office:value="230" calcext:value-type="float">
            <text:p>230 </text:p>
          </table:table-cell>
          <table:table-cell table:style-name="ce37" office:value-type="float" office:value="230" calcext:value-type="float">
            <text:p><text:s/>23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7">
          <table:table-cell table:style-name="ce6" office:value-type="string" calcext:value-type="string">
            <text:p>謝財旺</text:p>
          </table:table-cell>
          <table:table-cell table:style-name="ce17" office:value-type="string" office:string-value="光華里東盟北側漁塭道路改善工程" calcext:value-type="string">
            <text:p><text:s/>光華里東盟北側漁塭道路改善工程 </text:p>
          </table:table-cell>
          <table:table-cell table:style-name="ce21" office:value-type="string" calcext:value-type="string">
            <text:p>學甲區</text:p>
          </table:table-cell>
          <table:table-cell table:style-name="ce30" office:value-type="float" office:value="1880" calcext:value-type="float">
            <text:p>1880 </text:p>
          </table:table-cell>
          <table:table-cell table:style-name="ce30" office:value-type="float" office:value="368" calcext:value-type="float">
            <text:p>368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日新土木包工業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侯澄財</text:p>
          </table:table-cell>
          <table:table-cell table:style-name="ce17" office:value-type="string" office:string-value="北門轄區內漁產道路鋪設刨除料改善工程" calcext:value-type="string">
            <text:p><text:s/>北門轄區內漁產道路鋪設刨除料改善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30" office:value-type="float" office:value="299" calcext:value-type="float">
            <text:p>299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吳通龍</text:p>
          </table:table-cell>
          <table:table-cell table:style-name="ce17" office:value-type="string" office:string-value="六甲區甲東里裕農街2巷11弄水溝及路面改善工程" calcext:value-type="string">
            <text:p><text:s/>六甲區甲東里裕農街2巷11弄水溝及路面改善工程 </text:p>
          </table:table-cell>
          <table:table-cell table:style-name="ce21" office:value-type="string" calcext:value-type="string">
            <text:p>六甲區</text:p>
          </table:table-cell>
          <table:table-cell table:number-columns-repeated="2" table:style-name="ce26" office:value-type="float" office:value="754" calcext:value-type="float">
            <text:p><text:s/>754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霖造土木包工業 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郭清華</text:p>
          </table:table-cell>
          <table:table-cell table:style-name="ce17" office:value-type="string" office:string-value="仁德區三甲里集水井增設工程" calcext:value-type="string">
            <text:p><text:s/>仁德區三甲里集水井增設工程 </text:p>
          </table:table-cell>
          <table:table-cell table:style-name="ce21" office:value-type="string" calcext:value-type="string">
            <text:p>仁德區</text:p>
          </table:table-cell>
          <table:table-cell table:number-columns-repeated="2" table:style-name="ce26" office:value-type="float" office:value="180" calcext:value-type="float">
            <text:p><text:s/>18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維成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新營區舊廍里五間厝中排改善工程" calcext:value-type="string">
            <text:p><text:s/>新營區舊廍里五間厝中排改善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1000" calcext:value-type="float">
            <text:p><text:s/>10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明耀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育輝</text:p>
          </table:table-cell>
          <table:table-cell table:style-name="ce17" office:value-type="string" office:string-value="鹽水區南港里南港段1137地號處水溝修復工程" calcext:value-type="string">
            <text:p><text:s/>鹽水區南港里南港段1137地號處水溝修復工程 </text:p>
          </table:table-cell>
          <table:table-cell table:style-name="ce21" office:value-type="string" calcext:value-type="string">
            <text:p>鹽水區</text:p>
          </table:table-cell>
          <table:table-cell table:style-name="ce29" office:value-type="float" office:value="460" calcext:value-type="float">
            <text:p>460 </text:p>
          </table:table-cell>
          <table:table-cell table:style-name="ce37" office:value-type="float" office:value="407" calcext:value-type="float">
            <text:p><text:s/>407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新營區公園路一段160巷口側溝排水改善工程" calcext:value-type="string">
            <text:p><text:s/>新營區公園路一段160巷口側溝排水改善工程 </text:p>
          </table:table-cell>
          <table:table-cell table:style-name="ce21" office:value-type="string" calcext:value-type="string">
            <text:p>新營區 </text:p>
          </table:table-cell>
          <table:table-cell table:number-columns-repeated="2" table:style-name="ce26" office:value-type="float" office:value="2700" calcext:value-type="float">
            <text:p><text:s/>27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柏承營造有限公司 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新市區三舍段404號旁道路改善工程" calcext:value-type="string">
            <text:p><text:s/>新市區三舍段404號旁道路改善工程 </text:p>
          </table:table-cell>
          <table:table-cell table:style-name="ce21" office:value-type="string" calcext:value-type="string">
            <text:p>新市區</text:p>
          </table:table-cell>
          <table:table-cell table:number-columns-repeated="2" table:style-name="ce26" office:value-type="float" office:value="230" calcext:value-type="float">
            <text:p><text:s/>23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17" office:value-type="string" office:string-value="歸仁區八甲里大德路等路面工程" calcext:value-type="string">
            <text:p><text:s/>歸仁區八甲里大德路等路面工程 </text:p>
          </table:table-cell>
          <table:table-cell table:style-name="ce21" office:value-type="string" calcext:value-type="string">
            <text:p>歸仁區</text:p>
          </table:table-cell>
          <table:table-cell table:number-columns-repeated="2" table:style-name="ce26" office:value-type="float" office:value="1085" calcext:value-type="float">
            <text:p><text:s/>108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楊中成</text:p>
          </table:table-cell>
          <table:table-cell table:style-name="ce17" office:value-type="string" office:string-value="永康區大灣三街路面改善工程" calcext:value-type="string">
            <text:p><text:s/>永康區大灣三街路面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1837" calcext:value-type="float">
            <text:p><text:s/>1837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鹽水區水秀里7鄰巷道鋪設柏油路面工程" calcext:value-type="string">
            <text:p><text:s/>鹽水區水秀里7鄰巷道鋪設柏油路面工程 </text:p>
          </table:table-cell>
          <table:table-cell table:style-name="ce21" office:value-type="string" calcext:value-type="string">
            <text:p>鹽水區</text:p>
          </table:table-cell>
          <table:table-cell table:number-columns-repeated="2" table:style-name="ce26" office:value-type="float" office:value="240" calcext:value-type="float">
            <text:p><text:s/>24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學甲區平和里什姓公廟旁道路加高工程" calcext:value-type="string">
            <text:p><text:s/>學甲區平和里什姓公廟旁道路加高工程 </text:p>
          </table:table-cell>
          <table:table-cell table:style-name="ce21" office:value-type="string" calcext:value-type="string">
            <text:p>學甲區</text:p>
          </table:table-cell>
          <table:table-cell table:number-columns-repeated="2" table:style-name="ce26" office:value-type="float" office:value="1020" calcext:value-type="float">
            <text:p><text:s/>102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佳霖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郭國文</text:p>
          </table:table-cell>
          <table:table-cell table:style-name="ce17" office:value-type="string" office:string-value="永康區三合里南工街247巷23弄及33弄路面改善工程" calcext:value-type="string">
            <text:p><text:s/>永康區三合里南工街247巷23弄及33弄路面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167" calcext:value-type="float">
            <text:p><text:s/>167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白河區仙草里岩前往岩前教會道路改善工程" calcext:value-type="string">
            <text:p><text:s/>白河區仙草里岩前往岩前教會道路改善工程 </text:p>
          </table:table-cell>
          <table:table-cell table:style-name="ce21" office:value-type="string" calcext:value-type="string">
            <text:p>白河區</text:p>
          </table:table-cell>
          <table:table-cell table:number-columns-repeated="2" table:style-name="ce26" office:value-type="float" office:value="696" calcext:value-type="float">
            <text:p><text:s/>696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大寮里8鄰道路排水改善工程" calcext:value-type="string">
            <text:p><text:s/>大寮里8鄰道路排水改善工程 </text:p>
          </table:table-cell>
          <table:table-cell table:style-name="ce21" office:value-type="string" calcext:value-type="string">
            <text:p>七股區</text:p>
          </table:table-cell>
          <table:table-cell table:style-name="ce26" office:value-type="float" office:value="466" calcext:value-type="float">
            <text:p><text:s/>466 </text:p>
          </table:table-cell>
          <table:table-cell table:style-name="ce26" office:value-type="float" office:value="450" calcext:value-type="float">
            <text:p><text:s/>45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東拓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7" office:value-type="string" office:string-value="德善路251巷道路排水改善工程" calcext:value-type="string">
            <text:p><text:s/>德善路251巷道路排水改善工程 </text:p>
          </table:table-cell>
          <table:table-cell table:style-name="ce21" office:value-type="string" calcext:value-type="string">
            <text:p>仁德區</text:p>
          </table:table-cell>
          <table:table-cell table:number-columns-repeated="2" table:style-name="ce26" office:value-type="float" office:value="980" calcext:value-type="float">
            <text:p><text:s/>98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維成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17" office:value-type="string" office:string-value="鹽洲里活動中心申請購置冷氣機設備" calcext:value-type="string">
            <text:p><text:s/>鹽洲里活動中心申請購置冷氣機設備 </text:p>
          </table:table-cell>
          <table:table-cell table:style-name="ce21" office:value-type="string" calcext:value-type="string">
            <text:p>永康區</text:p>
          </table:table-cell>
          <table:table-cell table:style-name="ce26" office:value-type="float" office:value="644" calcext:value-type="float">
            <text:p><text:s/>644 </text:p>
          </table:table-cell>
          <table:table-cell table:style-name="ce26" office:value-type="float" office:value="636" calcext:value-type="float">
            <text:p><text:s/>636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共同供應契約</text:p>
          </table:table-cell>
          <table:table-cell table:style-name="ce6" office:value-type="string" calcext:value-type="string">
            <text:p>山菱科技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呂維胤</text:p>
          </table:table-cell>
          <table:table-cell table:style-name="ce17" office:value-type="string" office:string-value="明興路1181巷227號後農路改善工程" calcext:value-type="string">
            <text:p><text:s/>明興路1181巷227號後農路改善工程 </text:p>
          </table:table-cell>
          <table:table-cell table:style-name="ce21" office:value-type="string" calcext:value-type="string">
            <text:p>南區</text:p>
          </table:table-cell>
          <table:table-cell table:style-name="ce29" office:value-type="float" office:value="315.84" calcext:value-type="float">
            <text:p>316 </text:p>
          </table:table-cell>
          <table:table-cell table:style-name="ce37" office:value-type="float" office:value="264" calcext:value-type="float">
            <text:p><text:s/>264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謝財旺</text:p>
          </table:table-cell>
          <table:table-cell table:style-name="ce17" office:value-type="string" office:string-value="北門區新圍地區道路護欄增設工程" calcext:value-type="string">
            <text:p><text:s/>北門區新圍地區道路護欄增設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26" office:value-type="float" office:value="400" calcext:value-type="float">
            <text:p><text:s/>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東拓土木包工業 </text:p>
          </table:table-cell>
          <table:table-cell table:number-columns-repeated="1015"/>
        </table:table-row>
        <table:table-row table:style-name="ro12">
          <table:table-cell table:style-name="ce5" office:value-type="string" calcext:value-type="string">
            <text:p>林阳乙</text:p>
          </table:table-cell>
          <table:table-cell table:style-name="ce17" office:value-type="string" office:string-value="網寮里五王府廟前廣場簡易運動設施工程" calcext:value-type="string">
            <text:p><text:s/>網寮里五王府廟前廣場簡易運動設施工程 </text:p>
          </table:table-cell>
          <table:table-cell table:style-name="ce21" office:value-type="string" calcext:value-type="string">
            <text:p>永康區</text:p>
          </table:table-cell>
          <table:table-cell table:style-name="ce26" office:value-type="float" office:value="94" calcext:value-type="float">
            <text:p><text:s/>94 </text:p>
          </table:table-cell>
          <table:table-cell table:style-name="ce26" office:value-type="float" office:value="90" calcext:value-type="float">
            <text:p><text:s/>9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福田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杜素吟</text:p>
          </table:table-cell>
          <table:table-cell table:style-name="ce17" office:value-type="string" office:string-value="龍崎區石嘈里農路改善工程" calcext:value-type="string">
            <text:p><text:s/>龍崎區石嘈里農路改善工程 </text:p>
          </table:table-cell>
          <table:table-cell table:style-name="ce21" office:value-type="string" calcext:value-type="string">
            <text:p>龍崎區</text:p>
          </table:table-cell>
          <table:table-cell table:style-name="ce29" office:value-type="float" office:value="266" calcext:value-type="float">
            <text:p>266 </text:p>
          </table:table-cell>
          <table:table-cell table:style-name="ce37" office:value-type="float" office:value="266" calcext:value-type="float">
            <text:p><text:s/>266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新化區南169-1線五甲勢22號旁護坡工程" calcext:value-type="string">
            <text:p><text:s/>新化區南169-1線五甲勢22號旁護坡工程 </text:p>
          </table:table-cell>
          <table:table-cell table:style-name="ce21" office:value-type="string" calcext:value-type="string">
            <text:p>新化區</text:p>
          </table:table-cell>
          <table:table-cell table:number-columns-repeated="2" table:style-name="ce26" office:value-type="float" office:value="590" calcext:value-type="float">
            <text:p><text:s/>59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李文正</text:p>
          </table:table-cell>
          <table:table-cell table:style-name="ce17" office:value-type="string" office:string-value="十份里東漁塭版橋改善工程" calcext:value-type="string">
            <text:p><text:s/>十份里東漁塭版橋改善工程 </text:p>
          </table:table-cell>
          <table:table-cell table:style-name="ce21" office:value-type="string" calcext:value-type="string">
            <text:p>七股區</text:p>
          </table:table-cell>
          <table:table-cell table:number-columns-repeated="2" table:style-name="ce27" office:value-type="float" office:value="1800" calcext:value-type="float">
            <text:p>1800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百盛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西港區檨林里東竹林社區道路排水改善工程（第2期）" calcext:value-type="string">
            <text:p><text:s/>西港區檨林里東竹林社區道路排水改善工程（第2期） </text:p>
          </table:table-cell>
          <table:table-cell table:style-name="ce21" office:value-type="string" calcext:value-type="string">
            <text:p>西港區</text:p>
          </table:table-cell>
          <table:table-cell table:number-columns-repeated="2" table:style-name="ce26" office:value-type="float" office:value="1250" calcext:value-type="float">
            <text:p><text:s/>125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百村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7" office:value-type="string" office:string-value="後壁區新嘉里蘆竹潭中排(十四公墓旁)排水改善工程" calcext:value-type="string">
            <text:p><text:s/>後壁區新嘉里蘆竹潭中排(十四公墓旁)排水改善工程 </text:p>
          </table:table-cell>
          <table:table-cell table:style-name="ce21" office:value-type="string" calcext:value-type="string">
            <text:p>後壁區</text:p>
          </table:table-cell>
          <table:table-cell table:number-columns-repeated="2" table:style-name="ce26" office:value-type="float" office:value="1200" calcext:value-type="float">
            <text:p><text:s/>12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村成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大埕里里民集會場所遮雨棚更換工程" calcext:value-type="string">
            <text:p><text:s/>大埕里里民集會場所遮雨棚更換工程 </text:p>
          </table:table-cell>
          <table:table-cell table:style-name="ce21" office:value-type="string" calcext:value-type="string">
            <text:p>七股區</text:p>
          </table:table-cell>
          <table:table-cell table:style-name="ce26" office:value-type="float" office:value="119" calcext:value-type="float">
            <text:p><text:s/>119 </text:p>
          </table:table-cell>
          <table:table-cell table:style-name="ce26" office:value-type="float" office:value="99" calcext:value-type="float">
            <text:p><text:s/>99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木罐子設計製作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呂維胤</text:p>
          </table:table-cell>
          <table:table-cell table:style-name="ce17" office:value-type="string" office:string-value="大成國中游泳池外側通道及高壓電設備移除改善工程" calcext:value-type="string">
            <text:p><text:s/>大成國中游泳池外側通道及高壓電設備移除改善工程 </text:p>
          </table:table-cell>
          <table:table-cell table:style-name="ce21" office:value-type="string" calcext:value-type="string">
            <text:p>南區</text:p>
          </table:table-cell>
          <table:table-cell table:style-name="ce31" office:value-type="float" office:value="544" calcext:value-type="float">
            <text:p><text:s/>544 </text:p>
          </table:table-cell>
          <table:table-cell table:style-name="ce38" office:value-type="float" office:value="454" calcext:value-type="float">
            <text:p>454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17" office:value-type="string" office:string-value="龍崎區土崎里(觀音高分14)道路崩塌改善工程" calcext:value-type="string">
            <text:p><text:s/>龍崎區土崎里(觀音高分14)道路崩塌改善工程 </text:p>
          </table:table-cell>
          <table:table-cell table:style-name="ce21" office:value-type="string" calcext:value-type="string">
            <text:p>龍崎區</text:p>
          </table:table-cell>
          <table:table-cell table:number-columns-repeated="2" table:style-name="ce26" office:value-type="float" office:value="496" calcext:value-type="float">
            <text:p><text:s/>496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105年度七股區七股里活動中心前道路路面改善工程" calcext:value-type="string">
            <text:p><text:s/>105年度七股區七股里活動中心前道路路面改善工程 </text:p>
          </table:table-cell>
          <table:table-cell table:style-name="ce21" office:value-type="string" calcext:value-type="string">
            <text:p>七股區</text:p>
          </table:table-cell>
          <table:table-cell table:style-name="ce26" office:value-type="float" office:value="343" calcext:value-type="float">
            <text:p><text:s/>343 </text:p>
          </table:table-cell>
          <table:table-cell table:style-name="ce26" office:value-type="float" office:value="330" calcext:value-type="float">
            <text:p><text:s/>33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信良</text:p>
          </table:table-cell>
          <table:table-cell table:style-name="ce17" office:value-type="string" office:string-value="安南區城南里安清路1段801巷漁路改善工程" calcext:value-type="string">
            <text:p><text:s/>安南區城南里安清路1段801巷漁路改善工程 </text:p>
          </table:table-cell>
          <table:table-cell table:style-name="ce21" office:value-type="string" calcext:value-type="string">
            <text:p>安南區</text:p>
          </table:table-cell>
          <table:table-cell table:style-name="ce30" office:value-type="float" office:value="1181" calcext:value-type="float">
            <text:p>1181 </text:p>
          </table:table-cell>
          <table:table-cell table:style-name="ce30" office:value-type="float" office:value="536" calcext:value-type="float">
            <text:p>536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新營區民生里轄內公園路一段160巷60號前等巷道路面改善工程" calcext:value-type="string">
            <text:p><text:s/>新營區民生里轄內公園路一段160巷60號前等巷道路面改善工程 </text:p>
          </table:table-cell>
          <table:table-cell table:style-name="ce21" office:value-type="string" calcext:value-type="string">
            <text:p>新營區</text:p>
          </table:table-cell>
          <table:table-cell table:style-name="ce26" office:value-type="float" office:value="950" calcext:value-type="float">
            <text:p><text:s/>950 </text:p>
          </table:table-cell>
          <table:table-cell table:style-name="ce26" office:value-type="float" office:value="350" calcext:value-type="float">
            <text:p><text:s/>35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佳里區東寧里義民街(延平路以東)老舊鋪面改善工程" calcext:value-type="string">
            <text:p><text:s/>佳里區東寧里義民街(延平路以東)老舊鋪面改善工程 </text:p>
          </table:table-cell>
          <table:table-cell table:style-name="ce21" office:value-type="string" calcext:value-type="string">
            <text:p>佳里區</text:p>
          </table:table-cell>
          <table:table-cell table:number-columns-repeated="2" table:style-name="ce26" office:value-type="float" office:value="790" calcext:value-type="float">
            <text:p><text:s/>79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文正</text:p>
          </table:table-cell>
          <table:table-cell table:style-name="ce17" office:value-type="string" office:string-value="十份里東漁塭產業道路改善工程" calcext:value-type="string">
            <text:p><text:s/>十份里東漁塭產業道路改善工程 </text:p>
          </table:table-cell>
          <table:table-cell table:style-name="ce21" office:value-type="string" calcext:value-type="string">
            <text:p>七股區</text:p>
          </table:table-cell>
          <table:table-cell table:style-name="ce27" office:value-type="float" office:value="810" calcext:value-type="float">
            <text:p>810 </text:p>
          </table:table-cell>
          <table:table-cell table:style-name="ce27" office:value-type="float" office:value="99" calcext:value-type="float">
            <text:p>99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清華</text:p>
          </table:table-cell>
          <table:table-cell table:style-name="ce17" office:value-type="string" office:string-value="新復里溪埔寮25-10旁產業道路改善工程" calcext:value-type="string">
            <text:p><text:s/>新復里溪埔寮25-10旁產業道路改善工程 </text:p>
          </table:table-cell>
          <table:table-cell table:style-name="ce21" office:value-type="string" calcext:value-type="string">
            <text:p>西港區</text:p>
          </table:table-cell>
          <table:table-cell table:style-name="ce30" office:value-type="float" office:value="1050" calcext:value-type="float">
            <text:p>1050 </text:p>
          </table:table-cell>
          <table:table-cell table:style-name="ce30" office:value-type="float" office:value="394" calcext:value-type="float">
            <text:p>394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蔡育輝</text:p>
          </table:table-cell>
          <table:table-cell table:style-name="ce17" office:value-type="string" office:string-value="105柳營區佛山農路改善工程" calcext:value-type="string">
            <text:p><text:s/>105柳營區佛山農路改善工程 </text:p>
          </table:table-cell>
          <table:table-cell table:style-name="ce21" office:value-type="string" calcext:value-type="string">
            <text:p>柳營區</text:p>
          </table:table-cell>
          <table:table-cell table:style-name="ce29" office:value-type="float" office:value="280" calcext:value-type="float">
            <text:p>280 </text:p>
          </table:table-cell>
          <table:table-cell table:style-name="ce37" office:value-type="float" office:value="240" calcext:value-type="float">
            <text:p><text:s/>24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11" office:value-type="string" calcext:value-type="string">
            <text:p>陸美祈</text:p>
          </table:table-cell>
          <table:table-cell table:style-name="ce17" office:value-type="string" office:string-value="山上區玉峯里草鞋仙農路支線改善工程" calcext:value-type="string">
            <text:p><text:s/>山上區玉峯里草鞋仙農路支線改善工程 </text:p>
          </table:table-cell>
          <table:table-cell table:style-name="ce21" office:value-type="string" calcext:value-type="string">
            <text:p>山上區</text:p>
          </table:table-cell>
          <table:table-cell table:style-name="ce29" office:value-type="float" office:value="304" calcext:value-type="float">
            <text:p>304 </text:p>
          </table:table-cell>
          <table:table-cell table:style-name="ce37" office:value-type="float" office:value="244" calcext:value-type="float">
            <text:p><text:s/>244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劉正昌</text:p>
          </table:table-cell>
          <table:table-cell table:style-name="ce17" office:value-type="string" office:string-value="關廟區松腳里勝利街排水改善工程" calcext:value-type="string">
            <text:p><text:s/>關廟區松腳里勝利街排水改善工程 </text:p>
          </table:table-cell>
          <table:table-cell table:style-name="ce21" office:value-type="string" calcext:value-type="string">
            <text:p>關廟區</text:p>
          </table:table-cell>
          <table:table-cell table:number-columns-repeated="2" table:style-name="ce26" office:value-type="float" office:value="890" calcext:value-type="float">
            <text:p><text:s/>89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  <text:p>辦理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後壁區嘉田里崩埤大排(隙口橋下游)排水改善工程改善工程" calcext:value-type="string">
            <text:p><text:s/>後壁區嘉田里崩埤大排(隙口橋下游)排水改善工程改善工程 </text:p>
          </table:table-cell>
          <table:table-cell table:style-name="ce21" office:value-type="string" calcext:value-type="string">
            <text:p>後壁區</text:p>
          </table:table-cell>
          <table:table-cell table:number-columns-repeated="2" table:style-name="ce26" office:value-type="float" office:value="2400" calcext:value-type="float">
            <text:p><text:s/>24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17" office:value-type="string" office:string-value="後壁里廣播系統改善工程" calcext:value-type="string">
            <text:p><text:s/>後壁里廣播系統改善工程 </text:p>
          </table:table-cell>
          <table:table-cell table:style-name="ce21" office:value-type="string" calcext:value-type="string">
            <text:p>仁德區</text:p>
          </table:table-cell>
          <table:table-cell table:number-columns-repeated="2" table:style-name="ce26" office:value-type="float" office:value="650" calcext:value-type="float">
            <text:p><text:s/>65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廣昕科技企業社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慶鎭</text:p>
          </table:table-cell>
          <table:table-cell table:style-name="ce17" office:value-type="string" office:string-value="社內段436-2等地號農路柏油工程" calcext:value-type="string">
            <text:p><text:s/>社內段436-2等地號農路柏油工程 </text:p>
          </table:table-cell>
          <table:table-cell table:style-name="ce21" office:value-type="string" calcext:value-type="string">
            <text:p>新市區</text:p>
          </table:table-cell>
          <table:table-cell table:style-name="ce29" office:value-type="float" office:value="105" calcext:value-type="float">
            <text:p>105 </text:p>
          </table:table-cell>
          <table:table-cell table:style-name="ce37" office:value-type="float" office:value="105" calcext:value-type="float">
            <text:p><text:s/>10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7" office:value-type="string" calcext:value-type="string">
            <text:p>林宜瑾</text:p>
          </table:table-cell>
          <table:table-cell table:style-name="ce17" office:value-type="string" office:string-value="大內區二溪里大匏崙(大匏高幹34)農路邊坡改善延續工程" calcext:value-type="string">
            <text:p><text:s/>大內區二溪里大匏崙(大匏高幹34)農路邊坡改善延續工程 </text:p>
          </table:table-cell>
          <table:table-cell table:style-name="ce21" office:value-type="string" calcext:value-type="string">
            <text:p>大內區</text:p>
          </table:table-cell>
          <table:table-cell table:style-name="ce29" office:value-type="float" office:value="705" calcext:value-type="float">
            <text:p>705 </text:p>
          </table:table-cell>
          <table:table-cell table:style-name="ce37" office:value-type="float" office:value="169" calcext:value-type="float">
            <text:p><text:s/>169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新營區民榮里太子路箱涵改善工程" calcext:value-type="string">
            <text:p><text:s/>新營區民榮里太子路箱涵改善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1200" calcext:value-type="float">
            <text:p><text:s/>1200 </text:p>
          </table:table-cell>
          <table:table-cell table:style-name="ce6" office:value-type="string" calcext:value-type="string">
            <text:p>下水道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賴惠員</text:p>
            <text:p>李退之</text:p>
          </table:table-cell>
          <table:table-cell table:style-name="ce17" office:value-type="string" office:string-value="公誠國小PU跑道整修工程" calcext:value-type="string">
            <text:p><text:s/>公誠國小PU跑道整修工程 </text:p>
          </table:table-cell>
          <table:table-cell table:style-name="ce21" office:value-type="string" calcext:value-type="string">
            <text:p>新營區 </text:p>
          </table:table-cell>
          <table:table-cell table:style-name="ce26" office:value-type="float" office:value="3502" calcext:value-type="float">
            <text:p><text:s/>3502 </text:p>
          </table:table-cell>
          <table:table-cell table:style-name="ce26" office:value-type="float" office:value="98" calcext:value-type="float">
            <text:p><text:s/>98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office:string-value="七股區龍山里海寮產業道路改善工程" calcext:value-type="string">
            <text:p><text:s/>七股區龍山里海寮產業道路改善工程 </text:p>
          </table:table-cell>
          <table:table-cell table:style-name="ce21" office:value-type="string" calcext:value-type="string">
            <text:p>七股區</text:p>
          </table:table-cell>
          <table:table-cell table:style-name="ce27" office:value-type="float" office:value="430" calcext:value-type="float">
            <text:p>430 </text:p>
          </table:table-cell>
          <table:table-cell table:style-name="ce27" office:value-type="float" office:value="347" calcext:value-type="float">
            <text:p>347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17" office:value-type="string" office:string-value="睦光里5號及5-3號宅前面路面改善" calcext:value-type="string">
            <text:p><text:s/>睦光里5號及5-3號宅前面路面改善 </text:p>
          </table:table-cell>
          <table:table-cell table:style-name="ce21" office:value-type="string" calcext:value-type="string">
            <text:p>左鎮區</text:p>
          </table:table-cell>
          <table:table-cell table:style-name="ce26" office:value-type="float" office:value="300" calcext:value-type="float">
            <text:p><text:s/>300 </text:p>
          </table:table-cell>
          <table:table-cell table:style-name="ce26" office:value-type="float" office:value="250" calcext:value-type="float">
            <text:p><text:s/>25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銀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7" office:value-type="string" office:string-value="白河國中老舊校舍後續工程" calcext:value-type="string">
            <text:p><text:s/>白河國中老舊校舍後續工程 </text:p>
          </table:table-cell>
          <table:table-cell table:style-name="ce21" office:value-type="string" calcext:value-type="string">
            <text:p>白河區</text:p>
          </table:table-cell>
          <table:table-cell table:style-name="ce31" office:value-type="float" office:value="4617" calcext:value-type="float">
            <text:p><text:s/>4617 </text:p>
          </table:table-cell>
          <table:table-cell table:style-name="ce38" office:value-type="float" office:value="1740" calcext:value-type="float">
            <text:p>174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森觀室內裝修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白河區玉豐里第1鄰頂崁頭9號前巷道改善工程" calcext:value-type="string">
            <text:p><text:s/>白河區玉豐里第1鄰頂崁頭9號前巷道改善工程 </text:p>
          </table:table-cell>
          <table:table-cell table:style-name="ce21" office:value-type="string" calcext:value-type="string">
            <text:p>白河區</text:p>
          </table:table-cell>
          <table:table-cell table:number-columns-repeated="2" table:style-name="ce26" office:value-type="float" office:value="203" calcext:value-type="float">
            <text:p><text:s/>203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官田區三塊厝渡頭溪上游排水蓄建(第三期)工期" calcext:value-type="string">
            <text:p><text:s/>官田區三塊厝渡頭溪上游排水蓄建(第三期)工期 </text:p>
          </table:table-cell>
          <table:table-cell table:style-name="ce21" office:value-type="string" calcext:value-type="string">
            <text:p>官田區</text:p>
          </table:table-cell>
          <table:table-cell table:number-columns-repeated="2" table:style-name="ce26" office:value-type="float" office:value="1200" calcext:value-type="float">
            <text:p><text:s/>12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聯豐土木包工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office:string-value="美豐橋北側漁塭道路改善工程" calcext:value-type="string">
            <text:p><text:s/>美豐橋北側漁塭道路改善工程 </text:p>
          </table:table-cell>
          <table:table-cell table:style-name="ce21" office:value-type="string" calcext:value-type="string">
            <text:p>學甲區</text:p>
          </table:table-cell>
          <table:table-cell table:style-name="ce30" office:value-type="float" office:value="1300" calcext:value-type="float">
            <text:p>1300 </text:p>
          </table:table-cell>
          <table:table-cell table:style-name="ce30" office:value-type="float" office:value="368" calcext:value-type="float">
            <text:p>368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金定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7" office:value-type="string" office:string-value="學甲區仁得里四維街19巷道路排水改善工程" calcext:value-type="string">
            <text:p><text:s/>學甲區仁得里四維街19巷道路排水改善工程 </text:p>
          </table:table-cell>
          <table:table-cell table:style-name="ce21" office:value-type="string" calcext:value-type="string">
            <text:p>學甲區</text:p>
          </table:table-cell>
          <table:table-cell table:number-columns-repeated="2" table:style-name="ce26" office:value-type="float" office:value="567" calcext:value-type="float">
            <text:p><text:s/>567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佳霖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永康區中華里忠勇街、小東路647巷、小東路685巷及忠勇街65巷等處道路改善工程" calcext:value-type="string">
            <text:p><text:s/>永康區中華里忠勇街、小東路647巷、小東路685巷及忠勇街65巷等處道路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1400" calcext:value-type="float">
            <text:p><text:s/>1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7" office:value-type="string" office:string-value="後壁區菁寮里1鄰2號宅旁路面改善工程" calcext:value-type="string">
            <text:p><text:s/>後壁區菁寮里1鄰2號宅旁路面改善工程 </text:p>
          </table:table-cell>
          <table:table-cell table:style-name="ce21" office:value-type="string" calcext:value-type="string">
            <text:p>後壁區</text:p>
          </table:table-cell>
          <table:table-cell table:number-columns-repeated="2" table:style-name="ce26" office:value-type="float" office:value="630" calcext:value-type="float">
            <text:p><text:s/>63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毅達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17" office:value-type="string" office:string-value="安定區南安國小旁134區道及新吉里超商旁131區道路面改善工程" calcext:value-type="string">
            <text:p><text:s/>安定區南安國小旁134區道及新吉里超商旁131區道路面改善工程 </text:p>
          </table:table-cell>
          <table:table-cell table:style-name="ce21" office:value-type="string" calcext:value-type="string">
            <text:p>安定區</text:p>
          </table:table-cell>
          <table:table-cell table:number-columns-repeated="2" table:style-name="ce26" office:value-type="float" office:value="280" calcext:value-type="float">
            <text:p><text:s/>28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張世賢</text:p>
          </table:table-cell>
          <table:table-cell table:style-name="ce17" office:value-type="string" office:string-value="東山區青山里仁財橋前農路改善工程" calcext:value-type="string">
            <text:p><text:s/>東山區青山里仁財橋前農路改善工程 </text:p>
          </table:table-cell>
          <table:table-cell table:style-name="ce21" office:value-type="string" calcext:value-type="string">
            <text:p>東山區</text:p>
          </table:table-cell>
          <table:table-cell table:style-name="ce29" office:value-type="float" office:value="456" calcext:value-type="float">
            <text:p>456 </text:p>
          </table:table-cell>
          <table:table-cell table:style-name="ce37" office:value-type="float" office:value="480" calcext:value-type="float">
            <text:p><text:s/>48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office:string-value="雙春地區漁產道路路面擋土牆(674-2)改善工程" calcext:value-type="string">
            <text:p><text:s/>雙春地區漁產道路路面擋土牆(674-2)改善工程 </text:p>
          </table:table-cell>
          <table:table-cell table:style-name="ce21" office:value-type="string" calcext:value-type="string">
            <text:p>北門區</text:p>
          </table:table-cell>
          <table:table-cell table:style-name="ce27" office:value-type="float" office:value="664" calcext:value-type="float">
            <text:p>664 </text:p>
          </table:table-cell>
          <table:table-cell table:style-name="ce27" office:value-type="float" office:value="336" calcext:value-type="float">
            <text:p>336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世全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北門區永華里井仔腳排水溝改善工程" calcext:value-type="string">
            <text:p><text:s/>北門區永華里井仔腳排水溝改善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26" office:value-type="float" office:value="546" calcext:value-type="float">
            <text:p><text:s/>546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全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鹽水區水秀里1鄰巷道改善工程" calcext:value-type="string">
            <text:p><text:s/>鹽水區水秀里1鄰巷道改善工程 </text:p>
          </table:table-cell>
          <table:table-cell table:style-name="ce21" office:value-type="string" calcext:value-type="string">
            <text:p>鹽水區</text:p>
          </table:table-cell>
          <table:table-cell table:style-name="ce26" office:value-type="float" office:value="450" calcext:value-type="float">
            <text:p><text:s/>450 </text:p>
          </table:table-cell>
          <table:table-cell table:style-name="ce26" office:value-type="float" office:value="393" calcext:value-type="float">
            <text:p><text:s/>393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7" office:value-type="string" office:string-value="臺南市北區東興里活動中心監視系統工程" calcext:value-type="string">
            <text:p><text:s/>臺南市北區東興里活動中心監視系統工程 </text:p>
          </table:table-cell>
          <table:table-cell table:style-name="ce21" office:value-type="string" calcext:value-type="string">
            <text:p>北區</text:p>
          </table:table-cell>
          <table:table-cell table:style-name="ce26" office:value-type="float" office:value="90" calcext:value-type="float">
            <text:p><text:s/>90 </text:p>
          </table:table-cell>
          <table:table-cell table:style-name="ce26" office:value-type="float" office:value="77" calcext:value-type="float">
            <text:p><text:s/>77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長河企業社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北門區仁里里里內道路側溝改善工程" calcext:value-type="string">
            <text:p><text:s/>北門區仁里里里內道路側溝改善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26" office:value-type="float" office:value="226" calcext:value-type="float">
            <text:p><text:s/>226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世全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楊中成</text:p>
          </table:table-cell>
          <table:table-cell table:style-name="ce17" office:value-type="string" office:string-value="永康區國光七街20巷等AC路面改善工程" calcext:value-type="string">
            <text:p><text:s/>永康區國光七街20巷等AC路面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376" calcext:value-type="float">
            <text:p><text:s/>376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鹽水區水正里過港24-1至24-24號及5-1至5-34號道路改善工程" calcext:value-type="string">
            <text:p><text:s/>鹽水區水正里過港24-1至24-24號及5-1至5-34號道路改善工程 </text:p>
          </table:table-cell>
          <table:table-cell table:style-name="ce21" office:value-type="string" calcext:value-type="string">
            <text:p>鹽水區</text:p>
          </table:table-cell>
          <table:table-cell table:number-columns-repeated="2" table:style-name="ce26" office:value-type="float" office:value="353" calcext:value-type="float">
            <text:p><text:s/>353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劉正昌</text:p>
          </table:table-cell>
          <table:table-cell table:style-name="ce17" office:value-type="string" office:string-value="仁德區義林路148巷道路側溝新建工程" calcext:value-type="string">
            <text:p><text:s/>仁德區義林路148巷道路側溝新建工程 </text:p>
          </table:table-cell>
          <table:table-cell table:style-name="ce21" office:value-type="string" calcext:value-type="string">
            <text:p>仁德區</text:p>
          </table:table-cell>
          <table:table-cell table:number-columns-repeated="2" table:style-name="ce26" office:value-type="float" office:value="708" calcext:value-type="float">
            <text:p><text:s/>70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維成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7" office:value-type="string" office:string-value="新營區鹽水排水菜寮段護岸應急工程" calcext:value-type="string">
            <text:p><text:s/>新營區鹽水排水菜寮段護岸應急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4500" calcext:value-type="float">
            <text:p><text:s/>45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宏龍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7" office:value-type="string" office:string-value="日新國小鄰近利南街圍牆彩繪鹽埕采風" calcext:value-type="string">
            <text:p><text:s/>日新國小鄰近利南街圍牆彩繪鹽埕采風 </text:p>
          </table:table-cell>
          <table:table-cell table:style-name="ce21" office:value-type="string" calcext:value-type="string">
            <text:p>南區</text:p>
          </table:table-cell>
          <table:table-cell table:number-columns-repeated="2" table:style-name="ce26" office:value-type="float" office:value="398" calcext:value-type="float">
            <text:p><text:s/>398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註銷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7" office:value-type="string" office:string-value="義稠里5鄰75-26號旁新設道路排水溝" calcext:value-type="string">
            <text:p><text:s/>義稠里5鄰75-26號旁新設道路排水溝 </text:p>
          </table:table-cell>
          <table:table-cell table:style-name="ce21" office:value-type="string" calcext:value-type="string">
            <text:p>鹽水區</text:p>
          </table:table-cell>
          <table:table-cell table:style-name="ce26" office:value-type="float" office:value="613" calcext:value-type="float">
            <text:p><text:s/>613 </text:p>
          </table:table-cell>
          <table:table-cell table:style-name="ce26" office:value-type="float" office:value="418" calcext:value-type="float">
            <text:p><text:s/>418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7" office:value-type="string" office:string-value="新埔里新埔三街27巷新設排水溝工程" calcext:value-type="string">
            <text:p><text:s/>新埔里新埔三街27巷新設排水溝工程 </text:p>
          </table:table-cell>
          <table:table-cell table:style-name="ce21" office:value-type="string" calcext:value-type="string">
            <text:p>關廟區</text:p>
          </table:table-cell>
          <table:table-cell table:number-columns-repeated="2" table:style-name="ce26" office:value-type="float" office:value="513" calcext:value-type="float">
            <text:p><text:s/>513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  <text:p>辦理中</text:p>
          </table:table-cell>
          <table:table-cell table:style-name="ce6"/>
          <table:table-cell table:number-columns-repeated="1015"/>
        </table:table-row>
        <table:table-row table:style-name="ro13">
          <table:table-cell table:style-name="ce6" office:value-type="string" calcext:value-type="string">
            <text:p>林志聰</text:p>
          </table:table-cell>
          <table:table-cell table:style-name="ce17" office:value-type="string" office:string-value="山腳里五甲勢南169及南169-1線聯絡道路改善工程" calcext:value-type="string">
            <text:p><text:s/>山腳里五甲勢南169及南169-1線聯絡道路改善工程 </text:p>
          </table:table-cell>
          <table:table-cell table:style-name="ce21" office:value-type="string" calcext:value-type="string">
            <text:p>新化區</text:p>
          </table:table-cell>
          <table:table-cell table:style-name="ce29" office:value-type="float" office:value="3400" calcext:value-type="float">
            <text:p>3400 </text:p>
          </table:table-cell>
          <table:table-cell table:style-name="ce37" office:value-type="float" office:value="1770" calcext:value-type="float">
            <text:p><text:s/>177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新化區護國里復興路(南169線0k+000至0k+060)道路改善工程" calcext:value-type="string">
            <text:p><text:s/>新化區護國里復興路(南169線0k+000至0k+060)道路改善工程 </text:p>
          </table:table-cell>
          <table:table-cell table:style-name="ce21" office:value-type="string" calcext:value-type="string">
            <text:p>新化區</text:p>
          </table:table-cell>
          <table:table-cell table:number-columns-repeated="2" table:style-name="ce26" office:value-type="float" office:value="245" calcext:value-type="float">
            <text:p><text:s/>24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鹽水區汫水里汫水港43號前巷道改善工程" calcext:value-type="string">
            <text:p><text:s/>鹽水區汫水里汫水港43號前巷道改善工程 </text:p>
          </table:table-cell>
          <table:table-cell table:style-name="ce21" office:value-type="string" calcext:value-type="string">
            <text:p>鹽水區</text:p>
          </table:table-cell>
          <table:table-cell table:number-columns-repeated="2" table:style-name="ce26" office:value-type="float" office:value="267" calcext:value-type="float">
            <text:p><text:s/>267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李退之</text:p>
          </table:table-cell>
          <table:table-cell table:style-name="ce17" office:value-type="string" office:string-value="仙草里白水溪段432地號旁農路擋土牆設置工程" calcext:value-type="string">
            <text:p><text:s/>仙草里白水溪段432地號旁農路擋土牆設置工程 </text:p>
          </table:table-cell>
          <table:table-cell table:style-name="ce21" office:value-type="string" calcext:value-type="string">
            <text:p>白河區</text:p>
          </table:table-cell>
          <table:table-cell table:style-name="ce33" office:value-type="float" office:value="990.4" calcext:value-type="float">
            <text:p>990 </text:p>
          </table:table-cell>
          <table:table-cell table:style-name="ce37" office:value-type="float" office:value="799" calcext:value-type="float">
            <text:p><text:s/>799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立宸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楊中成</text:p>
          </table:table-cell>
          <table:table-cell table:style-name="ce17" office:value-type="string" office:string-value="永康區復興路282巷、296巷等連鎖磚改善工程" calcext:value-type="string">
            <text:p><text:s/>永康區復興路282巷、296巷等連鎖磚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540" calcext:value-type="float">
            <text:p><text:s/>54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禹宏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17" office:value-type="string" office:string-value="東智里臨時活動中心內部音響設備" calcext:value-type="string">
            <text:p><text:s/>東智里臨時活動中心內部音響設備 </text:p>
          </table:table-cell>
          <table:table-cell table:style-name="ce21" office:value-type="string" calcext:value-type="string">
            <text:p>東區</text:p>
          </table:table-cell>
          <table:table-cell table:style-name="ce26" office:value-type="float" office:value="98" calcext:value-type="float">
            <text:p><text:s/>98 </text:p>
          </table:table-cell>
          <table:table-cell table:style-name="ce26" office:value-type="float" office:value="96" calcext:value-type="float">
            <text:p><text:s/>96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福茂科技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阳乙</text:p>
          </table:table-cell>
          <table:table-cell table:style-name="ce17" office:value-type="string" office:string-value="大洲段588-11等地號旁農路擋土牆及柏油工程" calcext:value-type="string">
            <text:p><text:s/>大洲段588-11等地號旁農路擋土牆及柏油工程 </text:p>
          </table:table-cell>
          <table:table-cell table:style-name="ce21" office:value-type="string" calcext:value-type="string">
            <text:p>新市區</text:p>
          </table:table-cell>
          <table:table-cell table:style-name="ce29" office:value-type="float" office:value="2535" calcext:value-type="float">
            <text:p>2535 </text:p>
          </table:table-cell>
          <table:table-cell table:style-name="ce37" office:value-type="float" office:value="2415" calcext:value-type="float">
            <text:p><text:s/>2415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7" office:value-type="string" office:string-value="西港區營西里後營138號之2旁道路改善工程及西港區營西里後營36號之1旁道路改善工程" calcext:value-type="string">
            <text:p><text:s/>西港區營西里後營138號之2旁道路改善工程及西港區營西里後營36號之1旁道路改善工程 </text:p>
          </table:table-cell>
          <table:table-cell table:style-name="ce21" office:value-type="string" calcext:value-type="string">
            <text:p>西港區</text:p>
          </table:table-cell>
          <table:table-cell table:number-columns-repeated="2" table:style-name="ce26" office:value-type="float" office:value="636" calcext:value-type="float">
            <text:p><text:s/>636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郭信良</text:p>
          </table:table-cell>
          <table:table-cell table:style-name="ce17" office:value-type="string" office:string-value="大內區內郭里後堀溪州農路改善工程" calcext:value-type="string">
            <text:p><text:s/>大內區內郭里後堀溪州農路改善工程 </text:p>
          </table:table-cell>
          <table:table-cell table:style-name="ce21" office:value-type="string" calcext:value-type="string">
            <text:p>大內區</text:p>
          </table:table-cell>
          <table:table-cell table:style-name="ce28" office:value-type="float" office:value="247.5" calcext:value-type="float">
            <text:p>248</text:p>
          </table:table-cell>
          <table:table-cell table:style-name="ce37" office:value-type="float" office:value="176" calcext:value-type="float">
            <text:p><text:s/>176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7" office:value-type="string" office:string-value="新營區嘉芳里轄內嘉芳街(南71線)等巷道路面改善工程" calcext:value-type="string">
            <text:p><text:s/>新營區嘉芳里轄內嘉芳街(南71線)等巷道路面改善工程 </text:p>
          </table:table-cell>
          <table:table-cell table:style-name="ce21" office:value-type="string" calcext:value-type="string">
            <text:p>新營區</text:p>
          </table:table-cell>
          <table:table-cell table:style-name="ce26" office:value-type="float" office:value="1980" calcext:value-type="float">
            <text:p><text:s/>1980 </text:p>
          </table:table-cell>
          <table:table-cell table:style-name="ce26" office:value-type="float" office:value="1338" calcext:value-type="float">
            <text:p><text:s/>133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七股區永吉里漁會附近道路及排水改善工程" calcext:value-type="string">
            <text:p><text:s/>七股區永吉里漁會附近道路及排水改善工程 </text:p>
          </table:table-cell>
          <table:table-cell table:style-name="ce21" office:value-type="string" calcext:value-type="string">
            <text:p>七股區</text:p>
          </table:table-cell>
          <table:table-cell table:number-columns-repeated="2" table:style-name="ce26" office:value-type="float" office:value="815" calcext:value-type="float">
            <text:p><text:s/>81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百利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佳里區番子寮中排二支線改善工程" calcext:value-type="string">
            <text:p><text:s/>佳里區番子寮中排二支線改善工程 </text:p>
          </table:table-cell>
          <table:table-cell table:style-name="ce21" office:value-type="string" calcext:value-type="string">
            <text:p>佳里區</text:p>
          </table:table-cell>
          <table:table-cell table:number-columns-repeated="2" table:style-name="ce26" office:value-type="float" office:value="500" calcext:value-type="float">
            <text:p><text:s/>5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坤茂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7" office:value-type="string" office:string-value="溪北里活動中心購置內部設備" calcext:value-type="string">
            <text:p><text:s/>溪北里活動中心購置內部設備 </text:p>
          </table:table-cell>
          <table:table-cell table:style-name="ce21" office:value-type="string" calcext:value-type="string">
            <text:p>安南區</text:p>
          </table:table-cell>
          <table:table-cell table:style-name="ce26" office:value-type="float" office:value="82" calcext:value-type="float">
            <text:p><text:s/>82 </text:p>
          </table:table-cell>
          <table:table-cell table:style-name="ce26" office:value-type="float" office:value="30" calcext:value-type="float">
            <text:p><text:s/>3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尚真事業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謝財旺</text:p>
          </table:table-cell>
          <table:table-cell table:style-name="ce17" office:value-type="string" office:string-value="北門區新圍往北馬漁產道路改善工程" calcext:value-type="string">
            <text:p><text:s/>北門區新圍往北馬漁產道路改善工程 </text:p>
          </table:table-cell>
          <table:table-cell table:style-name="ce21" office:value-type="string" calcext:value-type="string">
            <text:p>北門區</text:p>
          </table:table-cell>
          <table:table-cell table:style-name="ce27" office:value-type="float" office:value="367" calcext:value-type="float">
            <text:p>367 </text:p>
          </table:table-cell>
          <table:table-cell table:style-name="ce27" office:value-type="float" office:value="245" calcext:value-type="float">
            <text:p>245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後壁區嘉苳里下茄苳大排旁(近元帥廟)排水改善工程" calcext:value-type="string">
            <text:p><text:s/>後壁區嘉苳里下茄苳大排旁(近元帥廟)排水改善工程 </text:p>
          </table:table-cell>
          <table:table-cell table:style-name="ce21" office:value-type="string" calcext:value-type="string">
            <text:p>後壁區</text:p>
          </table:table-cell>
          <table:table-cell table:number-columns-repeated="2" table:style-name="ce26" office:value-type="float" office:value="550" calcext:value-type="float">
            <text:p><text:s/>55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蘇秋金</text:p>
          </table:table-cell>
          <table:table-cell table:style-name="ce17" office:value-type="string" office:string-value="城內里水師寮漁產道路護岸改善工程" calcext:value-type="string">
            <text:p><text:s/>城內里水師寮漁產道路護岸改善工程 </text:p>
          </table:table-cell>
          <table:table-cell table:style-name="ce21" office:value-type="string" calcext:value-type="string">
            <text:p>七股區</text:p>
          </table:table-cell>
          <table:table-cell table:style-name="ce27" office:value-type="float" office:value="7810" calcext:value-type="float">
            <text:p>7810 </text:p>
          </table:table-cell>
          <table:table-cell table:style-name="ce27" office:value-type="float" office:value="560" calcext:value-type="float">
            <text:p>560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東拓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志展</text:p>
          </table:table-cell>
          <table:table-cell table:style-name="ce17" office:value-type="string" office:string-value="善化區文正里進學路及光復路口右側（文正段148地號）道路側溝改善工程" calcext:value-type="string">
            <text:p><text:s/>善化區文正里進學路及光復路口右側（文正段148地號）道路側溝改善工程 </text:p>
          </table:table-cell>
          <table:table-cell table:style-name="ce21" office:value-type="string" calcext:value-type="string">
            <text:p>善化區</text:p>
          </table:table-cell>
          <table:table-cell table:number-columns-repeated="2" table:style-name="ce26" office:value-type="float" office:value="400" calcext:value-type="float">
            <text:p><text:s/>4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聯豐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7" office:value-type="string" office:string-value="新營區鹽水排水鴨寮段護岸應急工程" calcext:value-type="string">
            <text:p><text:s/>新營區鹽水排水鴨寮段護岸應急工程 </text:p>
          </table:table-cell>
          <table:table-cell table:style-name="ce21" office:value-type="string" calcext:value-type="string">
            <text:p>新營區</text:p>
          </table:table-cell>
          <table:table-cell table:number-columns-repeated="2" table:style-name="ce26" office:value-type="float" office:value="4500" calcext:value-type="float">
            <text:p><text:s/>45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宏龍營造有限公司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賴美惠</text:p>
          </table:table-cell>
          <table:table-cell table:style-name="ce17" office:value-type="string" office:string-value="後壁區後廍里後廍橋旁非重劃區農路改善工程" calcext:value-type="string">
            <text:p><text:s/>後壁區後廍里後廍橋旁非重劃區農路改善工程 </text:p>
          </table:table-cell>
          <table:table-cell table:style-name="ce21" office:value-type="string" calcext:value-type="string">
            <text:p>後壁區</text:p>
          </table:table-cell>
          <table:table-cell table:style-name="ce29" office:value-type="float" office:value="1013.25" calcext:value-type="float">
            <text:p>1013 </text:p>
          </table:table-cell>
          <table:table-cell table:style-name="ce37" office:value-type="float" office:value="921" calcext:value-type="float">
            <text:p><text:s/>921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8" office:value-type="string" calcext:value-type="string">
            <text:p>林炳利</text:p>
          </table:table-cell>
          <table:table-cell table:style-name="ce17" office:value-type="string" office:string-value="海環街437巷農路改善工程" calcext:value-type="string">
            <text:p><text:s/>海環街437巷農路改善工程 </text:p>
          </table:table-cell>
          <table:table-cell table:style-name="ce21" office:value-type="string" calcext:value-type="string">
            <text:p>安南區</text:p>
          </table:table-cell>
          <table:table-cell table:style-name="ce29" office:value-type="float" office:value="812.7" calcext:value-type="float">
            <text:p>813 </text:p>
          </table:table-cell>
          <table:table-cell table:style-name="ce37" office:value-type="float" office:value="618" calcext:value-type="float">
            <text:p><text:s/>618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12">
          <table:table-cell table:style-name="ce6" office:value-type="string" calcext:value-type="string">
            <text:p>蔡蘇秋金</text:p>
          </table:table-cell>
          <table:table-cell table:style-name="ce17" office:value-type="string" office:string-value="麻豆區埤頭里埤頭高幹44左13東側漁塭路改善工程" calcext:value-type="string">
            <text:p><text:s/>麻豆區埤頭里埤頭高幹44左13東側漁塭路改善工程 </text:p>
          </table:table-cell>
          <table:table-cell table:style-name="ce21" office:value-type="string" calcext:value-type="string">
            <text:p>麻豆區</text:p>
          </table:table-cell>
          <table:table-cell table:style-name="ce30" office:value-type="float" office:value="600" calcext:value-type="float">
            <text:p>600 </text:p>
          </table:table-cell>
          <table:table-cell table:style-name="ce30" office:value-type="float" office:value="370" calcext:value-type="float">
            <text:p>370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17" office:value-type="string" office:string-value="仁德區民安路二段側溝暨路面改善工程" calcext:value-type="string">
            <text:p><text:s/>仁德區民安路二段側溝暨路面改善工程 </text:p>
          </table:table-cell>
          <table:table-cell table:style-name="ce21" office:value-type="string" calcext:value-type="string">
            <text:p>仁德區</text:p>
          </table:table-cell>
          <table:table-cell table:number-columns-repeated="2" table:style-name="ce26" office:value-type="float" office:value="480" calcext:value-type="float">
            <text:p><text:s/>48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立地土木包工業 </text:p>
          </table:table-cell>
          <table:table-cell table:number-columns-repeated="1015"/>
        </table:table-row>
        <table:table-row table:style-name="ro12">
          <table:table-cell table:style-name="ce6" office:value-type="string" calcext:value-type="string">
            <text:p>侯澄財</text:p>
          </table:table-cell>
          <table:table-cell table:style-name="ce17" office:value-type="string" office:string-value="北門區西埔內漁產道路改善工程" calcext:value-type="string">
            <text:p><text:s/>北門區西埔內漁產道路改善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30" office:value-type="float" office:value="245" calcext:value-type="float">
            <text:p>245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17" office:value-type="string" office:string-value="永康區永大路三段360巷30弄等道路排水改善工程" calcext:value-type="string">
            <text:p><text:s/>永康區永大路三段360巷30弄等道路排水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1171" calcext:value-type="float">
            <text:p><text:s/>1171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瑞璋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7" office:value-type="string" office:string-value="重溪里明聖殿東側庄內道路AC改善工程" calcext:value-type="string">
            <text:p><text:s/>重溪里明聖殿東側庄內道路AC改善工程 </text:p>
          </table:table-cell>
          <table:table-cell table:style-name="ce21" office:value-type="string" calcext:value-type="string">
            <text:p>柳營區</text:p>
          </table:table-cell>
          <table:table-cell table:number-columns-repeated="2" table:style-name="ce26" office:value-type="float" office:value="370" calcext:value-type="float">
            <text:p><text:s/>37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西華里134號及社區道路路面改善工程" calcext:value-type="string">
            <text:p><text:s/>西華里134號及社區道路路面改善工程 </text:p>
          </table:table-cell>
          <table:table-cell table:style-name="ce21" office:value-type="string" calcext:value-type="string">
            <text:p>將軍區</text:p>
          </table:table-cell>
          <table:table-cell table:style-name="ce26" office:value-type="float" office:value="849" calcext:value-type="float">
            <text:p><text:s/>849 </text:p>
          </table:table-cell>
          <table:table-cell table:style-name="ce26" office:value-type="float" office:value="680" calcext:value-type="float">
            <text:p><text:s/>68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東奕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17" office:value-type="string" office:string-value="大灣高中後堤防綠美化改善工程" calcext:value-type="string">
            <text:p><text:s/>大灣高中後堤防綠美化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500" calcext:value-type="float">
            <text:p><text:s/>5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註銷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6" office:value-type="string" calcext:value-type="string">
            <text:p>李退之</text:p>
          </table:table-cell>
          <table:table-cell table:style-name="ce17" office:value-type="string" office:string-value="學甲區三慶里新芳部落漁塭道路改善工程" calcext:value-type="string">
            <text:p><text:s/>學甲區三慶里新芳部落漁塭道路改善工程 </text:p>
          </table:table-cell>
          <table:table-cell table:style-name="ce21" office:value-type="string" calcext:value-type="string">
            <text:p>學甲區</text:p>
          </table:table-cell>
          <table:table-cell table:style-name="ce30" office:value-type="float" office:value="1053" calcext:value-type="float">
            <text:p>1053 </text:p>
          </table:table-cell>
          <table:table-cell table:style-name="ce30" office:value-type="float" office:value="420" calcext:value-type="float">
            <text:p>420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白河區秀祐里3-4鄰道路改善工程" calcext:value-type="string">
            <text:p><text:s/>白河區秀祐里3-4鄰道路改善工程 </text:p>
          </table:table-cell>
          <table:table-cell table:style-name="ce21" office:value-type="string" calcext:value-type="string">
            <text:p>白河區</text:p>
          </table:table-cell>
          <table:table-cell table:style-name="ce26" office:value-type="float" office:value="840" calcext:value-type="float">
            <text:p><text:s/>840 </text:p>
          </table:table-cell>
          <table:table-cell table:style-name="ce26" office:value-type="float" office:value="351" calcext:value-type="float">
            <text:p><text:s/>351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7" office:value-type="string" office:string-value="白河區庄內里自立街1巷6號旁排水溝改善工程" calcext:value-type="string">
            <text:p><text:s/>白河區庄內里自立街1巷6號旁排水溝改善工程 </text:p>
          </table:table-cell>
          <table:table-cell table:style-name="ce21" office:value-type="string" calcext:value-type="string">
            <text:p>白河區</text:p>
          </table:table-cell>
          <table:table-cell table:number-columns-repeated="2" table:style-name="ce26" office:value-type="float" office:value="210" calcext:value-type="float">
            <text:p><text:s/>21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7" office:value-type="string" office:string-value="鹽水區橋南里忠孝路43巷99巷117巷137巷155巷等AC路面改善工程" calcext:value-type="string">
            <text:p><text:s/>鹽水區橋南里忠孝路43巷99巷117巷137巷155巷等AC路面改善工程 </text:p>
          </table:table-cell>
          <table:table-cell table:style-name="ce21" office:value-type="string" calcext:value-type="string">
            <text:p>鹽水區</text:p>
          </table:table-cell>
          <table:table-cell table:number-columns-repeated="2" table:style-name="ce26" office:value-type="float" office:value="900" calcext:value-type="float">
            <text:p><text:s/>9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7" office:value-type="string" office:string-value="六甲區牛坔排水上游(六甲段1145-2)改善工程" calcext:value-type="string">
            <text:p><text:s/>六甲區牛坔排水上游(六甲段1145-2)改善工程 </text:p>
          </table:table-cell>
          <table:table-cell table:style-name="ce21" office:value-type="string" calcext:value-type="string">
            <text:p>六甲區</text:p>
          </table:table-cell>
          <table:table-cell table:number-columns-repeated="2" table:style-name="ce26" office:value-type="float" office:value="2500" calcext:value-type="float">
            <text:p><text:s/>25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7" office:value-type="string" office:string-value="下營區仁里里仁里街道路改善工程" calcext:value-type="string">
            <text:p><text:s/>下營區仁里里仁里街道路改善工程 </text:p>
          </table:table-cell>
          <table:table-cell table:style-name="ce21" office:value-type="string" calcext:value-type="string">
            <text:p>下營區</text:p>
          </table:table-cell>
          <table:table-cell table:style-name="ce26" office:value-type="float" office:value="2204" calcext:value-type="float">
            <text:p><text:s/>2204 </text:p>
          </table:table-cell>
          <table:table-cell table:style-name="ce26" office:value-type="float" office:value="1300" calcext:value-type="float">
            <text:p><text:s/>13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後壁區菁寮排水(菁長橋段)應急工程" calcext:value-type="string">
            <text:p><text:s/>後壁區菁寮排水(菁長橋段)應急工程 </text:p>
          </table:table-cell>
          <table:table-cell table:style-name="ce21" office:value-type="string" calcext:value-type="string">
            <text:p>後壁區</text:p>
          </table:table-cell>
          <table:table-cell table:number-columns-repeated="2" table:style-name="ce26" office:value-type="float" office:value="10000" calcext:value-type="float">
            <text:p><text:s/>100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欣義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馬沙溝社區牆面粉刷工程" calcext:value-type="string">
            <text:p><text:s/>馬沙溝社區牆面粉刷工程 </text:p>
          </table:table-cell>
          <table:table-cell table:style-name="ce21" office:value-type="string" calcext:value-type="string">
            <text:p>將軍區</text:p>
          </table:table-cell>
          <table:table-cell table:style-name="ce26" office:value-type="float" office:value="47" calcext:value-type="float">
            <text:p><text:s/>47 </text:p>
          </table:table-cell>
          <table:table-cell table:style-name="ce26" office:value-type="float" office:value="46" calcext:value-type="float">
            <text:p><text:s/>46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賜億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順良</text:p>
          </table:table-cell>
          <table:table-cell table:style-name="ce17" office:value-type="string" office:string-value="泉南里活動中心頂樓陽台漏水修繕" calcext:value-type="string">
            <text:p><text:s/>泉南里活動中心頂樓陽台漏水修繕 </text:p>
          </table:table-cell>
          <table:table-cell table:style-name="ce21" office:value-type="string" calcext:value-type="string">
            <text:p>東區</text:p>
          </table:table-cell>
          <table:table-cell table:style-name="ce26" office:value-type="float" office:value="99" calcext:value-type="float">
            <text:p><text:s/>99 </text:p>
          </table:table-cell>
          <table:table-cell table:style-name="ce26" office:value-type="float" office:value="98" calcext:value-type="float">
            <text:p><text:s/>98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富詮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呂維胤</text:p>
          </table:table-cell>
          <table:table-cell table:style-name="ce17" office:value-type="string" office:string-value="大成國中中山大樓電路老舊汰換" calcext:value-type="string">
            <text:p><text:s/>大成國中中山大樓電路老舊汰換 </text:p>
          </table:table-cell>
          <table:table-cell table:style-name="ce21" office:value-type="string" calcext:value-type="string">
            <text:p>南區</text:p>
          </table:table-cell>
          <table:table-cell table:style-name="ce31" office:value-type="float" office:value="3694" calcext:value-type="float">
            <text:p><text:s/>3694 </text:p>
          </table:table-cell>
          <table:table-cell table:style-name="ce38" office:value-type="float" office:value="3300" calcext:value-type="float">
            <text:p>330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7" office:value-type="string" office:string-value="岡林里第8鄰巷道路面改善工程" calcext:value-type="string">
            <text:p><text:s/>岡林里第8鄰巷道路面改善工程 </text:p>
          </table:table-cell>
          <table:table-cell table:style-name="ce21" office:value-type="string" calcext:value-type="string">
            <text:p>左鎮區</text:p>
          </table:table-cell>
          <table:table-cell table:style-name="ce26" office:value-type="float" office:value="474" calcext:value-type="float">
            <text:p><text:s/>474 </text:p>
          </table:table-cell>
          <table:table-cell table:style-name="ce26" office:value-type="float" office:value="473" calcext:value-type="float">
            <text:p><text:s/>473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楊中成</text:p>
          </table:table-cell>
          <table:table-cell table:style-name="ce17" office:value-type="string" office:string-value="睦光里往仙姑寺道路路面改善工程" calcext:value-type="string">
            <text:p><text:s/>睦光里往仙姑寺道路路面改善工程 </text:p>
          </table:table-cell>
          <table:table-cell table:style-name="ce21" office:value-type="string" calcext:value-type="string">
            <text:p>左鎮區</text:p>
          </table:table-cell>
          <table:table-cell table:style-name="ce34" office:value-type="float" office:value="967.7" calcext:value-type="float">
            <text:p>968</text:p>
          </table:table-cell>
          <table:table-cell table:style-name="ce37" office:value-type="float" office:value="660" calcext:value-type="float">
            <text:p><text:s/>660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新化區豐榮里正新南路路面改善工程" calcext:value-type="string">
            <text:p><text:s/>新化區豐榮里正新南路路面改善工程 </text:p>
          </table:table-cell>
          <table:table-cell table:style-name="ce21" office:value-type="string" calcext:value-type="string">
            <text:p>新化區</text:p>
          </table:table-cell>
          <table:table-cell table:style-name="ce26" office:value-type="float" office:value="2160" calcext:value-type="float">
            <text:p><text:s/>2160 </text:p>
          </table:table-cell>
          <table:table-cell table:style-name="ce26" office:value-type="float" office:value="700" calcext:value-type="float">
            <text:p><text:s/>70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7" office:value-type="string" office:string-value="關廟區龜洞段117地號護岸工程" calcext:value-type="string">
            <text:p><text:s/>關廟區龜洞段117地號護岸工程 </text:p>
          </table:table-cell>
          <table:table-cell table:style-name="ce21" office:value-type="string" calcext:value-type="string">
            <text:p>關廟區</text:p>
          </table:table-cell>
          <table:table-cell table:number-columns-repeated="2" table:style-name="ce26" office:value-type="float" office:value="1900" calcext:value-type="float">
            <text:p><text:s/>19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北門區仁里里外環道路排水溝改善工程" calcext:value-type="string">
            <text:p><text:s/>北門區仁里里外環道路排水溝改善工程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26" office:value-type="float" office:value="330" calcext:value-type="float">
            <text:p><text:s/>33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7" office:value-type="string" office:string-value="周武街、金華路及新北四街等3處AC改善工程" calcext:value-type="string">
            <text:p><text:s/>周武街、金華路及新北四街等3處AC改善工程 </text:p>
          </table:table-cell>
          <table:table-cell table:style-name="ce21" office:value-type="string" calcext:value-type="string">
            <text:p>新營區</text:p>
          </table:table-cell>
          <table:table-cell table:style-name="ce26" office:value-type="float" office:value="1060" calcext:value-type="float">
            <text:p><text:s/>1060 </text:p>
          </table:table-cell>
          <table:table-cell table:style-name="ce26" office:value-type="float" office:value="760" calcext:value-type="float">
            <text:p><text:s/>76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報價單或企劃書 </text:p>
          </table:table-cell>
          <table:table-cell table:style-name="ce6" office:value-type="string" calcext:value-type="string">
            <text:p>東奕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7" office:value-type="string" office:string-value="礁坑里九層嶺、唪口寮等部落道路改善工程" calcext:value-type="string">
            <text:p><text:s/>礁坑里九層嶺、唪口寮等部落道路改善工程 </text:p>
          </table:table-cell>
          <table:table-cell table:style-name="ce21" office:value-type="string" calcext:value-type="string">
            <text:p>新化區</text:p>
          </table:table-cell>
          <table:table-cell table:number-columns-repeated="2" table:style-name="ce26" office:value-type="float" office:value="746" calcext:value-type="float">
            <text:p><text:s/>746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招盛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大埕里籃球場改善工程" calcext:value-type="string">
            <text:p><text:s/>大埕里籃球場改善工程 </text:p>
          </table:table-cell>
          <table:table-cell table:style-name="ce21" office:value-type="string" calcext:value-type="string">
            <text:p>七股區</text:p>
          </table:table-cell>
          <table:table-cell table:style-name="ce26" office:value-type="float" office:value="800" calcext:value-type="float">
            <text:p><text:s/>800 </text:p>
          </table:table-cell>
          <table:table-cell table:style-name="ce26" office:value-type="float" office:value="750" calcext:value-type="float">
            <text:p><text:s/>75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  <text:p>辦理中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佳里區鎮山里鎮山街85巷側溝改善工程" calcext:value-type="string">
            <text:p><text:s/>佳里區鎮山里鎮山街85巷側溝改善工程 </text:p>
          </table:table-cell>
          <table:table-cell table:style-name="ce21" office:value-type="string" calcext:value-type="string">
            <text:p>佳里區</text:p>
          </table:table-cell>
          <table:table-cell table:number-columns-repeated="2" table:style-name="ce26" office:value-type="float" office:value="1094" calcext:value-type="float">
            <text:p><text:s/>1094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東拓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後壁區下茄苳排水(高速公路上游)應急工程" calcext:value-type="string">
            <text:p><text:s/>後壁區下茄苳排水(高速公路上游)應急工程 </text:p>
          </table:table-cell>
          <table:table-cell table:style-name="ce21" office:value-type="string" calcext:value-type="string">
            <text:p>後壁區</text:p>
          </table:table-cell>
          <table:table-cell table:number-columns-repeated="2" table:style-name="ce26" office:value-type="float" office:value="5000" calcext:value-type="float">
            <text:p><text:s/>50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7" office:value-type="string" office:string-value="白河區蓮潭里南89線與89-1線交叉路口往三角潭路側擋土牆新建工程" calcext:value-type="string">
            <text:p><text:s/>白河區蓮潭里南89線與89-1線交叉路口往三角潭路側擋土牆新建工程 </text:p>
          </table:table-cell>
          <table:table-cell table:style-name="ce21" office:value-type="string" calcext:value-type="string">
            <text:p>白河區</text:p>
          </table:table-cell>
          <table:table-cell table:number-columns-repeated="2" table:style-name="ce26" office:value-type="float" office:value="368" calcext:value-type="float">
            <text:p><text:s/>36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後壁區崁頂里西側部落排水溝改善工程" calcext:value-type="string">
            <text:p><text:s/>後壁區崁頂里西側部落排水溝改善工程 </text:p>
          </table:table-cell>
          <table:table-cell table:style-name="ce21" office:value-type="string" calcext:value-type="string">
            <text:p>後壁區</text:p>
          </table:table-cell>
          <table:table-cell table:style-name="ce26" office:value-type="float" office:value="1125" calcext:value-type="float">
            <text:p><text:s/>1125 </text:p>
          </table:table-cell>
          <table:table-cell table:style-name="ce26" office:value-type="float" office:value="1100" calcext:value-type="float">
            <text:p><text:s/>110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鼎佶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苓和里19鄰社區道路改善工程" calcext:value-type="string">
            <text:p><text:s/>苓和里19鄰社區道路改善工程 </text:p>
          </table:table-cell>
          <table:table-cell table:style-name="ce21" office:value-type="string" calcext:value-type="string">
            <text:p>將軍區</text:p>
          </table:table-cell>
          <table:table-cell table:style-name="ce26" office:value-type="float" office:value="854" calcext:value-type="float">
            <text:p><text:s/>854 </text:p>
          </table:table-cell>
          <table:table-cell table:style-name="ce26" office:value-type="float" office:value="830" calcext:value-type="float">
            <text:p><text:s/>83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東奕土木包工業 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張世賢</text:p>
          </table:table-cell>
          <table:table-cell table:style-name="ce17" office:value-type="string" office:string-value="聖賢里2鄰北勢寮(聖賢高幹29左4)道路改善工程" calcext:value-type="string">
            <text:p><text:s/>聖賢里2鄰北勢寮(聖賢高幹29左4)道路改善工程 </text:p>
          </table:table-cell>
          <table:table-cell table:style-name="ce21" office:value-type="string" calcext:value-type="string">
            <text:p>東山區</text:p>
          </table:table-cell>
          <table:table-cell table:style-name="ce26" office:value-type="float" office:value="910" calcext:value-type="float">
            <text:p><text:s/>910 </text:p>
          </table:table-cell>
          <table:table-cell table:style-name="ce26" office:value-type="float" office:value="468" calcext:value-type="float">
            <text:p><text:s/>468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/>
            <text:p>佳禾土木包工業</text:p>
            <text:p/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7" office:value-type="string" office:string-value="新泰國小PU跑道整修工程" calcext:value-type="string">
            <text:p><text:s/>新泰國小PU跑道整修工程 </text:p>
          </table:table-cell>
          <table:table-cell table:style-name="ce21" office:value-type="string" calcext:value-type="string">
            <text:p>新營區 </text:p>
          </table:table-cell>
          <table:table-cell table:style-name="ce31" office:value-type="float" office:value="2235" calcext:value-type="float">
            <text:p><text:s/>2235 </text:p>
          </table:table-cell>
          <table:table-cell table:style-name="ce38" office:value-type="float" office:value="98" calcext:value-type="float">
            <text:p>98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規劃設計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7" office:value-type="string" office:string-value="豐和里美豐126-5號、94-3號及美和51號前道路路面改善工程" calcext:value-type="string">
            <text:p><text:s/>豐和里美豐126-5號、94-3號及美和51號前道路路面改善工程 </text:p>
          </table:table-cell>
          <table:table-cell table:style-name="ce21" office:value-type="string" calcext:value-type="string">
            <text:p>學甲區</text:p>
          </table:table-cell>
          <table:table-cell table:style-name="ce26" office:value-type="float" office:value="1000" calcext:value-type="float">
            <text:p><text:s/>1000 </text:p>
          </table:table-cell>
          <table:table-cell table:style-name="ce26" office:value-type="float" office:value="890" calcext:value-type="float">
            <text:p><text:s/>89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吉田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7" office:value-type="string" office:string-value="南新國中網球場休息室整修工程" calcext:value-type="string">
            <text:p><text:s/>南新國中網球場休息室整修工程 </text:p>
          </table:table-cell>
          <table:table-cell table:style-name="ce21" office:value-type="string" calcext:value-type="string">
            <text:p>新營區 </text:p>
          </table:table-cell>
          <table:table-cell table:style-name="ce31" office:value-type="float" office:value="381" calcext:value-type="float">
            <text:p><text:s/>381 </text:p>
          </table:table-cell>
          <table:table-cell table:style-name="ce38" office:value-type="float" office:value="330" calcext:value-type="float">
            <text:p>330 </text:p>
          </table:table-cell>
          <table:table-cell table:style-name="ce6" office:value-type="string" calcext:value-type="string">
            <text:p>教育局營建及修建工程</text:p>
          </table:table-cell>
          <table:table-cell table:style-name="ce21" office:value-type="string" calcext:value-type="string">
            <text:p>教育局</text:p>
          </table:table-cell>
          <table:table-cell table:style-name="ce42" office:value-type="string" calcext:value-type="string">
            <text:p>公開招標 <text:s/></text:p>
          </table:table-cell>
          <table:table-cell table:style-name="ce6" office:value-type="string" calcext:value-type="string">
            <text:p>嘉安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白河區內角里區道南86線4.80K-5.05K路面改善工程" calcext:value-type="string">
            <text:p><text:s/>白河區內角里區道南86線4.80K-5.05K路面改善工程 </text:p>
          </table:table-cell>
          <table:table-cell table:style-name="ce21" office:value-type="string" calcext:value-type="string">
            <text:p>白河區</text:p>
          </table:table-cell>
          <table:table-cell table:number-columns-repeated="2" table:style-name="ce26" office:value-type="float" office:value="875" calcext:value-type="float">
            <text:p><text:s/>875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7" office:value-type="string" office:string-value="永康區六合里六合路44、48巷等路面改善工程" calcext:value-type="string">
            <text:p><text:s/>永康區六合里六合路44、48巷等路面改善工程 </text:p>
          </table:table-cell>
          <table:table-cell table:style-name="ce21" office:value-type="string" calcext:value-type="string">
            <text:p>永康區</text:p>
          </table:table-cell>
          <table:table-cell table:number-columns-repeated="2" table:style-name="ce26" office:value-type="float" office:value="590" calcext:value-type="float">
            <text:p><text:s/>59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皇瑄股份有限公司</text:p>
            <text:p>慶安通運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7" office:value-type="string" office:string-value="東山區楠西里埔仔(2)野溪改善工程" calcext:value-type="string">
            <text:p><text:s/>東山區楠西里埔仔(2)野溪改善工程 </text:p>
          </table:table-cell>
          <table:table-cell table:style-name="ce21" office:value-type="string" calcext:value-type="string">
            <text:p>東山區</text:p>
          </table:table-cell>
          <table:table-cell table:style-name="ce26" office:value-type="float" office:value="4800" calcext:value-type="float">
            <text:p><text:s/>4800 </text:p>
          </table:table-cell>
          <table:table-cell table:style-name="ce26" office:value-type="float" office:value="1610" calcext:value-type="float">
            <text:p><text:s/>161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辦理發包中</text:p>
          </table:table-cell>
          <table:table-cell table:style-name="ce6"/>
          <table:table-cell table:number-columns-repeated="1015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7" office:value-type="string" office:string-value="永祥里活動中心旁廣播設備" calcext:value-type="string">
            <text:p><text:s/>永祥里活動中心旁廣播設備 </text:p>
          </table:table-cell>
          <table:table-cell table:style-name="ce21" office:value-type="string" calcext:value-type="string">
            <text:p>北區</text:p>
          </table:table-cell>
          <table:table-cell table:style-name="ce26" office:value-type="float" office:value="99" calcext:value-type="float">
            <text:p><text:s/>99 </text:p>
          </table:table-cell>
          <table:table-cell table:style-name="ce26" office:value-type="float" office:value="76" calcext:value-type="float">
            <text:p><text:s/>76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長河企業社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王雅雲</text:p>
          </table:table-cell>
          <table:table-cell table:style-name="ce17" office:value-type="string" office:string-value="關廟區各里廣播器材維修補助" calcext:value-type="string">
            <text:p><text:s/>關廟區各里廣播器材維修補助 </text:p>
          </table:table-cell>
          <table:table-cell table:style-name="ce21" office:value-type="string" calcext:value-type="string">
            <text:p>關廟區</text:p>
          </table:table-cell>
          <table:table-cell table:style-name="ce26" office:value-type="float" office:value="433" calcext:value-type="float">
            <text:p><text:s/>433 </text:p>
          </table:table-cell>
          <table:table-cell table:style-name="ce26" office:value-type="float" office:value="407" calcext:value-type="float">
            <text:p><text:s/>407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全順通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7" office:value-type="string" office:string-value="東山區嶺南里南99線8K+800~9K(嶺南高幹5~9)道路改善工程" calcext:value-type="string">
            <text:p><text:s/>東山區嶺南里南99線8K+800~9K(嶺南高幹5~9)道路改善工程 </text:p>
          </table:table-cell>
          <table:table-cell table:style-name="ce21" office:value-type="string" calcext:value-type="string">
            <text:p>東山區</text:p>
          </table:table-cell>
          <table:table-cell table:number-columns-repeated="2" table:style-name="ce26" office:value-type="float" office:value="580" calcext:value-type="float">
            <text:p><text:s/>58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尚未發包</text:p>
          </table:table-cell>
          <table:table-cell table:style-name="ce6"/>
          <table:table-cell table:number-columns-repeated="1015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7" office:value-type="string" office:string-value="後壁區長安里中寮93號至94號宅側及中寮113號之1宅側等2處道路側溝及路面修繕工程" calcext:value-type="string">
            <text:p><text:s/>後壁區長安里中寮93號至94號宅側及中寮113號之1宅側等2處道路側溝及路面修繕工程 </text:p>
          </table:table-cell>
          <table:table-cell table:style-name="ce21" office:value-type="string" calcext:value-type="string">
            <text:p>後壁區</text:p>
          </table:table-cell>
          <table:table-cell table:number-columns-repeated="2" table:style-name="ce26" office:value-type="float" office:value="1020" calcext:value-type="float">
            <text:p><text:s/>102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奕昌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將軍區三吉里道路排水改善工程" calcext:value-type="string">
            <text:p><text:s/>將軍區三吉里道路排水改善工程 </text:p>
          </table:table-cell>
          <table:table-cell table:style-name="ce21" office:value-type="string" calcext:value-type="string">
            <text:p>將軍區</text:p>
          </table:table-cell>
          <table:table-cell table:style-name="ce26" office:value-type="float" office:value="550" calcext:value-type="float">
            <text:p><text:s/>550 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東拓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民安里籃球場" calcext:value-type="string">
            <text:p><text:s/>民安里籃球場 </text:p>
          </table:table-cell>
          <table:table-cell table:style-name="ce21" office:value-type="string" calcext:value-type="string">
            <text:p>佳里區</text:p>
          </table:table-cell>
          <table:table-cell table:style-name="ce26" office:value-type="float" office:value="460" calcext:value-type="float">
            <text:p><text:s/>460 </text:p>
          </table:table-cell>
          <table:table-cell table:style-name="ce26" office:value-type="float" office:value="420" calcext:value-type="float">
            <text:p><text:s/>42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謙成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侯澄財</text:p>
          </table:table-cell>
          <table:table-cell table:style-name="ce17" office:value-type="string" office:string-value="保安養殖生產區排水擋土牆掏空修復" calcext:value-type="string">
            <text:p><text:s/>保安養殖生產區排水擋土牆掏空修復 </text:p>
          </table:table-cell>
          <table:table-cell table:style-name="ce21" office:value-type="string" calcext:value-type="string">
            <text:p>北門區</text:p>
          </table:table-cell>
          <table:table-cell table:number-columns-repeated="2" table:style-name="ce30" office:value-type="float" office:value="47" calcext:value-type="float">
            <text:p>47 </text:p>
          </table:table-cell>
          <table:table-cell table:style-name="ce6" office:value-type="string" calcext:value-type="string">
            <text:p>漁業建設</text:p>
          </table:table-cell>
          <table:table-cell table:style-name="ce21" office:value-type="string" calcext:value-type="string">
            <text:p>農業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世全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7" office:value-type="string" office:string-value="將軍區西和里道路改善工程" calcext:value-type="string">
            <text:p><text:s/>將軍區西和里道路改善工程 </text:p>
          </table:table-cell>
          <table:table-cell table:style-name="ce21" office:value-type="string" calcext:value-type="string">
            <text:p>將軍區</text:p>
          </table:table-cell>
          <table:table-cell table:number-columns-repeated="2" table:style-name="ce26" office:value-type="float" office:value="770" calcext:value-type="float">
            <text:p><text:s/>77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堆高營造工程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民安里社區道路側溝加蓋工程" calcext:value-type="string">
            <text:p><text:s/>民安里社區道路側溝加蓋工程 </text:p>
          </table:table-cell>
          <table:table-cell table:style-name="ce21" office:value-type="string" calcext:value-type="string">
            <text:p>佳里區</text:p>
          </table:table-cell>
          <table:table-cell table:number-columns-repeated="2" table:style-name="ce26" office:value-type="float" office:value="225" calcext:value-type="float">
            <text:p><text:s/>225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大承土木包工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7" office:value-type="string" office:string-value="下營區賀建里洲子排水溝新建工程" calcext:value-type="string">
            <text:p><text:s/>下營區賀建里洲子排水溝新建工程 </text:p>
          </table:table-cell>
          <table:table-cell table:style-name="ce21" office:value-type="string" calcext:value-type="string">
            <text:p>下營區</text:p>
          </table:table-cell>
          <table:table-cell table:number-columns-repeated="2" table:style-name="ce26" office:value-type="float" office:value="648" calcext:value-type="float">
            <text:p><text:s/>64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 </text:p>
          </table:table-cell>
          <table:table-cell table:style-name="ce6" office:value-type="string" calcext:value-type="string">
            <text:p>陸發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7" office:value-type="string" office:string-value="麻豆區小埤里（小埤里高幹19左2旁）側溝改善工程" calcext:value-type="string">
            <text:p><text:s/>麻豆區小埤里（小埤里高幹19左2旁）側溝改善工程 </text:p>
          </table:table-cell>
          <table:table-cell table:style-name="ce21" office:value-type="string" calcext:value-type="string">
            <text:p>麻豆區</text:p>
          </table:table-cell>
          <table:table-cell table:number-columns-repeated="2" table:style-name="ce26" office:value-type="float" office:value="450" calcext:value-type="float">
            <text:p><text:s/>450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取得報價單或企劃書</text:p>
          </table:table-cell>
          <table:table-cell table:style-name="ce6" office:value-type="string" calcext:value-type="string">
            <text:p>健曜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大內區頭社里六社高幹184右2旁排水改善工程" calcext:value-type="string">
            <text:p><text:s/>大內區頭社里六社高幹184右2旁排水改善工程 </text:p>
          </table:table-cell>
          <table:table-cell table:style-name="ce21" office:value-type="string" calcext:value-type="string">
            <text:p>大內區</text:p>
          </table:table-cell>
          <table:table-cell table:number-columns-repeated="2" table:style-name="ce26" office:value-type="float" office:value="580" calcext:value-type="float">
            <text:p><text:s/>580 </text:p>
          </table:table-cell>
          <table:table-cell table:style-name="ce6" office:value-type="string" calcext:value-type="string">
            <text:p>水利工程</text:p>
          </table:table-cell>
          <table:table-cell table:style-name="ce21" office:value-type="string" calcext:value-type="string">
            <text:p>水利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17" office:value-type="string" office:string-value="光和里頂店部落(山玉高幹87)道路排水改善工程" calcext:value-type="string">
            <text:p><text:s/>光和里頂店部落(山玉高幹87)道路排水改善工程 </text:p>
          </table:table-cell>
          <table:table-cell table:style-name="ce21" office:value-type="string" calcext:value-type="string">
            <text:p>左鎮區</text:p>
          </table:table-cell>
          <table:table-cell table:style-name="ce26" office:value-type="float" office:value="995" calcext:value-type="float">
            <text:p><text:s/>995 </text:p>
          </table:table-cell>
          <table:table-cell table:style-name="ce26" office:value-type="float" office:value="640" calcext:value-type="float">
            <text:p><text:s/>640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元第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7" office:value-type="string" office:string-value="七股區玉成里里內道路改善工程" calcext:value-type="string">
            <text:p><text:s/>七股區玉成里里內道路改善工程 </text:p>
          </table:table-cell>
          <table:table-cell table:style-name="ce21" office:value-type="string" calcext:value-type="string">
            <text:p>七股區</text:p>
          </table:table-cell>
          <table:table-cell table:number-columns-repeated="2" table:style-name="ce26" office:value-type="float" office:value="237" calcext:value-type="float">
            <text:p><text:s/>237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公開取得</text:p>
          </table:table-cell>
          <table:table-cell table:style-name="ce6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7" office:value-type="string" office:string-value="大內區環湖里鳴頭高幹136右2-1旁道路改善工程" calcext:value-type="string">
            <text:p><text:s/>大內區環湖里鳴頭高幹136右2-1旁道路改善工程 </text:p>
          </table:table-cell>
          <table:table-cell table:style-name="ce21" office:value-type="string" calcext:value-type="string">
            <text:p>大內區</text:p>
          </table:table-cell>
          <table:table-cell table:number-columns-repeated="2" table:style-name="ce26" office:value-type="float" office:value="168" calcext:value-type="float">
            <text:p><text:s/>168 </text:p>
          </table:table-cell>
          <table:table-cell table:style-name="ce6" office:value-type="string" calcext:value-type="string">
            <text:p>工程建築及設備</text:p>
          </table:table-cell>
          <table:table-cell table:style-name="ce21" office:value-type="string" calcext:value-type="string">
            <text:p>工務局</text:p>
          </table:table-cell>
          <table:table-cell table:style-name="ce42" office:value-type="string" calcext:value-type="string">
            <text:p>公開招標</text:p>
          </table:table-cell>
          <table:table-cell table:style-name="ce6" office:value-type="string" calcext:value-type="string">
            <text:p>戴竹工程有限公司</text:p>
          </table:table-cell>
          <table:table-cell table:number-columns-repeated="1015"/>
        </table:table-row>
        <table:table-row table:style-name="ro14">
          <table:table-cell table:style-name="ce5" office:value-type="string" calcext:value-type="string">
            <text:p>賴美惠</text:p>
          </table:table-cell>
          <table:table-cell table:style-name="ce17" office:value-type="string" office:string-value="虎山里活動中心冷氣、冰箱、吊風扇、燈具裝設工程" calcext:value-type="string">
            <text:p><text:s/>虎山里活動中心冷氣、冰箱、吊風扇、燈具裝設工程 </text:p>
          </table:table-cell>
          <table:table-cell table:style-name="ce21" office:value-type="string" calcext:value-type="string">
            <text:p>白河區</text:p>
          </table:table-cell>
          <table:table-cell table:number-columns-repeated="2" table:style-name="ce26" office:value-type="float" office:value="225" calcext:value-type="float">
            <text:p><text:s/>225 </text:p>
          </table:table-cell>
          <table:table-cell table:style-name="ce6" office:value-type="string" calcext:value-type="string">
            <text:p>建築及設備</text:p>
          </table:table-cell>
          <table:table-cell table:style-name="ce21" office:value-type="string" calcext:value-type="string">
            <text:p>民政局</text:p>
          </table:table-cell>
          <table:table-cell table:style-name="ce42" office:value-type="string" calcext:value-type="string">
            <text:p>逕洽廠商</text:p>
          </table:table-cell>
          <table:table-cell table:style-name="ce6" office:value-type="string" calcext:value-type="string">
            <text:p>百吉冷凍冷氣工程行</text:p>
            <text:p>立信電業行</text:p>
            <text:p>大同綜合訊電股份有限公司永康分公司</text:p>
          </table:table-cell>
          <table:table-cell table:number-columns-repeated="1015"/>
        </table:table-row>
        <table:table-row table:style-name="ro5">
          <table:table-cell table:style-name="ce13"/>
          <table:table-cell table:style-name="ce18"/>
          <table:table-cell table:style-name="ce22"/>
          <table:table-cell table:style-name="ce35" table:formula="of:=SUM([.D6:.D300])" office:value-type="float" office:value="351448.082" calcext:value-type="float">
            <text:p>351,448</text:p>
          </table:table-cell>
          <table:table-cell table:style-name="ce35" table:formula="of:=SUM([.E6:.E300])" office:value-type="float" office:value="293045.4" calcext:value-type="float">
            <text:p>293,045</text:p>
          </table:table-cell>
          <table:table-cell table:style-name="ce13"/>
          <table:table-cell table:style-name="ce41"/>
          <table:table-cell table:style-name="ce22"/>
          <table:table-cell table:style-name="ce18"/>
          <table:table-cell table:number-columns-repeated="1015"/>
        </table:table-row>
        <table:table-row table:style-name="ro5">
          <table:table-cell table:number-columns-repeated="2"/>
          <table:table-cell table:style-name="ce23"/>
          <table:table-cell table:number-columns-repeated="1021"/>
        </table:table-row>
        <table:table-row table:style-name="ro15" table:number-rows-repeated="2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7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15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15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17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98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 table:number-rows-repeated="278">
          <table:table-cell table:number-columns-repeated="1024"/>
        </table:table-row>
        <table:table-row table:style-name="ro15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6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 table:number-rows-repeated="7">
          <table:table-cell table:number-columns-repeated="1024"/>
        </table:table-row>
        <table:table-row table:style-name="ro15" table:number-rows-repeated="2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7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15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15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17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5" table:number-rows-repeated="104">
          <table:table-cell table:style-name="ce14"/>
          <table:table-cell/>
          <table:table-cell table:style-name="ce24" table:number-columns-repeated="3"/>
          <table:table-cell table:style-name="ce14"/>
          <table:table-cell/>
          <table:table-cell table:style-name="ce40"/>
          <table:table-cell table:number-columns-repeated="1016"/>
        </table:table-row>
        <table:table-row table:style-name="ro15" table:number-rows-repeated="7">
          <table:table-cell table:number-columns-repeated="1024"/>
        </table:table-row>
        <table:table-row table:style-name="ro15" table:number-rows-repeated="4">
          <table:table-cell table:number-columns-repeated="9"/>
          <table:table-cell table:style-name="ce19" table:number-columns-repeated="1015"/>
        </table:table-row>
        <table:table-row table:style-name="ro15" table:number-rows-repeated="2">
          <table:table-cell table:number-columns-repeated="1024"/>
        </table:table-row>
        <table:table-row table:style-name="ro5" table:number-rows-repeated="104764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議員4.$A$1" table:cell-range-address="議員4.$A$1:議員4.$I$301"/>
          <table:named-range table:name="Print_Titles" table:base-cell-address="$議員4.$A$1" table:cell-range-address="議員4.$A$1:議員4.$IV$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/>
    <style:font-face style:name="Helv1" svg:font-family="Helv"/>
    <style:font-face style:name="PMingLiu" svg:font-family="PMingLiu"/>
    <style:font-face style:name="新細明體" svg:font-family="新細明體"/>
    <style:font-face style:name="標楷體1" svg:font-family="標楷體"/>
    <style:font-face style:name="Book Antiqua1" svg:font-family="'Book Antiqua'" style:font-family-generic="roman"/>
    <style:font-face style:name="標楷體" svg:font-family="標楷體" style:font-family-generic="script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0P0" style:volatile="true">
      <number:text> </number:text>
      <number:number number:decimal-places="0" loext:min-decimal-places="0" number:min-integer-digits="1"/>
      <number:text> </number:text>
    </number:number-style>
    <number:number-style style:name="N140P1" style:volatile="true">
      <number:text>-</number:text>
      <number:number number:decimal-places="0" loext:min-decimal-places="0" number:min-integer-digits="1"/>
      <number:text> </number:text>
    </number:number-style>
    <number:number-style style:name="N140P2" style:volatile="true">
      <number:text>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loext:min-decimal-places="0" number:min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37">
      <number:text> </number:text>
      <number:number number:decimal-places="0" loext:min-decimal-places="0" number:min-integer-digits="1"/>
      <number:text> </number:text>
    </number:number-style>
    <number:number-style style:name="N138">
      <number:text>-</number:text>
      <number:number number:decimal-places="0" loext:min-decimal-places="0" number:min-integer-digits="1"/>
      <number:text> </number:text>
    </number:number-style>
    <number:number-style style:name="N139">
      <number:text> - </number:text>
    </number:number-style>
    <number:number-style style:name="N141">
      <number:text> </number:text>
      <number:number number:decimal-places="2" loext:min-decimal-places="2" number:min-integer-digits="1" number:grouping="true"/>
      <number:text> </number:text>
    </number:number-style>
    <number:number-style style:name="N142">
      <number:text>-</number:text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0" loext:min-decimal-places="0" number:min-integer-digits="2"/>
      <number:text> </number:text>
    </number:number-style>
    <number:number-style style:name="N145P0" style:volatile="true">
      <number:text> </number:text>
      <number:number number:decimal-places="0" loext:min-decimal-places="0" number:min-integer-digits="1"/>
      <number:text> </number:text>
    </number:number-style>
    <number:number-style style:name="N145P1" style:volatile="true">
      <number:text>-</number:text>
      <number:number number:decimal-places="0" loext:min-decimal-places="0" number:min-integer-digits="1"/>
      <number:text> </number:text>
    </number:number-style>
    <number:number-style style:name="N145P2" style:volatile="true">
      <number:text>-</number:text>
      <number:number number:decimal-places="0" loext:min-decimal-places="0" number:min-integer-digits="2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loext:min-decimal-places="0" number:min-integer-digits="1"/>
      <number:text> </number:text>
    </number:number-style>
    <number:number-style style:name="N147P0" style:volatile="true">
      <number:number number:decimal-places="0" loext:min-decimal-places="0" number:min-integer-digits="1"/>
      <number:text> </number:text>
    </number:number-style>
    <number:number-style style:name="N14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style:text-properties fo:color="#ff0000"/>
      <number:number number:decimal-places="0" loext:min-decimal-places="0" number:min-integer-digits="1" number:grouping="true"/>
      <style:map style:condition="value()&gt;=0" style:apply-style-name="N148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10" style:display-name="一般 10" style:family="table-cell" style:parent-style-name="Default" style:data-style-name="N0">
      <style:table-cell-properties fo:background-color="transparent" style:vertical-align="middle"/>
    </style:style>
    <style:style style:name="一般_20_2" style:display-name="一般 2" style:family="table-cell" style:parent-style-name="Default" style:data-style-name="N0">
      <style:table-cell-properties fo:background-color="transparent" style:vertical-align="middle"/>
    </style:style>
    <style:style style:name="一般_20_2_20_2" style:display-name="一般 2 2" style:family="table-cell" style:parent-style-name="Default" style:data-style-name="N0">
      <style:table-cell-properties fo:background-color="transparent" style:vertical-align="middle"/>
    </style:style>
    <style:style style:name="一般_20_2_20_4" style:display-name="一般 2 4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一般_20_2_5f_議員建議事項--工務局_28_103.7.7_29_給冠宏的" style:display-name="一般 2_議員建議事項--工務局(103.7.7)給冠宏的" style:family="table-cell" style:parent-style-name="Default" style:data-style-name="N0">
      <style:table-cell-properties fo:background-color="transparent" style:vertical-align="automatic"/>
    </style:style>
    <style:style style:name="一般_20_3" style:display-name="一般 3" style:family="table-cell" style:parent-style-name="Default" style:data-style-name="N0">
      <style:table-cell-properties fo:background-color="transparent" style:vertical-align="automatic"/>
      <style:text-properties fo:color="#000000" style:font-name="PMingLiu" fo:font-family="PMingLiu" style:font-name-asian="PMingLiu" style:font-family-asian="PMingLiu" style:font-name-complex="PMingLiu" style:font-family-complex="PMingLiu"/>
    </style:style>
    <style:style style:name="一般_20_4" style:display-name="一般 4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一般_20_5" style:display-name="一般 5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一般_20_6" style:display-name="一般 6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一般_20_7" style:display-name="一般 7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一般_20_76" style:display-name="一般 76" style:family="table-cell" style:parent-style-name="Default" style:data-style-name="N0">
      <style:table-cell-properties fo:background-color="transparent" style:vertical-align="middle"/>
    </style:style>
    <style:style style:name="一般_20_8" style:display-name="一般 8" style:family="table-cell" style:parent-style-name="Default" style:data-style-name="N0">
      <style:text-properties style:font-name="標楷體" fo:font-family="標楷體" style:font-family-generic="script" fo:font-size="7pt" style:font-name-asian="標楷體1" style:font-family-asian="標楷體" style:font-size-asian="7pt" style:font-name-complex="標楷體1" style:font-family-complex="標楷體" style:font-size-complex="7pt"/>
    </style:style>
    <style:style style:name="一般_20_9" style:display-name="一般 9" style:family="table-cell" style:parent-style-name="Default" style:data-style-name="N0">
      <style:table-cell-properties fo:background-color="transparent" style:vertical-align="middle"/>
    </style:style>
    <style:style style:name="一般_5f__24__24__24__24_97_7e_98" style:display-name="一般_$$$$97~98" style:family="table-cell" style:parent-style-name="Default" style:data-style-name="N0">
      <style:table-cell-properties fo:background-color="transparent" style:vertical-align="automatic"/>
      <style:text-properties style:font-name="Helv" fo:font-family="Helv" style:font-family-generic="swiss" fo:font-size="10pt" style:font-name-asian="Helv1" style:font-family-asian="Helv" style:font-size-asian="10pt" style:font-name-complex="Helv1" style:font-family-complex="Helv" style:font-size-complex="10pt"/>
    </style:style>
    <style:style style:name="一般_5f_101年度考核報表-空白表" style:display-name="一般_101年度考核報表-空白表" style:family="table-cell" style:parent-style-name="Default" style:data-style-name="N0">
      <style:table-cell-properties fo:background-color="transparent" style:vertical-align="automatic"/>
    </style:style>
    <style:style style:name="一般_5f_102年度考核報表-空白表" style:display-name="一般_102年度考核報表-空白表" style:family="table-cell" style:parent-style-name="Default" style:data-style-name="N0">
      <style:table-cell-properties fo:background-color="transparent" style:vertical-align="automatic"/>
    </style:style>
    <style:style style:name="一般_5f_1040306農路工程第1批補助明細表-1" style:display-name="一般_1040306農路工程第1批補助明細表-1" style:family="table-cell" style:parent-style-name="Default" style:data-style-name="N0">
      <style:table-cell-properties fo:background-color="transparent" style:vertical-align="middle"/>
    </style:style>
    <style:style style:name="千分位" style:family="table-cell" style:parent-style-name="Default" style:data-style-name="N144"/>
    <style:style style:name="千分位_20_2" style:display-name="千分位 2" style:family="table-cell" style:parent-style-name="Default" style:data-style-name="N144"/>
    <style:style style:name="千分位_20_3" style:display-name="千分位 3" style:family="table-cell" style:parent-style-name="Default" style:data-style-name="N144"/>
    <style:style style:name="千分位_20_4" style:display-name="千分位 4" style:family="table-cell" style:parent-style-name="Default" style:data-style-name="N144"/>
    <style:style style:name="千分位_20_5" style:display-name="千分位 5" style:family="table-cell" style:parent-style-name="Default" style:data-style-name="N144"/>
    <style:style style:name="千分位_20_7" style:display-name="千分位 7" style:family="table-cell" style:parent-style-name="Default" style:data-style-name="N144"/>
    <style:style style:name="千分位_5b_0_5d__20_5" style:display-name="千分位[0] 5" style:family="table-cell" style:parent-style-name="Default" style:data-style-name="N140"/>
    <style:style style:name="樣式_20_1" style:display-name="樣式 1" style:family="table-cell" style:parent-style-name="Default" style:data-style-name="N0">
      <style:table-cell-properties fo:background-color="transparent" style:vertical-align="automatic"/>
      <style:text-properties style:font-name="Helv" fo:font-family="Helv" style:font-family-generic="swiss" fo:font-size="10pt" style:font-name-asian="Helv1" style:font-family-asian="Helv" style:font-size-asian="10pt" style:font-name-complex="Helv1" style:font-family-complex="Helv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.99mm" fo:margin-bottom="4.99mm" fo:margin-left="4.99mm" fo:margin-right="4.99mm" style:print-page-order="ttb" style:first-page-number="continue" style:scale-to="85%" style:table-centering="horizontal" style:print="charts drawings objects"/>
      <style:header-style>
        <style:header-footer-properties fo:min-height="4.99mm" fo:margin-left="4.99mm" fo:margin-right="4.99mm" fo:margin-bottom="0mm"/>
      </style:header-style>
      <style:footer-style>
        <style:header-footer-properties fo:min-height="4.99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第 <text:page-number>1</text:page-number> 頁，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initial-creator>行政院主計處第一局</meta:initial-creator>
    <meta:creation-date>2001-01-31T06:15:04Z</meta:creation-date>
    <dc:date>2017-02-23T14:40:51.037000000</dc:date>
    <meta:print-date>2017-02-23T04:16:31Z</meta:print-date>
    <meta:editing-duration>PT30S</meta:editing-duration>
    <meta:editing-cycles>1</meta:editing-cycles>
    <meta:document-statistic meta:table-count="1" meta:cell-count="2605" meta:object-count="0"/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/>
  </office:meta>
</office:document-meta>
</file>